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solid" draw:fill="solid" draw:fill-color="#ffffff" draw:textarea-horizontal-align="left" draw:textarea-vertical-align="top" draw:auto-grow-height="false" fo:wrap-option="wrap"/>
    </style:style>
    <style:style style:name="gr3" style:family="graphic" style:parent-style-name="standard">
      <style:graphic-properties draw:fill="solid" draw:fill-color="#2d80ff" draw:textarea-horizontal-align="left" draw:textarea-vertical-align="middle"/>
    </style:style>
    <style:style style:name="gr4" style:family="graphic" style:parent-style-name="standard">
      <style:graphic-properties draw:fill="solid" draw:fill-color="#ff0000" draw:textarea-horizontal-align="left" draw:textarea-vertical-align="middle"/>
    </style:style>
    <style:style style:name="gr5" style:family="graphic" style:parent-style-name="standard">
      <style:graphic-properties draw:fill="solid" draw:fill-color="#00ff00" draw:textarea-horizontal-align="left" draw:textarea-vertical-align="middle"/>
    </style:style>
    <style:style style:name="gr6" style:family="graphic" style:parent-style-name="standard">
      <style:graphic-properties draw:fill="solid" draw:fill-color="#ff9900" draw:textarea-horizontal-align="left" draw:textarea-vertical-align="middle"/>
    </style:style>
    <style:style style:name="gr7" style:family="graphic" style:parent-style-name="standard">
      <style:graphic-properties draw:fill="solid" draw:fill-color="#ffff00" draw:textarea-horizontal-align="left" draw:textarea-vertical-align="middle"/>
    </style:style>
    <style:style style:name="gr8" style:family="graphic" style:parent-style-name="standard">
      <style:graphic-properties draw:fill="solid" draw:fill-color="#8538cc" draw:textarea-horizontal-align="left" draw:textarea-vertical-align="middle"/>
    </style:style>
    <style:style style:name="gr9" style:family="graphic" style:parent-style-name="standard">
      <style:graphic-properties draw:stroke="none" draw:fill="solid" draw:fill-color="#ffffff" draw:textarea-horizontal-align="left" draw:textarea-vertical-align="top" draw:auto-grow-height="false" fo:wrap-option="wrap"/>
    </style:style>
    <style:style style:name="gr10" style:family="graphic" style:parent-style-name="standard">
      <style:graphic-properties draw:fill="solid" draw:fill-color="#cccccc" draw:textarea-horizontal-align="left" draw:textarea-vertical-align="middle"/>
    </style:style>
    <style:style style:name="gr11" style:family="graphic" style:parent-style-name="standard">
      <style:graphic-properties draw:fill="none" draw:fill-color="#ff3366" draw:textarea-horizontal-align="right" draw:textarea-vertical-align="middle"/>
    </style:style>
    <style:style style:name="gr12" style:family="graphic" style:parent-style-name="standard">
      <style:graphic-properties draw:stroke="none" svg:stroke-color="#ff0000" draw:fill="solid" draw:fill-color="#2d80ff" draw:textarea-horizontal-align="center" draw:textarea-vertical-align="middle"/>
    </style:style>
    <style:style style:name="gr13" style:family="graphic" style:parent-style-name="standard">
      <style:graphic-properties draw:stroke="none" draw:fill="solid" draw:fill-color="#2d80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ff0000" draw:fill="solid" draw:fill-color="#ff0000" draw:textarea-horizontal-align="center" draw:textarea-vertical-align="middle"/>
    </style:style>
    <style:style style:name="gr15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ff0000" draw:fill="solid" draw:fill-color="#00ff00" draw:textarea-horizontal-align="center" draw:textarea-vertical-align="middle"/>
    </style:style>
    <style:style style:name="gr18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="solid" draw:fill-color="#00ff00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ff0000" draw:fill="solid" draw:fill-color="#ff9900" draw:textarea-horizontal-align="center" draw:textarea-vertical-align="middle"/>
    </style:style>
    <style:style style:name="gr21" style:family="graphic" style:parent-style-name="standard">
      <style:graphic-properties draw:stroke="none" draw:fill="solid" draw:fill-color="#ff9900" draw:textarea-vertical-align="middle" draw:auto-grow-height="false" fo:min-height="0.749cm" fo:min-width="0.499cm"/>
    </style:style>
    <style:style style:name="gr22" style:family="graphic" style:parent-style-name="standard">
      <style:graphic-properties draw:stroke="none" draw:fill="solid" draw:fill-color="#ff9900" draw:textarea-horizontal-align="justify" draw:textarea-vertical-align="middle" draw:auto-grow-height="false" fo:min-height="0cm"/>
    </style:style>
    <style:style style:name="gr23" style:family="graphic" style:parent-style-name="standard">
      <style:graphic-properties draw:stroke="none" svg:stroke-color="#ff0000" draw:fill="solid" draw:fill-color="#8538cc" draw:textarea-horizontal-align="center" draw:textarea-vertical-align="middle"/>
    </style:style>
    <style:style style:name="gr24" style:family="graphic" style:parent-style-name="standard">
      <style:graphic-properties draw:stroke="none" draw:fill="solid" draw:fill-color="#8538cc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solid" draw:fill-color="#8538cc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ff0000" draw:fill="solid" draw:fill-color="#ffff00" draw:textarea-horizontal-align="center" draw:textarea-vertical-align="middle"/>
    </style:style>
    <style:style style:name="gr27" style:family="graphic" style:parent-style-name="standard">
      <style:graphic-properties draw:fill="solid" draw:fill-color="#000000" draw:textarea-horizontal-align="left" draw:textarea-vertical-align="middle"/>
    </style:style>
    <style:style style:name="gr28" style:family="graphic" style:parent-style-name="standard">
      <style:graphic-properties draw:stroke="none" draw:fill="solid" draw:fill-color="#ffffff" draw:textarea-horizontal-align="left" draw:textarea-vertical-align="top" draw:auto-grow-height="false" fo:min-height="0cm" fo:wrap-option="wrap"/>
    </style:style>
    <style:style style:name="gr29" style:family="graphic" style:parent-style-name="standard">
      <style:graphic-properties draw:stroke="none" draw:fill="solid" draw:fill-color="#ffffff" draw:textarea-horizontal-align="right" draw:textarea-vertical-align="middle"/>
    </style:style>
    <style:style style:name="gr30" style:family="graphic" style:parent-style-name="standard">
      <style:graphic-properties draw:fill="solid" draw:fill-color="#00ccff" draw:textarea-horizontal-align="left" draw:textarea-vertical-align="middle"/>
    </style:style>
    <style:style style:name="gr31" style:family="graphic" style:parent-style-name="standard">
      <style:graphic-properties draw:fill="solid" draw:fill-color="#808080" draw:textarea-horizontal-align="left" draw:textarea-vertical-align="middle"/>
    </style:style>
    <style:style style:name="gr32" style:family="graphic" style:parent-style-name="standard">
      <style:graphic-properties draw:stroke="none" draw:fill="solid" draw:fill-color="#ffffff" draw:textarea-horizontal-align="center" draw:textarea-vertical-align="middle" draw:auto-grow-height="false" fo:wrap-option="wrap"/>
    </style:style>
    <style:style style:name="gr33" style:family="graphic" style:parent-style-name="standard">
      <style:graphic-properties draw:fill="solid" draw:fill-color="#b2b2b2" draw:textarea-horizontal-align="left" draw:textarea-vertical-align="middle"/>
    </style:style>
    <style:style style:name="gr34" style:family="graphic" style:parent-style-name="standard">
      <style:graphic-properties draw:stroke="dash" draw:stroke-dash="Ultrafine_20_Dashed" draw:fill="solid" draw:fill-color="#ffffff" draw:opacity="100%" draw:textarea-horizontal-align="center" draw:textarea-vertical-align="middle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family="Georgia" style:font-style-name="Regular" style:font-family-generic="roman" style:font-pitch="variable" fo:font-size="11pt" style:font-size-asian="11pt" style:font-size-complex="11pt"/>
    </style:style>
    <style:style style:name="P3" style:family="paragraph">
      <style:paragraph-properties fo:margin-left="0cm" fo:margin-right="0cm" fo:text-align="center" fo:text-indent="0cm"/>
      <style:text-properties fo:font-size="11pt"/>
    </style:style>
    <style:style style:name="P4" style:family="paragraph">
      <style:paragraph-properties fo:margin-left="0cm" fo:margin-right="0cm" fo:text-align="center" fo:text-indent="0cm"/>
      <style:text-properties fo:font-size="11pt" fo:font-weight="bold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size="14pt"/>
    </style:style>
    <style:style style:name="P6" style:family="paragraph">
      <style:paragraph-properties fo:margin-left="0cm" fo:margin-right="0cm" fo:text-align="center" fo:text-indent="0cm"/>
      <style:text-properties fo:font-family="Harrington" style:font-style-name="Bold" style:font-family-generic="decorative" style:font-pitch="variable" fo:font-size="14pt" fo:font-weight="bold" style:font-size-asian="18pt" style:font-size-complex="18pt"/>
    </style:style>
    <style:style style:name="P7" style:family="paragraph">
      <style:paragraph-properties fo:text-align="center"/>
      <style:text-properties fo:font-family="Georgia" style:font-style-name="Regular" style:font-family-generic="roman" style:font-pitch="variable" fo:font-size="11pt" style:font-size-asian="18pt" style:font-size-complex="18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.261cm" fo:margin-right="0cm" fo:text-align="start" fo:text-indent="0cm"/>
    </style:style>
    <style:style style:name="P10" style:family="paragraph">
      <style:paragraph-properties fo:margin-left="0.235cm" fo:margin-right="0cm" fo:text-align="start" fo:text-indent="0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ffffff" fo:font-family="Harrington" style:font-style-name="Bold" style:font-family-generic="decorative" style:font-pitch="variable" fo:font-size="14pt" fo:font-weight="bold" style:font-size-asian="18pt" style:font-size-complex="18pt"/>
    </style:style>
    <style:style style:name="P13" style:family="paragraph">
      <style:paragraph-properties fo:margin-left="0.255cm" fo:margin-right="0cm" fo:text-align="start" fo:text-indent="0cm"/>
    </style:style>
    <style:style style:name="P14" style:family="paragraph">
      <style:paragraph-properties fo:margin-left="0.25cm" fo:margin-right="0cm" fo:text-align="start" fo:text-indent="0cm"/>
    </style:style>
    <style:style style:name="P15" style:family="paragraph">
      <style:paragraph-properties fo:margin-left="0cm" fo:margin-right="0cm" fo:text-align="start" fo:text-indent="0cm"/>
      <style:text-properties fo:font-family="Georgia" style:font-style-name="Regular" style:font-family-generic="roman" style:font-pitch="variable" fo:font-size="11pt" fo:font-style="normal" style:font-size-asian="11pt" style:font-style-asian="normal" style:font-size-complex="11pt" style:font-style-complex="normal"/>
    </style:style>
    <style:style style:name="P16" style:family="paragraph">
      <style:paragraph-properties fo:margin-left="0cm" fo:margin-right="0cm" fo:text-align="start" fo:text-indent="0cm"/>
      <style:text-properties style:use-window-font-color="true" fo:font-family="Georgia" style:font-style-name="Regular" style:font-family-generic="roman" style:font-pitch="variable" fo:font-size="11pt" style:font-size-asian="11pt" style:font-size-complex="11pt"/>
    </style:style>
    <style:style style:name="P17" style:family="paragraph">
      <style:paragraph-properties fo:margin-left="0.18cm" fo:margin-right="0cm" fo:text-align="start" fo:text-indent="0cm"/>
    </style:style>
    <style:style style:name="P18" style:family="paragraph">
      <style:paragraph-properties fo:margin-left="0cm" fo:margin-right="0cm" fo:text-align="end" fo:text-indent="0cm"/>
    </style:style>
    <style:style style:name="P19" style:family="paragraph">
      <style:paragraph-properties fo:margin-left="0cm" fo:margin-right="0cm" fo:text-align="end" fo:text-indent="0cm"/>
      <style:text-properties fo:font-family="Georgia" style:font-style-name="Regular" style:font-family-generic="roman" style:font-pitch="variable" fo:font-size="11pt" fo:font-weight="bold" style:font-size-asian="18pt" style:font-size-complex="18pt"/>
    </style:style>
    <style:style style:name="P20" style:family="paragraph">
      <style:paragraph-properties fo:margin-left="0cm" fo:margin-right="0cm" fo:text-align="start" fo:text-indent="0cm"/>
      <style:text-properties fo:font-size="12pt" fo:font-weight="bold"/>
    </style:style>
    <style:style style:name="P21" style:family="paragraph">
      <style:paragraph-properties fo:margin-left="0cm" fo:margin-right="0cm" fo:text-align="start" fo:text-indent="0cm"/>
      <style:text-properties fo:font-family="Georgia" style:font-style-name="Regular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P22" style:family="paragraph">
      <style:paragraph-properties fo:margin-left="0cm" fo:margin-right="0cm" fo:text-align="center" fo:text-indent="0cm"/>
      <style:text-properties fo:color="#ffff00" fo:font-size="12pt" fo:font-weight="bold"/>
    </style:style>
    <style:style style:name="P23" style:family="paragraph">
      <style:paragraph-properties fo:margin-left="0cm" fo:margin-right="0cm" fo:text-align="center" fo:text-indent="0cm"/>
      <style:text-properties fo:color="#ffff00" fo:font-size="11.5pt" fo:font-weight="bold" style:font-size-asian="11.5pt" style:font-size-complex="11.5p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style:paragraph-properties fo:margin-left="0cm" fo:margin-right="0cm" fo:margin-top="0cm" fo:margin-bottom="0cm" fo:line-height="100%" fo:text-align="start" fo:text-indent="0cm"/>
      <style:text-properties fo:font-family="Georgia" style:font-family-generic="roman" style:font-pitch="variable" fo:font-size="11pt" style:font-size-asian="11pt" style:font-size-complex="11pt"/>
    </style:style>
    <style:style style:name="P26" style:family="paragraph">
      <style:paragraph-properties fo:margin-left="0cm" fo:margin-right="0cm" fo:text-align="start" fo:text-indent="0cm"/>
      <style:text-properties fo:font-family="Georgia" style:font-family-generic="roman" style:font-pitch="variable" fo:font-size="11pt" style:font-size-asian="11pt" style:font-size-complex="11pt"/>
    </style:style>
    <style:style style:name="P27" style:family="paragraph">
      <style:paragraph-properties fo:margin-left="0cm" fo:margin-right="0cm" fo:text-align="start" fo:text-indent="0cm"/>
      <style:text-properties fo:font-family="Georgia" style:font-style-name="Regular" style:font-family-generic="roman" style:font-pitch="variable" fo:font-size="96pt" fo:font-style="normal" style:font-size-asian="96pt" style:font-style-asian="normal" style:font-size-complex="96pt" style:font-style-complex="normal"/>
    </style:style>
    <style:style style:name="P28" style:family="paragraph">
      <style:paragraph-properties fo:margin-left="0cm" fo:margin-right="0cm" fo:text-align="start" fo:text-indent="0cm"/>
      <style:text-properties fo:font-family="Georgia" style:font-style-name="Regular" style:font-family-generic="roman" style:font-pitch="variable" fo:font-size="9.5pt" style:font-size-asian="9.5pt" style:font-size-complex="9.5pt"/>
    </style:style>
    <style:style style:name="P29" style:family="paragraph">
      <style:paragraph-properties fo:margin-left="0cm" fo:margin-right="0cm" fo:text-align="start" fo:text-indent="0cm"/>
      <style:text-properties fo:font-family="Georgia" style:font-style-name="Regular" style:font-family-generic="roman" style:font-pitch="variable" fo:font-size="9.5pt" fo:font-style="italic" style:font-size-asian="9.5pt" style:font-style-asian="italic" style:font-size-complex="9.5pt" style:font-style-complex="italic"/>
    </style:style>
    <style:style style:name="P30" style:family="paragraph">
      <style:paragraph-properties fo:margin-left="0.252cm" fo:margin-right="0cm" fo:text-align="start" fo:text-indent="0cm">
        <style:tab-stops/>
      </style:paragraph-properties>
    </style:style>
    <style:style style:name="P31" style:family="paragraph">
      <style:paragraph-properties fo:margin-left="0.268cm" fo:margin-right="0cm" fo:text-align="start" fo:text-indent="0cm"/>
    </style:style>
    <style:style style:name="P32" style:family="paragraph">
      <style:paragraph-properties fo:margin-left="0cm" fo:margin-right="0cm" fo:text-align="start" fo:text-indent="0cm"/>
      <style:text-properties fo:font-family="Georgia" style:font-style-name="Regular" style:font-family-generic="roman" style:font-pitch="variable" fo:font-size="10pt" style:font-size-asian="10pt" style:font-size-complex="10pt"/>
    </style:style>
    <style:style style:name="P33" style:family="paragraph">
      <style:paragraph-properties fo:margin-left="0.252cm" fo:margin-right="0cm" fo:text-align="start" fo:text-indent="0cm"/>
    </style:style>
    <style:style style:name="P34" style:family="paragraph">
      <style:paragraph-properties fo:margin-left="0.251cm" fo:margin-right="0cm" fo:margin-top="0.1cm" fo:margin-bottom="0.1cm" fo:line-height="100%" fo:text-align="start" fo:text-indent="0cm"/>
    </style:style>
    <style:style style:name="P35" style:family="paragraph">
      <style:paragraph-properties fo:margin-left="0.489cm" fo:margin-right="0cm" fo:margin-top="0.1cm" fo:margin-bottom="0.1cm" fo:line-height="100%" fo:text-align="start" fo:text-indent="0cm"/>
    </style:style>
    <style:style style:name="P36" style:family="paragraph">
      <style:paragraph-properties fo:margin-left="0cm" fo:margin-right="0cm" fo:margin-top="0.1cm" fo:margin-bottom="0.1cm" fo:line-height="100%" fo:text-align="start" fo:text-indent="0cm"/>
    </style:style>
    <style:style style:name="P37" style:family="paragraph">
      <style:paragraph-properties fo:margin-left="0cm" fo:margin-right="0cm" fo:text-align="center" fo:text-indent="0cm"/>
      <style:text-properties fo:font-size="11pt" fo:font-weight="bold"/>
    </style:style>
    <style:style style:name="P38" style:family="paragraph">
      <style:paragraph-properties fo:margin-left="0cm" fo:margin-right="0cm" fo:text-align="center" fo:text-indent="0cm"/>
      <style:text-properties fo:font-size="11pt" fo:font-weight="bold" style:font-size-asian="11pt" style:font-size-complex="11pt"/>
    </style:style>
    <style:style style:name="P39" style:family="paragraph">
      <style:paragraph-properties fo:margin-left="0.504cm" fo:margin-right="0cm" fo:text-align="start" fo:text-indent="0cm"/>
    </style:style>
    <style:style style:name="P40" style:family="paragraph">
      <style:paragraph-properties fo:margin-left="0cm" fo:margin-right="0cm" fo:text-align="center" fo:text-indent="0cm"/>
      <style:text-properties fo:font-size="11pt" fo:font-weight="bold" style:font-size-asian="10pt" style:font-size-complex="10pt"/>
    </style:style>
    <style:style style:name="P41" style:family="paragraph">
      <style:paragraph-properties fo:margin-left="0cm" fo:margin-right="0cm" fo:text-align="start" fo:text-indent="0cm" style:text-autospace="none"/>
    </style:style>
    <style:style style:name="P42" style:family="paragraph">
      <style:paragraph-properties fo:margin-left="0.236cm" fo:margin-right="0cm" fo:text-align="start" fo:text-indent="0cm" style:text-autospace="none"/>
    </style:style>
    <style:style style:name="P43" style:family="paragraph">
      <style:paragraph-properties fo:margin-left="0cm" fo:margin-right="0cm" fo:text-align="start" fo:text-indent="0cm" style:text-autospace="none"/>
      <style:text-properties fo:font-family="Georgia" style:font-family-generic="roman" style:font-pitch="variable" fo:font-size="11pt" style:font-size-asian="11pt" style:font-size-complex="11pt"/>
    </style:style>
    <style:style style:name="P44" style:family="paragraph">
      <style:paragraph-properties fo:margin-left="0.268cm" fo:margin-right="0cm" fo:text-align="start" fo:text-indent="0cm" style:text-autospace="none"/>
    </style:style>
    <style:style style:name="P45" style:family="paragraph">
      <style:paragraph-properties fo:margin-left="0.504cm" fo:margin-right="0cm" fo:text-align="start" fo:text-indent="0cm" style:text-autospace="none"/>
    </style:style>
    <style:style style:name="P46" style:family="paragraph">
      <style:paragraph-properties fo:margin-left="0.252cm" fo:margin-right="0cm" fo:text-align="start" fo:text-indent="0cm" style:text-autospace="none"/>
    </style:style>
    <style:style style:name="P47" style:family="paragraph">
      <style:paragraph-properties fo:margin-left="0cm" fo:margin-right="0cm" fo:text-align="start" fo:text-indent="0cm" style:text-autospace="none"/>
      <style:text-properties style:use-window-font-color="true" fo:font-family="Georgia" style:font-style-name="Regular" style:font-family-generic="roman" style:font-pitch="variable" fo:font-size="10.5pt" style:font-size-asian="10.5pt" style:font-size-complex="10.5pt"/>
    </style:style>
    <style:style style:name="P48" style:family="paragraph">
      <style:paragraph-properties fo:margin-left="0cm" fo:margin-right="0cm" fo:margin-top="0cm" fo:margin-bottom="0.127cm" fo:text-align="start" fo:text-indent="0cm"/>
    </style:style>
    <style:style style:name="P49" style:family="paragraph">
      <style:paragraph-properties fo:margin-left="0.264cm" fo:margin-right="0cm" fo:margin-top="0cm" fo:margin-bottom="0.127cm" fo:line-height="100%" fo:text-align="start" fo:text-indent="0cm"/>
    </style:style>
    <style:style style:name="P50" style:family="paragraph">
      <style:paragraph-properties fo:margin-left="0cm" fo:margin-right="0cm" fo:margin-top="0cm" fo:margin-bottom="0.127cm" fo:line-height="100%" fo:text-align="start" fo:text-indent="0cm"/>
    </style:style>
    <style:style style:name="P51" style:family="paragraph">
      <style:paragraph-properties fo:margin-left="0cm" fo:margin-right="0cm" fo:margin-top="0cm" fo:margin-bottom="0.127cm" fo:text-align="start" fo:text-indent="0cm"/>
      <style:text-properties style:use-window-font-color="true" fo:font-family="Georgia" style:font-style-name="Regular" style:font-family-generic="roman" style:font-pitch="variable" fo:font-size="9.5pt" style:font-size-asian="9.5pt" style:font-size-complex="9.5pt"/>
    </style:style>
    <style:style style:name="P52" style:family="paragraph">
      <style:paragraph-properties fo:margin-left="0cm" fo:margin-right="0cm" fo:text-align="start" fo:text-indent="0cm" style:text-autospace="none"/>
      <style:text-properties fo:font-family="Georgia" style:font-style-name="Regular" style:font-family-generic="roman" style:font-pitch="variable" fo:font-size="11pt" style:font-size-asian="11pt" style:font-size-complex="11pt"/>
    </style:style>
    <style:style style:name="P53" style:family="paragraph">
      <style:paragraph-properties fo:margin-left="0.254cm" fo:margin-right="0cm" fo:text-align="start" fo:text-indent="0cm"/>
    </style:style>
    <style:style style:name="P54" style:family="paragraph">
      <style:paragraph-properties fo:margin-left="0.265cm" fo:margin-right="0cm" fo:text-align="start" fo:text-indent="0cm" style:text-autospace="none"/>
    </style:style>
    <style:style style:name="P55" style:family="paragraph">
      <style:paragraph-properties fo:text-align="center"/>
      <style:text-properties fo:color="#3399ff" fo:font-family="Harrington" style:font-style-name="Regular" style:font-family-generic="decorative" style:font-pitch="variable" fo:font-size="48pt" style:font-size-asian="48pt" style:font-size-complex="48pt"/>
    </style:style>
    <style:style style:name="P56" style:family="paragraph">
      <style:paragraph-properties fo:text-align="center"/>
      <style:text-properties style:use-window-font-color="true" fo:font-family="Harrington" style:font-style-name="Regular" style:font-family-generic="decorative" style:font-pitch="variable" fo:font-size="48pt" style:font-size-asian="48pt" style:font-size-complex="48pt"/>
    </style:style>
    <style:style style:name="P57" style:family="paragraph">
      <style:paragraph-properties fo:text-align="center"/>
      <style:text-properties fo:color="#ff3333" fo:font-family="Harrington" style:font-style-name="Regular" style:font-family-generic="decorative" style:font-pitch="variable" fo:font-size="48pt" style:font-size-asian="48pt" style:font-size-complex="48pt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family="Georgia" style:font-style-name="Regular" style:font-family-generic="roman" style:font-pitch="variable" fo:font-size="11pt" style:font-size-asian="11pt" style:font-size-complex="11pt"/>
    </style:style>
    <style:style style:name="T3" style:family="text">
      <style:text-properties fo:font-family="Harrington" style:font-style-name="Bold" style:font-family-generic="decorative" style:font-pitch="variable" fo:font-size="14pt" fo:font-weight="bold" style:font-size-asian="18pt" style:font-size-complex="18pt"/>
    </style:style>
    <style:style style:name="T4" style:family="text">
      <style:text-properties fo:font-family="Georgia" style:font-style-name="Regular" style:font-family-generic="roman" style:font-pitch="variable" fo:font-size="11pt" fo:font-style="normal" style:font-size-asian="11pt" style:font-style-asian="normal" style:font-size-complex="11pt" style:font-style-complex="normal"/>
    </style:style>
    <style:style style:name="T5" style:family="text">
      <style:text-properties fo:font-family="Georgia" style:font-style-name="Regular" style:font-family-generic="roman" style:font-pitch="variabl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family="Georgia" style:font-style-name="Regular" style:font-family-generic="roman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ffffff" fo:font-family="Harrington" style:font-style-name="Bold" style:font-family-generic="decorative" style:font-pitch="variable" fo:font-size="14pt" fo:font-weight="bold" style:font-size-asian="18pt" style:font-size-complex="18pt"/>
    </style:style>
    <style:style style:name="T8" style:family="text">
      <style:text-properties style:use-window-font-color="true" fo:font-family="Georgia" style:font-style-name="Regular" style:font-family-generic="roman" style:font-pitch="variable" fo:font-size="11pt" fo:font-style="normal" style:font-size-asian="11pt" style:font-style-asian="normal" style:font-size-complex="11pt" style:font-style-complex="normal"/>
    </style:style>
    <style:style style:name="T9" style:family="text">
      <style:text-properties style:use-window-font-color="true" fo:font-family="Georgia" style:font-style-name="Regular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family="Georgia" style:font-style-name="Regular" style:font-family-generic="roman" style:font-pitch="variable" fo:font-size="11pt" fo:font-style="normal" fo:font-weight="normal" style:font-family-asian="Wingdings" style:font-style-name-asian="Regular" style:font-charset-asian="x-symbol" style:font-size-asian="11pt" style:font-style-asian="normal" style:font-weight-asian="normal" style:font-family-complex="Wingdings" style:font-style-name-complex="Regular" style:font-charset-complex="x-symbol" style:font-size-complex="11pt" style:font-style-complex="normal" style:font-weight-complex="normal"/>
    </style:style>
    <style:style style:name="T11" style:family="text">
      <style:text-properties fo:font-family="Georgia" style:font-style-name="Regular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T12" style:family="text">
      <style:text-properties fo:font-family="Georgia" style:font-style-name="Regular" style:font-family-generic="roman" style:font-pitch="variable" fo:font-size="11pt" fo:font-weight="bold" style:font-size-asian="18pt" style:font-size-complex="18pt"/>
    </style:style>
    <style:style style:name="T13" style:family="text">
      <style:text-properties style:use-window-font-color="true" fo:font-family="Georgia" style:font-style-name="Regular" style:font-family-generic="roman" style:font-pitch="variable" fo:font-size="11pt" style:font-size-asian="11pt" style:font-size-complex="11pt"/>
    </style:style>
    <style:style style:name="T14" style:family="text">
      <style:text-properties fo:font-size="12pt" fo:font-weight="bold"/>
    </style:style>
    <style:style style:name="T15" style:family="text">
      <style:text-properties fo:font-family="Georgia" style:font-style-name="Regular" style:font-family-generic="roman" style:font-pitch="variable" fo:font-size="11pt" fo:font-style="italic" style:font-size-asian="9pt" style:font-style-asian="italic" style:font-size-complex="9pt" style:font-style-complex="italic"/>
    </style:style>
    <style:style style:name="T16" style:family="text">
      <style:text-properties fo:font-family="Georgia" style:font-style-name="Regular" style:font-family-generic="roman" style:font-pitch="variable" fo:font-size="11pt" style:font-size-asian="9pt" style:font-size-complex="9pt"/>
    </style:style>
    <style:style style:name="T17" style:family="text">
      <style:text-properties fo:font-family="Georgia" style:font-style-name="Regular" style:font-family-generic="roman" style:font-pitch="variable" fo:font-size="11pt" fo:font-style="normal" style:font-size-asian="9pt" style:font-style-asian="normal" style:font-size-complex="9pt" style:font-style-complex="normal"/>
    </style:style>
    <style:style style:name="T18" style:family="text">
      <style:text-properties fo:color="#000000" style:text-outline="false" style:text-line-through-style="none" fo:font-family="Georgia" style:font-style-name="Regular" style:font-family-generic="roman" style:font-pitch="variable" fo:font-size="11pt" fo:font-style="normal" fo:text-shadow="none" style:text-underline-style="none" fo:font-weight="normal" style:font-family-asian="'MS Gothic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 style:text-emphasize="none" style:font-relief="none"/>
    </style:style>
    <style:style style:name="T19" style:family="text">
      <style:text-properties fo:color="#000000" fo:font-family="Georgia" style:font-style-name="Regular" style:font-family-generic="roman" style:font-pitch="variable" fo:font-size="11pt" style:font-size-asian="11pt" style:font-size-complex="11pt"/>
    </style:style>
    <style:style style:name="T20" style:family="text">
      <style:text-properties fo:color="#ffff00" fo:font-size="12pt" fo:font-weight="bold"/>
    </style:style>
    <style:style style:name="T21" style:family="text">
      <style:text-properties fo:color="#ffff00" fo:font-size="11.5pt" fo:font-weight="bold" style:font-size-asian="11.5pt" style:font-size-complex="11.5pt"/>
    </style:style>
    <style:style style:name="T22" style:family="text">
      <style:text-properties fo:color="#000000" style:text-outline="false" style:text-line-through-style="none" fo:font-family="Georgia" style:font-family-generic="roman" style:font-pitch="variable" fo:font-size="11pt" fo:font-style="italic" fo:text-shadow="none" style:text-underline-style="none" fo:font-weight="normal" style:font-family-asian="'MS Gothic'" style:font-pitch-asian="variable" style:font-size-asian="11pt" style:font-style-asian="italic" style:font-weight-asian="normal" style:font-family-complex="Tahoma" style:font-pitch-complex="variable" style:font-size-complex="11pt" style:font-style-complex="italic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family="Georgia" style:font-family-generic="roman" style:font-pitch="variable" fo:font-size="11pt" fo:font-style="normal" fo:text-shadow="none" style:text-underline-style="none" fo:font-weight="normal" style:font-family-asian="'MS Gothic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 style:text-emphasize="none" style:font-relief="none"/>
    </style:style>
    <style:style style:name="T24" style:family="text">
      <style:text-properties fo:font-family="Georgia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T25" style:family="text">
      <style:text-properties fo:font-family="Georgia" style:font-family-generic="roman" style:font-pitch="variable" fo:font-size="11pt" style:font-size-asian="11pt" style:font-size-complex="11pt"/>
    </style:style>
    <style:style style:name="T26" style:family="text">
      <style:text-properties fo:font-family="Georgia" style:font-family-generic="roman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family="Georgia" style:font-style-name="Regular" style:font-family-generic="roman" style:font-pitch="variable" fo:font-size="96pt" fo:font-style="normal" style:font-size-asian="96pt" style:font-style-asian="normal" style:font-size-complex="96pt" style:font-style-complex="normal"/>
    </style:style>
    <style:style style:name="T28" style:family="text">
      <style:text-properties fo:font-family="Georgia" style:font-style-name="Regular" style:font-family-generic="roman" style:font-pitch="variable" fo:font-size="9.5pt" fo:font-style="normal" style:font-size-asian="9.5pt" style:font-style-asian="normal" style:font-size-complex="9.5pt" style:font-style-complex="normal"/>
    </style:style>
    <style:style style:name="T29" style:family="text">
      <style:text-properties fo:font-family="Georgia" style:font-style-name="Regular" style:font-family-generic="roman" style:font-pitch="variable" fo:font-size="9.5pt" style:font-size-asian="9.5pt" style:font-size-complex="9.5pt"/>
    </style:style>
    <style:style style:name="T30" style:family="text">
      <style:text-properties fo:font-family="Georgia" style:font-style-name="Regular" style:font-family-generic="roman" style:font-pitch="variable" fo:font-size="9.5pt" fo:font-weight="normal" style:font-size-asian="9.5pt" style:font-weight-asian="normal" style:font-size-complex="9.5pt" style:font-weight-complex="normal"/>
    </style:style>
    <style:style style:name="T31" style:family="text">
      <style:text-properties fo:font-family="Georgia" style:font-style-name="Regular" style:font-family-generic="roman" style:font-pitch="variable" fo:font-size="9.5pt" fo:font-weight="bold" style:font-size-asian="9.5pt" style:font-weight-asian="bold" style:font-size-complex="9.5pt" style:font-weight-complex="bold"/>
    </style:style>
    <style:style style:name="T32" style:family="text">
      <style:text-properties fo:font-family="Georgia" style:font-style-name="Regular" style:font-family-generic="roman" style:font-pitch="variable" fo:font-size="9.5pt" fo:font-style="normal" fo:font-weight="normal" style:font-size-asian="9.5pt" style:font-style-asian="normal" style:font-weight-asian="normal" style:font-size-complex="9.5pt" style:font-style-complex="normal" style:font-weight-complex="normal"/>
    </style:style>
    <style:style style:name="T33" style:family="text">
      <style:text-properties fo:color="#000000" style:text-outline="false" style:text-line-through-style="none" fo:font-family="Georgia" style:font-style-name="Regular" style:font-family-generic="roman" style:font-pitch="variable" fo:font-size="9.5pt" fo:font-style="normal" fo:text-shadow="none" style:text-underline-style="none" fo:font-weight="normal" style:font-family-asian="'MS Gothic'" style:font-pitch-asian="variable" style:font-size-asian="9.5pt" style:font-style-asian="normal" style:font-weight-asian="normal" style:font-family-complex="Tahoma" style:font-pitch-complex="variable" style:font-size-complex="9.5pt" style:font-style-complex="normal" style:font-weight-complex="normal" style:text-emphasize="none" style:font-relief="none"/>
    </style:style>
    <style:style style:name="T34" style:family="text">
      <style:text-properties fo:font-family="Georgia" style:font-style-name="Regular" style:font-family-generic="roman" style:font-pitch="variable" fo:font-size="9.5pt" fo:font-style="normal" fo:font-weight="normal" style:font-family-asian="Wingdings" style:font-style-name-asian="Regular" style:font-charset-asian="x-symbol" style:font-size-asian="9.5pt" style:font-style-asian="normal" style:font-weight-asian="normal" style:font-family-complex="Wingdings" style:font-style-name-complex="Regular" style:font-charset-complex="x-symbol" style:font-size-complex="9.5pt" style:font-style-complex="normal" style:font-weight-complex="normal"/>
    </style:style>
    <style:style style:name="T35" style:family="text">
      <style:text-properties fo:font-family="Georgia" style:font-style-name="Regular" style:font-family-generic="roman" style:font-pitch="variable" fo:font-size="9.5pt" fo:font-style="normal" fo:font-weight="bold" style:font-size-asian="9.5pt" style:font-style-asian="normal" style:font-weight-asian="bold" style:font-size-complex="9.5pt" style:font-style-complex="normal" style:font-weight-complex="bold"/>
    </style:style>
    <style:style style:name="T36" style:family="text">
      <style:text-properties fo:font-family="Georgia" style:font-style-name="Regular" style:font-family-generic="roman" style:font-pitch="variable" fo:font-size="9.5pt" fo:font-style="italic" style:font-size-asian="9.5pt" style:font-style-asian="italic" style:font-size-complex="9.5pt" style:font-style-complex="italic"/>
    </style:style>
    <style:style style:name="T37" style:family="text">
      <style:text-properties fo:font-family="Georgia" style:font-style-name="Regular" style:font-family-generic="roman" style:font-pitch="variable" fo:font-size="10pt" style:font-size-asian="10pt" style:font-size-complex="10pt"/>
    </style:style>
    <style:style style:name="T38" style:family="text">
      <style:text-properties fo:font-family="Georgia" style:font-style-name="Regular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39" style:family="text">
      <style:text-properties fo:font-family="Webdings" style:font-style-name="Regular" style:font-charset="x-symbol" fo:font-size="10pt" style:font-family-asian="Webdings" style:font-style-name-asian="Regular" style:font-charset-asian="x-symbol" style:font-size-asian="10pt" style:font-family-complex="Webdings" style:font-style-name-complex="Regular" style:font-charset-complex="x-symbol" style:font-size-complex="10pt"/>
    </style:style>
    <style:style style:name="T40" style:family="text">
      <style:text-properties fo:color="#000000" style:text-outline="false" style:text-line-through-style="none" fo:font-family="Georgia" style:font-style-name="Regular" style:font-family-generic="roman" style:font-pitch="variable" fo:font-size="10pt" fo:font-style="normal" fo:text-shadow="none" style:text-underline-style="none" fo:font-weight="normal" style:font-family-asian="'MS Gothic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 style:text-emphasize="none" style:font-relief="none"/>
    </style:style>
    <style:style style:name="T41" style:family="text">
      <style:text-properties fo:font-family="Georgia" style:font-style-name="Regular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42" style:family="text">
      <style:text-properties fo:font-family="Georgia" style:font-style-name="Regular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43" style:family="text">
      <style:text-properties fo:font-family="Webdings" style:font-style-name="Regular" style:font-charset="x-symbol" fo:font-size="11pt" style:font-family-asian="Webdings" style:font-style-name-asian="Regular" style:font-charset-asian="x-symbol" style:font-size-asian="11pt" style:font-family-complex="Webdings" style:font-style-name-complex="Regular" style:font-charset-complex="x-symbol" style:font-size-complex="11pt"/>
    </style:style>
    <style:style style:name="T44" style:family="text">
      <style:text-properties fo:font-family="Georgia" style:font-style-name="Regular" style:font-family-generic="roman" style:font-pitch="variable" fo:font-size="11pt" fo:font-weight="normal" style:font-size-asian="11pt" style:font-weight-asian="normal" style:font-size-complex="11pt" style:font-weight-complex="normal"/>
    </style:style>
    <style:style style:name="T45" style:family="text">
      <style:text-properties fo:font-family="Webdings" style:font-style-name="Regular" style:font-charset="x-symbol" fo:font-size="11pt" fo:font-weight="normal" style:font-family-asian="Webdings" style:font-style-name-asian="Regular" style:font-charset-asian="x-symbol" style:font-size-asian="11pt" style:font-weight-asian="normal" style:font-family-complex="Webdings" style:font-style-name-complex="Regular" style:font-charset-complex="x-symbol" style:font-size-complex="11pt" style:font-weight-complex="normal"/>
    </style:style>
    <style:style style:name="T46" style:family="text">
      <style:text-properties fo:font-family="Georgia" style:font-style-name="Regular" style:font-family-generic="roman" style:font-pitch="variable" fo:font-size="11pt" style:font-family-asian="Webdings" style:font-style-name-asian="Regular" style:font-charset-asian="x-symbol" style:font-size-asian="11pt" style:font-family-complex="Webdings" style:font-style-name-complex="Regular" style:font-charset-complex="x-symbol" style:font-size-complex="11pt"/>
    </style:style>
    <style:style style:name="T47" style:family="text">
      <style:text-properties fo:color="#000000" style:text-outline="false" style:text-line-through-style="none" fo:font-family="Georgia" style:font-style-name="Regular" style:font-family-generic="roman" style:font-pitch="variable" fo:font-size="11pt" fo:font-style="italic" fo:text-shadow="none" style:text-underline-style="none" fo:font-weight="normal" style:font-family-asian="'MS Gothic'" style:font-pitch-asian="variable" style:font-size-asian="11pt" style:font-style-asian="italic" style:font-weight-asian="normal" style:font-family-complex="Tahoma" style:font-pitch-complex="variable" style:font-size-complex="11pt" style:font-style-complex="italic" style:font-weight-complex="normal" style:text-emphasize="none" style:font-relief="none"/>
    </style:style>
    <style:style style:name="T48" style:family="text">
      <style:text-properties fo:font-family="Webdings" style:font-style-name="Regular" style:font-charset="x-symbol" fo:font-size="9.5pt" style:font-family-asian="Webdings" style:font-style-name-asian="Regular" style:font-charset-asian="x-symbol" style:font-size-asian="9.5pt" style:font-family-complex="Webdings" style:font-style-name-complex="Regular" style:font-charset-complex="x-symbol" style:font-size-complex="9.5pt"/>
    </style:style>
    <style:style style:name="T49" style:family="text">
      <style:text-properties fo:color="#000000" fo:font-family="Georgia" style:font-style-name="Regular" style:font-family-generic="roman" style:font-pitch="variable" fo:font-size="9.5pt" style:font-size-asian="9.5pt" style:font-size-complex="9.5pt"/>
    </style:style>
    <style:style style:name="T50" style:family="text">
      <style:text-properties fo:color="#000000" style:text-outline="false" style:text-line-through-style="none" fo:font-family="Georgia" style:font-style-name="Regular" style:font-family-generic="roman" style:font-pitch="variable" fo:font-size="9.5pt" fo:font-style="normal" fo:text-shadow="none" style:text-underline-style="none" fo:font-weight="bold" style:font-family-asian="'MS Gothic'" style:font-pitch-asian="variable" style:font-size-asian="9.5pt" style:font-style-asian="normal" style:font-weight-asian="bold" style:font-family-complex="Tahoma" style:font-pitch-complex="variable" style:font-size-complex="9.5pt" style:font-style-complex="normal" style:font-weight-complex="bold" style:text-emphasize="none" style:font-relief="none"/>
    </style:style>
    <style:style style:name="T51" style:family="text">
      <style:text-properties fo:font-size="11pt" fo:font-weight="bold"/>
    </style:style>
    <style:style style:name="T52" style:family="text">
      <style:text-properties fo:font-size="11pt" fo:font-weight="bold" style:font-size-asian="11pt" style:font-size-complex="11pt"/>
    </style:style>
    <style:style style:name="T53" style:family="text">
      <style:text-properties fo:font-size="11pt" fo:font-weight="bold" style:font-size-asian="10pt" style:font-size-complex="10pt"/>
    </style:style>
    <style:style style:name="T54" style:family="text">
      <style:text-properties fo:font-family="Georgia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55" style:family="text">
      <style:text-properties fo:color="#000000" fo:font-family="Georgia" style:font-style-name="Regular" style:font-family-generic="roman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use-window-font-color="true" fo:font-family="Georgia" style:font-style-name="Regular" style:font-family-generic="roman" style:font-pitch="variable" fo:font-size="10.5pt" style:font-size-asian="10.5pt" style:font-size-complex="10.5pt"/>
    </style:style>
    <style:style style:name="T57" style:family="text">
      <style:text-properties style:use-window-font-color="true" fo:font-family="Georgia" style:font-style-name="Regular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T58" style:family="text">
      <style:text-properties style:use-window-font-color="true" fo:font-family="Webdings" style:font-style-name="Regular" style:font-charset="x-symbol" fo:font-size="10.5pt" style:font-family-asian="Webdings" style:font-style-name-asian="Regular" style:font-charset-asian="x-symbol" style:font-size-asian="10.5pt" style:font-family-complex="Webdings" style:font-style-name-complex="Regular" style:font-charset-complex="x-symbol" style:font-size-complex="10.5pt"/>
    </style:style>
    <style:style style:name="T59" style:family="text">
      <style:text-properties style:use-window-font-color="true" fo:font-family="Georgia" style:font-style-name="Regular" style:font-family-generic="roman" style:font-pitch="variable" fo:font-size="10.5pt" fo:font-style="normal" style:font-size-asian="10.5pt" style:font-style-asian="normal" style:font-size-complex="10.5pt" style:font-style-complex="normal"/>
    </style:style>
    <style:style style:name="T60" style:family="text">
      <style:text-properties style:use-window-font-color="true" style:text-outline="false" style:text-line-through-style="none" fo:font-family="Georgia" style:font-style-name="Regular" style:font-family-generic="roman" style:font-pitch="variable" fo:font-size="10.5pt" fo:font-style="normal" fo:text-shadow="none" style:text-underline-style="none" fo:font-weight="normal" style:font-family-asian="'MS Gothic'" style:font-pitch-asian="variable" style:font-size-asian="10.5pt" style:font-style-asian="normal" style:font-weight-asian="normal" style:font-family-complex="Tahoma" style:font-pitch-complex="variable" style:font-size-complex="10.5pt" style:font-style-complex="normal" style:font-weight-complex="normal" style:text-emphasize="none" style:font-relief="none"/>
    </style:style>
    <style:style style:name="T61" style:family="text">
      <style:text-properties style:use-window-font-color="true" fo:font-family="Georgia" style:font-style-name="Regular" style:font-family-generic="roman" style:font-pitch="variable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62" style:family="text">
      <style:text-properties style:use-window-font-color="true" fo:font-family="Georgia" style:font-style-name="Regular" style:font-family-generic="roman" style:font-pitch="variable" fo:font-size="10.5pt" fo:font-weight="normal" style:font-size-asian="10.5pt" style:font-weight-asian="normal" style:font-size-complex="10.5pt" style:font-weight-complex="normal"/>
    </style:style>
    <style:style style:name="T63" style:family="text">
      <style:text-properties style:use-window-font-color="true" fo:font-family="Webdings" style:font-style-name="Regular" style:font-charset="x-symbol" fo:font-size="10.5pt" fo:font-weight="normal" style:font-family-asian="Webdings" style:font-style-name-asian="Regular" style:font-charset-asian="x-symbol" style:font-size-asian="10.5pt" style:font-weight-asian="normal" style:font-family-complex="Webdings" style:font-style-name-complex="Regular" style:font-charset-complex="x-symbol" style:font-size-complex="10.5pt" style:font-weight-complex="normal"/>
    </style:style>
    <style:style style:name="T64" style:family="text">
      <style:text-properties fo:color="#000000" style:text-outline="false" style:text-line-through-style="none" fo:font-family="Georgia" style:font-style-name="Regular" style:font-family-generic="roman" style:font-pitch="variable" fo:font-size="11pt" fo:font-style="normal" fo:text-shadow="none" style:text-underline-style="none" fo:font-weight="bold" style:font-family-asian="'MS Gothic'" style:font-pitch-asian="variable" style:font-size-asian="11pt" style:font-style-asian="normal" style:font-weight-asian="bold" style:font-family-complex="Tahoma" style:font-pitch-complex="variable" style:font-size-complex="11pt" style:font-style-complex="normal" style:font-weight-complex="bold" style:text-emphasize="none" style:font-relief="none"/>
    </style:style>
    <style:style style:name="T65" style:family="text">
      <style:text-properties style:use-window-font-color="true" fo:font-family="Georgia" style:font-style-name="Regular" style:font-family-generic="roman" style:font-pitch="variable" fo:font-size="9.5pt" style:font-size-asian="9.5pt" style:font-size-complex="9.5pt"/>
    </style:style>
    <style:style style:name="T66" style:family="text">
      <style:text-properties style:use-window-font-color="true" fo:font-family="Webdings" style:font-style-name="Regular" style:font-charset="x-symbol" fo:font-size="9.5pt" style:font-family-asian="Webdings" style:font-style-name-asian="Regular" style:font-charset-asian="x-symbol" style:font-size-asian="9.5pt" style:font-family-complex="Webdings" style:font-style-name-complex="Regular" style:font-charset-complex="x-symbol" style:font-size-complex="9.5pt"/>
    </style:style>
    <style:style style:name="T67" style:family="text">
      <style:text-properties style:use-window-font-color="true" style:text-outline="false" style:text-line-through-style="none" fo:font-family="Georgia" style:font-style-name="Regular" style:font-family-generic="roman" style:font-pitch="variable" fo:font-size="9.5pt" fo:font-style="normal" fo:text-shadow="none" style:text-underline-style="none" fo:font-weight="bold" style:font-family-asian="'MS Gothic'" style:font-pitch-asian="variable" style:font-size-asian="9.5pt" style:font-style-asian="normal" style:font-weight-asian="bold" style:font-family-complex="Tahoma" style:font-pitch-complex="variable" style:font-size-complex="9.5pt" style:font-style-complex="normal" style:font-weight-complex="bold" style:text-emphasize="none" style:font-relief="none"/>
    </style:style>
    <style:style style:name="T68" style:family="text">
      <style:text-properties style:use-window-font-color="true" style:text-outline="false" style:text-line-through-style="none" fo:font-family="Georgia" style:font-style-name="Regular" style:font-family-generic="roman" style:font-pitch="variable" fo:font-size="9.5pt" fo:font-style="normal" fo:text-shadow="none" style:text-underline-style="none" fo:font-weight="normal" style:font-family-asian="'MS Gothic'" style:font-pitch-asian="variable" style:font-size-asian="9.5pt" style:font-style-asian="normal" style:font-weight-asian="normal" style:font-family-complex="Tahoma" style:font-pitch-complex="variable" style:font-size-complex="9.5pt" style:font-style-complex="normal" style:font-weight-complex="normal" style:text-emphasize="none" style:font-relief="none"/>
    </style:style>
    <style:style style:name="T69" style:family="text">
      <style:text-properties style:use-window-font-color="true" style:text-outline="false" style:text-line-through-style="none" fo:font-family="Georgia" style:font-style-name="Regular" style:font-family-generic="roman" style:font-pitch="variable" fo:font-size="10pt" fo:font-style="normal" fo:text-shadow="none" style:text-underline-style="none" fo:font-weight="normal" style:font-family-asian="Wingdings" style:font-style-name-asian="Regular" style:font-charset-asian="x-symbol" style:font-size-asian="10pt" style:font-style-asian="normal" style:font-weight-asian="normal" style:font-family-complex="Wingdings" style:font-style-name-complex="Regular" style:font-charset-complex="x-symbol" style:font-size-complex="10pt" style:font-style-complex="normal" style:font-weight-complex="normal" style:text-emphasize="none" style:font-relief="none"/>
    </style:style>
    <style:style style:name="T70" style:family="text">
      <style:text-properties fo:font-family="Webdings" style:font-style-name="Regular" style:font-charset="x-symbol" fo:font-size="11pt" fo:font-style="normal" style:font-family-asian="Webdings" style:font-style-name-asian="Regular" style:font-charset-asian="x-symbol" style:font-size-asian="11pt" style:font-style-asian="normal" style:font-family-complex="Webdings" style:font-style-name-complex="Regular" style:font-charset-complex="x-symbol" style:font-size-complex="11pt" style:font-style-complex="normal"/>
    </style:style>
    <style:style style:name="T71" style:family="text">
      <style:text-properties fo:color="#000000" fo:font-family="Webdings" style:font-style-name="Regular" style:font-charset="x-symbol" fo:font-size="11pt" style:font-family-asian="Webdings" style:font-style-name-asian="Regular" style:font-charset-asian="x-symbol" style:font-size-asian="11pt" style:font-family-complex="Webdings" style:font-style-name-complex="Regular" style:font-charset-complex="x-symbol" style:font-size-complex="11pt"/>
    </style:style>
    <style:style style:name="T72" style:family="text">
      <style:text-properties fo:color="#000000" fo:font-family="Webdings" style:font-style-name="Regular" style:font-charset="x-symbol" fo:font-size="11pt" fo:font-weight="normal" style:font-family-asian="Webdings" style:font-style-name-asian="Regular" style:font-charset-asian="x-symbol" style:font-size-asian="11pt" style:font-weight-asian="normal" style:font-family-complex="Webdings" style:font-style-name-complex="Regular" style:font-charset-complex="x-symbol" style:font-size-complex="11pt" style:font-weight-complex="normal"/>
    </style:style>
    <style:style style:name="T73" style:family="text">
      <style:text-properties style:use-window-font-color="true" style:text-outline="false" style:text-line-through-style="none" fo:font-family="Georgia" style:font-style-name="Regular" style:font-family-generic="roman" style:font-pitch="variable" fo:font-size="11pt" fo:font-style="normal" fo:text-shadow="none" style:text-underline-style="none" fo:font-weight="normal" style:font-family-asian="'MS Gothic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 style:text-emphasize="none" style:font-relief="none"/>
    </style:style>
    <style:style style:name="T74" style:family="text">
      <style:text-properties style:use-window-font-color="true" style:text-outline="false" style:text-line-through-style="none" fo:font-family="Webdings" style:font-style-name="Regular" style:font-charset="x-symbol" fo:font-size="11pt" fo:font-style="normal" fo:text-shadow="none" style:text-underline-style="none" fo:font-weight="normal" style:font-family-asian="Webdings" style:font-style-name-asian="Regular" style:font-charset-asian="x-symbol" style:font-size-asian="11pt" style:font-style-asian="normal" style:font-weight-asian="normal" style:font-family-complex="Webdings" style:font-style-name-complex="Regular" style:font-charset-complex="x-symbol" style:font-size-complex="11pt" style:font-style-complex="normal" style:font-weight-complex="normal" style:text-emphasize="none" style:font-relief="none"/>
    </style:style>
    <style:style style:name="T75" style:family="text">
      <style:text-properties style:use-window-font-color="true" style:text-outline="false" style:text-line-through-style="none" fo:font-family="Georgia" style:font-style-name="Regular" style:font-family-generic="roman" style:font-pitch="variable" fo:font-size="11pt" fo:font-style="normal" fo:text-shadow="none" style:text-underline-style="none" fo:font-weight="bold" style:font-family-asian="'MS Gothic'" style:font-pitch-asian="variable" style:font-size-asian="11pt" style:font-style-asian="normal" style:font-weight-asian="bold" style:font-family-complex="Tahoma" style:font-pitch-complex="variable" style:font-size-complex="11pt" style:font-style-complex="normal" style:font-weight-complex="bold" style:text-emphasize="none" style:font-relief="none"/>
    </style:style>
    <style:style style:name="T76" style:family="text">
      <style:text-properties fo:color="#3399ff" fo:font-family="Harrington" style:font-style-name="Regular" style:font-family-generic="decorative" style:font-pitch="variable" fo:font-size="48pt" style:font-size-asian="48pt" style:font-size-complex="48pt"/>
    </style:style>
    <style:style style:name="T77" style:family="text">
      <style:text-properties style:use-window-font-color="true" fo:font-family="Harrington" style:font-style-name="Regular" style:font-family-generic="decorative" style:font-pitch="variable" fo:font-size="48pt" style:font-size-asian="48pt" style:font-size-complex="48pt"/>
    </style:style>
    <style:style style:name="T78" style:family="text">
      <style:text-properties fo:color="#ff3333" fo:font-family="Harrington" style:font-style-name="Regular" style:font-family-generic="decorative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1" draw:layer="layout" svg:width="19.049cm" svg:height="24.764cm" svg:x="1.27cm" svg:y="1.526cm" svg:viewBox="0 0 19050 24765" svg:d="M0 0c6350 0 12700 0 19050 0zM0 24765c6350 0 12700 0 19050 0zM0 0c0 8255 0 16510 0 24765zM19050 0c0 8255 0 16510 0 24765zM6350 0c0 8255 0 16510 0 24765zM12700 0c0 8255 0 16510 0 24765zM0 8255c6350 0 12700 0 19050 0zM0 16510c6350 0 12700 0 19050 0z">
          <text:p/>
        </draw:path>
        <draw:custom-shape draw:style-name="gr2" draw:text-style-name="P2" draw:layer="layout" svg:width="6.348cm" svg:height="7.302cm" svg:x="1.272cm" svg:y="2.477cm">
          <text:p text:style-name="P2">Gain one ⚙ counter. If your resolve is greater than 0, gain another ⚙ counter.</text:p>
          <text:p text:style-name="P2"/>
          <text:p text:style-name="P2">You may save up to two ⚙ counters at the end of your turn, for use on future turns or for reactions.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3" draw:text-style-name="P4" draw:layer="layout" svg:width="6.349cm" svg:height="0.953cm" svg:x="7.621cm" svg:y="9.779cm">
          <text:p text:style-name="P3"><text:span text:style-name="T1">Blue Adventurer's Turn</text:span></text:p>
        </draw:rect>
        <draw:rect draw:style-name="gr4" draw:text-style-name="P4" draw:layer="layout" svg:width="6.349cm" svg:height="0.953cm" svg:x="1.271cm" svg:y="1.524cm">
          <text:p text:style-name="P3"><text:span text:style-name="T1">Red Adventurer's Turn</text:span></text:p>
        </draw:rect>
        <draw:rect draw:style-name="gr5" draw:text-style-name="P4" draw:layer="layout" svg:width="6.348cm" svg:height="0.953cm" svg:x="1.272cm" svg:y="9.778cm">
          <text:p text:style-name="P3"><text:span text:style-name="T1">Green Adventurer's Turn</text:span></text:p>
        </draw:rect>
        <draw:rect draw:style-name="gr6" draw:text-style-name="P4" draw:layer="layout" svg:width="6.349cm" svg:height="0.953cm" svg:x="7.621cm" svg:y="1.523cm">
          <text:p text:style-name="P3"><text:span text:style-name="T1">Orange Adventurer's Turn</text:span></text:p>
        </draw:rect>
        <draw:rect draw:style-name="gr7" draw:text-style-name="P4" draw:layer="layout" svg:width="6.349cm" svg:height="0.953cm" svg:x="13.971cm" svg:y="1.524cm">
          <text:p text:style-name="P3"><text:span text:style-name="T1">Yellow Adventurer's Turn</text:span></text:p>
        </draw:rect>
        <draw:rect draw:style-name="gr8" draw:text-style-name="P4" draw:layer="layout" svg:width="6.349cm" svg:height="0.953cm" svg:x="13.971cm" svg:y="9.779cm">
          <text:p text:style-name="P3"><text:span text:style-name="T1">Violet Adventurer's Turn</text:span></text:p>
        </draw:rect>
        <draw:custom-shape draw:style-name="gr2" draw:text-style-name="P2" draw:layer="layout" svg:width="6.348cm" svg:height="7.302cm" svg:x="7.622cm" svg:y="2.476cm">
          <text:p text:style-name="P2">Gain one ⚙ counter. If your resolve is greater than 0, gain another ⚙ counter.</text:p>
          <text:p text:style-name="P2"/>
          <text:p text:style-name="P2">You may save up to two ⚙ counters at the end of your turn, for use on future turns or for reactions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48cm" svg:height="7.302cm" svg:x="13.97cm" svg:y="2.476cm">
          <text:p text:style-name="P2">Gain one ⚙ counter. If your resolve is greater than 0, gain another ⚙ counter.</text:p>
          <text:p text:style-name="P2"/>
          <text:p text:style-name="P2">You may save up to two ⚙ counters at the end of your turn, for use on future turns or for reactions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48cm" svg:height="7.302cm" svg:x="1.274cm" svg:y="10.732cm">
          <text:p text:style-name="P2">Gain one ⚙ counter. If your resolve is greater than 0, gain another ⚙ counter.</text:p>
          <text:p text:style-name="P2"/>
          <text:p text:style-name="P2">You may save up to two ⚙ counters at the end of your turn, for use on future turns or for reactions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48cm" svg:height="7.302cm" svg:x="7.624cm" svg:y="10.731cm">
          <text:p text:style-name="P2">Gain one ⚙ counter. If your resolve is greater than 0, gain another ⚙ counter.</text:p>
          <text:p text:style-name="P2"/>
          <text:p text:style-name="P2">You may save up to two ⚙ counters at the end of your turn, for use on future turns or for reactions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48cm" svg:height="7.302cm" svg:x="13.972cm" svg:y="10.731cm">
          <text:p text:style-name="P2">Gain one ⚙ counter. If your resolve is greater than 0, gain another ⚙ counter.</text:p>
          <text:p text:style-name="P2"/>
          <text:p text:style-name="P2">You may save up to two ⚙ counters at the end of your turn, for use on future turns or for reactions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6.348cm" svg:height="6.984cm" svg:x="13.972cm" svg:y="18.988cm">
          <text:p text:style-name="P2"><text:span text:style-name="T2">Advance the Doom clock to the next quarter hour.</text:span></text:p>
          <text:p text:style-name="P2"><text:span text:style-name="T2"/></text:p>
          <text:p text:style-name="P2"><text:span text:style-name="T2">When the Doom clock strikes XII, play every card in the Atlantis deck.</text:span></text:p>
          <draw:enhanced-geometry svg:viewBox="0 0 21600 21600" draw:type="rectangle" draw:enhanced-path="M 0 0 L 21600 0 21600 21600 0 21600 0 0 Z N"/>
        </draw:custom-shape>
        <draw:rect draw:style-name="gr10" draw:text-style-name="P6" draw:layer="layout" svg:width="6.35cm" svg:height="0.953cm" svg:x="13.97cm" svg:y="18.035cm">
          <text:p text:style-name="P5"><text:span text:style-name="T3">Tick</text:span></text:p>
        </draw:rect>
        <draw:rect draw:style-name="gr11" draw:text-style-name="P7" draw:layer="layout" svg:width="6.349cm" svg:height="8.255cm" svg:x="13.971cm" svg:y="18.035cm">
          <text:p/>
        </draw:rect>
        <draw:g>
          <draw:path draw:style-name="gr12" draw:text-style-name="P1" draw:layer="layout" svg:width="1.777cm" svg:height="1.825cm" svg:x="9.652cm" svg:y="15.893cm" svg:viewBox="0 0 1778 1826" svg:d="M1149 369c-103 0-186-83-186-184s83-185 186-185 185 83 185 185-83 184-185 184zM395 864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<text:p/>
          </draw:path>
          <draw:custom-shape draw:style-name="gr13" draw:text-style-name="P1" draw:layer="layout" svg:width="0.394cm" svg:height="0.069cm" draw:transform="rotate (0.1745329251994) translate (10.647cm 15.95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28cm" svg:height="0.165cm" draw:transform="rotate (0.1745329251994) translate (10.589cm 15.8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4" draw:text-style-name="P1" draw:layer="layout" svg:width="1.777cm" svg:height="1.825cm" svg:x="3.492cm" svg:y="7.635cm" svg:viewBox="0 0 1778 1826" svg:d="M1149 369c-103 0-186-83-186-184s83-185 186-185 185 83 185 185-83 184-185 184zM395 864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<text:p/>
          </draw:path>
          <draw:custom-shape draw:style-name="gr15" draw:text-style-name="P1" draw:layer="layout" svg:width="0.615cm" svg:height="0.599cm" draw:transform="rotate (-0.349065850399987) translate (4.334cm 8.594cm)">
            <text:p/>
  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16" draw:text-style-name="P1" draw:layer="layout" svg:width="0.418cm" svg:height="0.323cm" svg:x="4.371cm" svg:y="7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0.46cm" svg:height="0.165cm" svg:x="4.277cm" svg:y="7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169cm" draw:transform="rotate (-0.785398163398487) translate (4.67cm 7.3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42cm" svg:height="0.399cm" svg:x="4.052cm" svg:y="7.415cm">
            <text:p/>
            <draw:enhanced-geometry svg:viewBox="0 0 21600 21600" draw:mirror-horizontal="false" draw:mirror-vertical="false" draw:type="block-arc" draw:modifiers="-175.606295513144 10000.495792876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g>
          <draw:path draw:style-name="gr17" draw:text-style-name="P1" draw:layer="layout" svg:width="0.37cm" svg:height="0.368cm" svg:x="4.265cm" svg:y="15.893cm" svg:viewBox="0 0 371 369" svg:d="M186 369c-103 0-186-83-186-184s83-185 186-185 185 83 185 185-83 184-185 184z">
            <text:p/>
          </draw:path>
          <draw:path draw:style-name="gr17" draw:text-style-name="P1" draw:layer="layout" svg:width="1.777cm" svg:height="1.43cm" svg:x="3.302cm" svg:y="16.288cm" svg:viewBox="0 0 1778 1431" svg:d="M395 469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<text:p/>
          </draw:path>
          <draw:custom-shape draw:style-name="gr18" draw:text-style-name="P1" draw:layer="layout" svg:width="0.286cm" svg:height="0.268cm" draw:transform="rotate (0.1745329251994) translate (4.243cm 15.731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54cm" svg:height="0.04cm" draw:transform="rotate (0.1745329251994) translate (4.154cm 15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027cm" svg:height="1.031cm" draw:transform="rotate (-0.349065850399987) translate (5.05cm 16.5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ath draw:style-name="gr20" draw:text-style-name="P1" draw:layer="layout" svg:width="1.777cm" svg:height="1.825cm" svg:x="9.525cm" svg:y="7.635cm" svg:viewBox="0 0 1778 1826" svg:d="M1149 369c-103 0-186-83-186-184s83-185 186-185 185 83 185 185-83 184-185 184zM395 864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<text:p/>
          </draw:path>
          <draw:custom-shape draw:style-name="gr21" draw:text-style-name="P1" draw:layer="layout" svg:width="0.458cm" svg:height="0.558cm" draw:transform="rotate (-0.261799387800286) translate (10.481cm 7.358cm)">
            <text:p/>
            <draw:enhanced-geometry draw:mirror-vertical="true" draw:mirror-horizontal="false" draw:glue-point-type="segments" draw:type="mso-spt100" draw:modifiers="179.69685055632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2" draw:text-style-name="P1" draw:layer="layout" svg:width="0.143cm" svg:height="0.443cm" draw:transform="rotate (-0.0872664626008864) translate (10.092cm 8.5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43cm" svg:height="0.496cm" draw:transform="rotate (0.4363323129985) translate (10.501cm 8.6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238cm" svg:height="0.206cm" svg:x="10.734cm" svg:y="7.511cm">
            <text:p/>
  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22" draw:text-style-name="P1" draw:layer="layout" svg:width="0.26cm" svg:height="0.322cm" draw:transform="rotate (-0.349065850399987) translate (10.34cm 7.535cm)">
            <text:p/>
            <draw:enhanced-geometry svg:viewBox="0 0 21600 21600" draw:mirror-horizontal="tru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22" draw:text-style-name="P1" draw:layer="layout" svg:width="0.143cm" svg:height="0.492cm" draw:transform="rotate (0.4363323129985) translate (10.326cm 8.7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43cm" svg:height="0.501cm" draw:transform="rotate (-0.0872664626008864) translate (10.273cm 8.6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23" draw:text-style-name="P1" draw:layer="layout" svg:width="1.777cm" svg:height="1.825cm" svg:x="16.192cm" svg:y="15.893cm" svg:viewBox="0 0 1778 1826" svg:d="M1149 369c-103 0-186-83-186-184s83-185 186-185 185 83 185 185-83 184-185 184zM395 864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<text:p/>
          </draw:path>
          <draw:custom-shape draw:style-name="gr24" draw:text-style-name="P1" draw:layer="layout" svg:width="0.54cm" svg:height="0.04cm" draw:transform="rotate (0.1745329251994) translate (17.047cm 15.9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305cm" svg:height="0.246cm" draw:transform="rotate (0.1745329251994) translate (17.13cm 15.794cm)">
            <text:p/>
            <draw:enhanced-geometry svg:viewBox="0 0 21600 21600" draw:path-stretchpoint-x="10800" draw:path-stretchpoint-y="10800" draw:text-areas="?f3 ?f4 ?f5 ?f6" draw:type="round-rectangle" draw:modifiers="6733.60323886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" draw:layer="layout" svg:width="0.123cm" svg:height="0.123cm" svg:x="17.46cm" svg:y="15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26" draw:text-style-name="P1" draw:layer="layout" svg:width="0.37cm" svg:height="0.368cm" svg:x="17.155cm" svg:y="7.635cm" svg:viewBox="0 0 371 369" svg:d="M186 369c-103 0-186-83-186-184s83-185 186-185 185 83 185 185-83 184-185 184z">
            <text:p/>
          </draw:path>
          <draw:path draw:style-name="gr26" draw:text-style-name="P1" draw:layer="layout" svg:width="1.777cm" svg:height="1.43cm" svg:x="16.192cm" svg:y="8.03cm" svg:viewBox="0 0 1778 1431" svg:d="M395 469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<text:p/>
          </draw:path>
        </draw:g>
      </draw:page>
      <draw:page draw:name="page2" draw:style-name="dp1" draw:master-page-name="Default">
        <office:forms form:automatic-focus="false" form:apply-design-mode="false"/>
        <draw:custom-shape draw:style-name="gr9" draw:text-style-name="P2" draw:layer="layout" svg:width="6.348cm" svg:height="7.303cm" svg:x="13.972cm" svg:y="2.476cm">
          <text:p text:style-name="P8"><text:span text:style-name="T4">Each morlock scout takes 2 actions.</text:span></text:p>
          <text:p text:style-name="P8"><text:span text:style-name="T2"/></text:p>
          <text:p text:style-name="P8"><text:span text:style-name="T4">1. If your area has enemy creatures:</text:span></text:p>
          <text:p text:style-name="P9"><text:span text:style-name="T5">Retreat: </text:span><text:span text:style-name="T6">Walk to nearest area having no enemy creatures</text:span><text:span text:style-name="T4">.</text:span></text:p>
          <text:p text:style-name="P8"><text:span text:style-name="T4"/></text:p>
          <text:p text:style-name="P8"><text:span text:style-name="T4">2. If a connected area has enemy creatures:</text:span></text:p>
          <text:p text:style-name="P10"><text:span text:style-name="T5">Summon:</text:span><text:span text:style-name="T6"> Add a morlock warrior to your area.</text:span></text:p>
          <text:p text:style-name="P8"><text:span text:style-name="T4"/></text:p>
          <text:p text:style-name="P8"><text:span text:style-name="T4">3. </text:span><text:span text:style-name="T5">Walk:</text:span><text:span text:style-name="T6"> Move toward nearest largest enemy creature.</text:span></text:p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9.049cm" svg:height="24.764cm" svg:x="1.27cm" svg:y="1.525cm" svg:viewBox="0 0 19050 24765" svg:d="M0 0c6350 0 12700 0 19050 0zM0 24765c6350 0 12700 0 19050 0zM0 0c0 8255 0 16510 0 24765zM19050 0c0 8255 0 16510 0 24765zM6350 0c0 8255 0 16510 0 24765zM12700 0c0 8255 0 16510 0 24765zM0 8255c6350 0 12700 0 19050 0zM0 16510c6350 0 12700 0 19050 0z">
          <text:p/>
        </draw:path>
        <draw:rect draw:style-name="gr27" draw:text-style-name="P12" draw:layer="layout" svg:width="6.35cm" svg:height="0.953cm" svg:x="13.97cm" svg:y="1.524cm">
          <text:p text:style-name="P11"><text:span text:style-name="T7">I.30 Morlock Scout</text:span></text:p>
        </draw:rect>
        <draw:rect draw:style-name="gr11" draw:text-style-name="P7" draw:layer="layout" svg:width="6.35cm" svg:height="8.255cm" svg:x="13.97cm" svg:y="1.524cm">
          <text:p/>
        </draw:rect>
        <draw:custom-shape draw:style-name="gr9" draw:text-style-name="P2" draw:layer="layout" svg:width="6.348cm" svg:height="7.303cm" svg:x="7.622cm" svg:y="2.476cm">
          <text:p text:style-name="P8"><text:span text:style-name="T4">Each morlock warrior takes 2 actions. </text:span></text:p>
          <text:p text:style-name="P8"><text:span text:style-name="T4"/></text:p>
          <text:p text:style-name="P8"><text:span text:style-name="T4">1. If a weapon is in your area:</text:span></text:p>
          <text:p text:style-name="P13"><text:span text:style-name="T5">Take:</text:span><text:span text:style-name="T6"> Take the weapon.</text:span></text:p>
          <text:p text:style-name="P8"><text:span text:style-name="T6"/></text:p>
          <text:p text:style-name="P8"><text:span text:style-name="T4">2. If an enemy is in your area:</text:span></text:p>
          <text:p text:style-name="P14"><text:span text:style-name="T5">Attack:</text:span><text:span text:style-name="T6"> Deal 1 damage to largest enemy.</text:span></text:p>
          <text:p text:style-name="P8"><text:span text:style-name="T6"/></text:p>
          <text:p text:style-name="P8"><text:span text:style-name="T6">3. </text:span><text:span text:style-name="T5">Walk:</text:span><text:span text:style-name="T6"> Move toward nearest largest enemy.</text:span></text:p>
          <draw:enhanced-geometry svg:viewBox="0 0 21600 21600" draw:type="rectangle" draw:enhanced-path="M 0 0 L 21600 0 21600 21600 0 21600 0 0 Z N"/>
        </draw:custom-shape>
        <draw:rect draw:style-name="gr27" draw:text-style-name="P12" draw:layer="layout" svg:width="6.35cm" svg:height="0.953cm" svg:x="7.62cm" svg:y="1.524cm">
          <text:p text:style-name="P11"><text:span text:style-name="T7">I.20 Morlock Warrior</text:span></text:p>
        </draw:rect>
        <draw:rect draw:style-name="gr11" draw:text-style-name="P7" draw:layer="layout" svg:width="6.35cm" svg:height="8.255cm" svg:x="7.62cm" svg:y="1.524cm">
          <text:p/>
        </draw:rect>
        <draw:custom-shape draw:style-name="gr9" draw:text-style-name="P15" draw:layer="layout" svg:width="6.348cm" svg:height="7.303cm" svg:x="7.622cm" svg:y="18.986cm">
          <text:p text:style-name="P8"><text:span text:style-name="T4">Pass the Clock deck and discard pile--without shuffling them together--to the adventurer on your left. That adventurer becomes the leader.</text:span></text:p>
          <text:p text:style-name="P8"><text:span text:style-name="T4"/></text:p>
          <text:p text:style-name="P8"><text:span text:style-name="T4">Reset the Atlantis deck by flipping over its discard pile.</text:span></text:p>
          <draw:enhanced-geometry svg:viewBox="0 0 21600 21600" draw:type="rectangle" draw:enhanced-path="M 0 0 L 21600 0 21600 21600 0 21600 0 0 Z N"/>
        </draw:custom-shape>
        <draw:rect draw:style-name="gr27" draw:text-style-name="P12" draw:layer="layout" svg:width="6.35cm" svg:height="0.953cm" svg:x="7.62cm" svg:y="18.034cm">
          <text:p text:style-name="P11"><text:span text:style-name="T7">IV. New Leader*</text:span></text:p>
        </draw:rect>
        <draw:rect draw:style-name="gr11" draw:text-style-name="P7" draw:layer="layout" svg:width="6.35cm" svg:height="8.255cm" svg:x="7.62cm" svg:y="18.034cm">
          <text:p/>
        </draw:rect>
        <draw:custom-shape draw:style-name="gr9" draw:text-style-name="P16" draw:layer="layout" svg:width="6.348cm" svg:height="7.303cm" svg:x="7.622cm" svg:y="10.731cm">
          <text:p text:style-name="P8"><text:span text:style-name="T8">For each area that has two Lava markers:</text:span></text:p>
          <text:p text:style-name="P8"><text:span text:style-name="T8"/></text:p>
          <text:p text:style-name="P8"><text:span text:style-name="T8">1. Narrow each connection from the area.</text:span></text:p>
          <text:p text:style-name="P8"><text:span text:style-name="T8"/></text:p>
          <text:p text:style-name="P8"><text:span text:style-name="T8">2. Add a Lava marker to each area that is still connected.</text:span></text:p>
          <text:p text:style-name="P8"><text:span text:style-name="T8"/></text:p>
          <text:p text:style-name="P8"><text:span text:style-name="T8">3. Destroy the area.</text:span></text:p>
          <text:p text:style-name="P8"><text:span text:style-name="T8"/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rect draw:style-name="gr27" draw:text-style-name="P12" draw:layer="layout" svg:width="6.35cm" svg:height="0.953cm" svg:x="7.62cm" svg:y="9.779cm">
          <text:p text:style-name="P11"><text:span text:style-name="T7">II.20 Lava</text:span></text:p>
        </draw:rect>
        <draw:rect draw:style-name="gr11" draw:text-style-name="P7" draw:layer="layout" svg:width="6.35cm" svg:height="8.255cm" svg:x="7.62cm" svg:y="9.779cm">
          <text:p/>
        </draw:rect>
        <draw:custom-shape draw:style-name="gr28" draw:text-style-name="P2" draw:layer="layout" svg:width="6.348cm" svg:height="7.303cm" svg:x="1.272cm" svg:y="18.986cm">
          <text:p text:style-name="P8"><text:span text:style-name="T4">Roll 1d6. Subtract 1 for each Doom counter. On 1-, p</text:span><text:span text:style-name="T6">lay the top card of the Doom deck.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7" draw:text-style-name="P12" draw:layer="layout" svg:width="6.35cm" svg:height="0.953cm" svg:x="1.27cm" svg:y="18.034cm">
          <text:p text:style-name="P11"><text:span text:style-name="T7">III. Doom*</text:span></text:p>
        </draw:rect>
        <draw:rect draw:style-name="gr11" draw:text-style-name="P7" draw:layer="layout" svg:width="6.35cm" svg:height="8.255cm" svg:x="1.27cm" svg:y="18.034cm">
          <text:p/>
        </draw:rect>
        <draw:custom-shape draw:style-name="gr9" draw:text-style-name="P2" draw:layer="layout" svg:width="6.348cm" svg:height="7.303cm" svg:x="1.272cm" svg:y="2.476cm">
          <text:p text:style-name="P8"><text:span text:style-name="T4">Each guard turret takes 2 actions. </text:span></text:p>
          <text:p text:style-name="P8"><text:span text:style-name="T2"/></text:p>
          <text:p text:style-name="P8"><text:span text:style-name="T4">1. If an enemy is in your area or a connected area:</text:span></text:p>
          <text:p text:style-name="P17"><text:span text:style-name="T5">Attack:</text:span><text:span text:style-name="T4"> Deal </text:span><text:span text:style-name="T10">1 damage</text:span><text:span text:style-name="T4"> to nearest largest enemy.</text:span></text:p>
          <draw:enhanced-geometry svg:viewBox="0 0 21600 21600" draw:type="rectangle" draw:enhanced-path="M 0 0 L 21600 0 21600 21600 0 21600 0 0 Z N"/>
        </draw:custom-shape>
        <draw:rect draw:style-name="gr27" draw:text-style-name="P12" draw:layer="layout" svg:width="6.35cm" svg:height="0.953cm" svg:x="1.27cm" svg:y="1.524cm">
          <text:p text:style-name="P11"><text:span text:style-name="T7">I.10 Guard Turret</text:span></text:p>
        </draw:rect>
        <draw:rect draw:style-name="gr11" draw:text-style-name="P7" draw:layer="layout" svg:width="6.35cm" svg:height="8.255cm" svg:x="1.27cm" svg:y="1.524cm">
          <text:p/>
        </draw:rect>
        <draw:custom-shape draw:style-name="gr9" draw:text-style-name="P2" draw:layer="layout" svg:width="6.348cm" svg:height="7.303cm" svg:x="13.972cm" svg:y="10.731cm">
          <text:p text:style-name="P8"><text:span text:style-name="T4">Advance the security gate tracker.</text:span></text:p>
          <text:p text:style-name="P8"><text:span text:style-name="T4"/></text:p>
          <text:p text:style-name="P8"><text:span text:style-name="T4">If the security gate is closed, remove this card from the Atlantis deck.</text:span></text:p>
          <text:p text:style-name="P8"><text:span text:style-name="T4"/></text:p>
          <text:p text:style-name="P8"><text:span text:style-name="T11"/></text:p>
          <draw:enhanced-geometry svg:viewBox="0 0 21600 21600" draw:type="rectangle" draw:enhanced-path="M 0 0 L 21600 0 21600 21600 0 21600 0 0 Z N"/>
        </draw:custom-shape>
        <draw:rect draw:style-name="gr27" draw:text-style-name="P12" draw:layer="layout" svg:width="6.35cm" svg:height="0.953cm" svg:x="13.97cm" svg:y="9.779cm">
          <text:p text:style-name="P11"><text:span text:style-name="T7">II.30 Security Gate</text:span></text:p>
        </draw:rect>
        <draw:rect draw:style-name="gr11" draw:text-style-name="P7" draw:layer="layout" svg:width="6.35cm" svg:height="8.255cm" svg:x="13.97cm" svg:y="9.779cm">
          <text:p/>
        </draw:rect>
        <draw:custom-shape draw:style-name="gr9" draw:text-style-name="P2" draw:layer="layout" svg:width="6.348cm" svg:height="7.303cm" svg:x="1.272cm" svg:y="10.731cm">
          <text:p text:style-name="P8"><text:span text:style-name="T4">For each area that has three Flood markers:</text:span></text:p>
          <text:p text:style-name="P8"><text:span text:style-name="T4"/></text:p>
          <text:p text:style-name="P8"><text:span text:style-name="T4">1. Narrow each connection from the area.</text:span></text:p>
          <text:p text:style-name="P8"><text:span text:style-name="T4"/></text:p>
          <text:p text:style-name="P8"><text:span text:style-name="T4">2. Add a Flood marker to each area that is still connected.</text:span></text:p>
          <text:p text:style-name="P8"><text:span text:style-name="T4"/></text:p>
          <text:p text:style-name="P8"><text:span text:style-name="T11"/></text:p>
          <draw:enhanced-geometry svg:viewBox="0 0 21600 21600" draw:type="rectangle" draw:enhanced-path="M 0 0 L 21600 0 21600 21600 0 21600 0 0 Z N"/>
        </draw:custom-shape>
        <draw:rect draw:style-name="gr27" draw:text-style-name="P12" draw:layer="layout" svg:width="6.35cm" svg:height="0.953cm" svg:x="1.27cm" svg:y="9.779cm">
          <text:p text:style-name="P11"><text:span text:style-name="T7">II.10 Flood</text:span></text:p>
        </draw:rect>
        <draw:rect draw:style-name="gr11" draw:text-style-name="P7" draw:layer="layout" svg:width="6.35cm" svg:height="8.255cm" svg:x="1.27cm" svg:y="9.779cm">
          <text:p/>
        </draw:rect>
      </draw:page>
      <draw:page draw:name="Discoveries" draw:style-name="dp1" draw:master-page-name="Default">
        <office:forms form:automatic-focus="false" form:apply-design-mode="false"/>
        <draw:rect draw:style-name="gr29" draw:text-style-name="P19" draw:layer="layout" svg:width="6.35cm" svg:height="0.634cm" svg:x="13.97cm" svg:y="10.732cm">
          <text:p text:style-name="P18"><text:span text:style-name="T12">Discovery</text:span></text:p>
        </draw:rect>
        <draw:rect draw:style-name="gr29" draw:text-style-name="P19" draw:layer="layout" svg:width="6.35cm" svg:height="0.634cm" svg:x="1.27cm" svg:y="2.479cm">
          <text:p text:style-name="P18"><text:span text:style-name="T12">Discovery</text:span></text:p>
        </draw:rect>
        <draw:custom-shape draw:style-name="gr9" draw:text-style-name="P16" draw:layer="layout" svg:width="6.349cm" svg:height="6.664cm" svg:x="13.971cm" svg:y="11.37cm">
          <text:p text:style-name="P8"><text:span text:style-name="T9">This entire area is unlit. Who can tell what lurks within?</text:span></text:p>
          <text:p text:style-name="P8"><text:span text:style-name="T13"/></text:p>
          <text:p text:style-name="P8"><text:span text:style-name="T13">Place a Dark marker in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5cm" svg:height="8.254cm" svg:x="13.97cm" svg:y="9.78cm">
          <text:p/>
        </draw:rect>
        <draw:rect draw:style-name="gr30" draw:text-style-name="P20" draw:layer="layout" svg:width="6.35cm" svg:height="0.953cm" svg:x="13.97cm" svg:y="9.779cm">
          <text:p text:style-name="P8"><text:span text:style-name="T14">Darkness</text:span></text:p>
        </draw:rect>
        <draw:custom-shape draw:style-name="gr9" draw:text-style-name="P2" draw:layer="layout" svg:width="6.35cm" svg:height="6.666cm" svg:x="1.27cm" svg:y="3.113cm">
          <text:p text:style-name="P8"><text:span text:style-name="T15">As you step out into the area, the connection behind you cracks, rumbles, and collapses.</text:span></text:p>
          <text:p text:style-name="P8"><text:span text:style-name="T16"/></text:p>
          <text:p text:style-name="P8"><text:span text:style-name="T16">Place a wall marker over the entry connection.</text:span></text:p>
          <text:p text:style-name="P8"><text:span text:style-name="T16"/></text:p>
          <text:p text:style-name="P8"><text:span text:style-name="T16">If you did not arrive in the area via a connection, place a wall marker over any connection from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4cm" svg:x="1.271cm" svg:y="1.525cm">
          <text:p/>
        </draw:rect>
        <draw:rect draw:style-name="gr30" draw:text-style-name="P20" draw:layer="layout" svg:width="6.349cm" svg:height="0.953cm" svg:x="1.271cm" svg:y="1.524cm">
          <text:p text:style-name="P8"><text:span text:style-name="T14">Connection Collapse</text:span></text:p>
        </draw:rect>
        <draw:path draw:style-name="gr1" draw:text-style-name="P1" draw:layer="layout" svg:width="19.049cm" svg:height="24.764cm" svg:x="1.27cm" svg:y="1.527cm" svg:viewBox="0 0 19050 24765" svg:d="M0 0c6350 0 12700 0 19050 0zM0 24765c6350 0 12700 0 19050 0zM0 0c0 8255 0 16510 0 24765zM19050 0c0 8255 0 16510 0 24765zM6350 0c0 8255 0 16510 0 24765zM12700 0c0 8255 0 16510 0 24765zM0 8255c6350 0 12700 0 19050 0zM0 16510c6350 0 12700 0 19050 0z">
          <text:p/>
        </draw:path>
        <draw:rect draw:style-name="gr29" draw:text-style-name="P19" draw:layer="layout" svg:width="6.35cm" svg:height="0.634cm" svg:x="7.62cm" svg:y="2.479cm">
          <text:p text:style-name="P18"><text:span text:style-name="T12">Discovery</text:span></text:p>
        </draw:rect>
        <draw:custom-shape draw:style-name="gr9" draw:text-style-name="P2" draw:layer="layout" svg:width="6.35cm" svg:height="6.666cm" svg:x="7.62cm" svg:y="3.113cm">
          <text:p text:style-name="P8"><text:span text:style-name="T15">This area is covered with water, and the level is slowly rising.</text:span></text:p>
          <text:p text:style-name="P8"><text:span text:style-name="T16"/></text:p>
          <text:p text:style-name="P8"><text:span text:style-name="T16">Place a Flood marker in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4cm" svg:x="7.621cm" svg:y="1.525cm">
          <text:p/>
        </draw:rect>
        <draw:rect draw:style-name="gr30" draw:text-style-name="P20" draw:layer="layout" svg:width="6.349cm" svg:height="0.953cm" svg:x="7.621cm" svg:y="1.524cm">
          <text:p text:style-name="P8"><text:span text:style-name="T14">Flood</text:span></text:p>
        </draw:rect>
        <draw:rect draw:style-name="gr29" draw:text-style-name="P19" draw:layer="layout" svg:width="6.35cm" svg:height="0.634cm" svg:x="1.27cm" svg:y="10.734cm">
          <text:p text:style-name="P18"><text:span text:style-name="T12">Discovery</text:span></text:p>
        </draw:rect>
        <draw:custom-shape draw:style-name="gr9" draw:text-style-name="P2" draw:layer="layout" svg:width="6.35cm" svg:height="6.666cm" svg:x="1.27cm" svg:y="11.368cm">
          <text:p text:style-name="P8"><text:span text:style-name="T15">A hole in the floor leads down under the city.</text:span></text:p>
          <text:p text:style-name="P8"><text:span text:style-name="T16"/></text:p>
          <text:p text:style-name="P8"><text:span text:style-name="T16">Place a Tunnel marker in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4cm" svg:x="1.271cm" svg:y="9.78cm">
          <text:p/>
        </draw:rect>
        <draw:rect draw:style-name="gr30" draw:text-style-name="P20" draw:layer="layout" svg:width="6.349cm" svg:height="0.953cm" svg:x="1.271cm" svg:y="9.779cm">
          <text:p text:style-name="P8"><text:span text:style-name="T14">Tunnel</text:span></text:p>
        </draw:rect>
        <draw:rect draw:style-name="gr29" draw:text-style-name="P19" draw:layer="layout" svg:width="6.35cm" svg:height="0.634cm" svg:x="13.97cm" svg:y="2.476cm">
          <text:p text:style-name="P18"><text:span text:style-name="T12">Discovery</text:span></text:p>
        </draw:rect>
        <draw:custom-shape draw:style-name="gr9" draw:text-style-name="P21" draw:layer="layout" svg:width="6.348cm" svg:height="6.639cm" svg:x="13.972cm" svg:y="3.14cm">
          <text:p text:style-name="P8"><text:span text:style-name="T11">This room is stifling. Orange goo rises from a crack in the floor.</text:span></text:p>
          <text:p text:style-name="P8"><text:span text:style-name="T4"/></text:p>
          <text:p text:style-name="P8"><text:span text:style-name="T17">Place</text:span><text:span text:style-name="T4"> a Lava marker in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5cm" svg:height="8.228cm" svg:x="13.97cm" svg:y="1.551cm">
          <text:p/>
        </draw:rect>
        <draw:rect draw:style-name="gr30" draw:text-style-name="P20" draw:layer="layout" svg:width="6.349cm" svg:height="0.953cm" svg:x="13.971cm" svg:y="1.524cm">
          <text:p text:style-name="P8"><text:span text:style-name="T14">Lava</text:span></text:p>
        </draw:rect>
        <draw:rect draw:style-name="gr29" draw:text-style-name="P19" draw:layer="layout" svg:width="6.35cm" svg:height="0.634cm" svg:x="1.27cm" svg:y="18.989cm">
          <text:p text:style-name="P18"><text:span text:style-name="T12">Discovery</text:span></text:p>
        </draw:rect>
        <draw:custom-shape draw:style-name="gr9" draw:text-style-name="P2" draw:layer="layout" svg:width="6.35cm" svg:height="6.666cm" svg:x="1.27cm" svg:y="19.623cm">
          <text:p text:style-name="P8"><text:span text:style-name="T15">This metal shaft appears to be out of place. It may be useful.</text:span></text:p>
          <text:p text:style-name="P8"><text:span text:style-name="T16"/></text:p>
          <text:p text:style-name="P8"><text:span text:style-name="T16">Place a javelin in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4cm" svg:x="1.271cm" svg:y="18.035cm">
          <text:p/>
        </draw:rect>
        <draw:rect draw:style-name="gr30" draw:text-style-name="P20" draw:layer="layout" svg:width="6.349cm" svg:height="0.953cm" svg:x="1.271cm" svg:y="18.034cm">
          <text:p text:style-name="P8"><text:span text:style-name="T14">Javelin</text:span></text:p>
        </draw:rect>
        <draw:rect draw:style-name="gr29" draw:text-style-name="P19" draw:layer="layout" svg:width="6.35cm" svg:height="0.634cm" svg:x="7.62cm" svg:y="10.736cm">
          <text:p text:style-name="P18"><text:span text:style-name="T12">Discovery</text:span></text:p>
        </draw:rect>
        <draw:custom-shape draw:style-name="gr9" draw:text-style-name="P2" draw:layer="layout" svg:width="6.35cm" svg:height="6.668cm" svg:x="7.62cm" svg:y="11.369cm">
          <text:p text:style-name="P8"><text:span text:style-name="T11">A great rift across the center of this area divides it in two, and plunges down into unknown depths.</text:span></text:p>
          <text:p text:style-name="P8"><text:span text:style-name="T2"/></text:p>
          <text:p text:style-name="P8"><text:span text:style-name="T2">Place a chasm marker on this area tile.</text:span></text:p>
          <text:p text:style-name="P8"><text:span text:style-name="T2"/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5cm" svg:height="8.257cm" svg:x="7.62cm" svg:y="9.78cm">
          <text:p/>
        </draw:rect>
        <draw:rect draw:style-name="gr30" draw:text-style-name="P20" draw:layer="layout" svg:width="6.35cm" svg:height="0.953cm" svg:x="7.62cm" svg:y="9.779cm">
          <text:p text:style-name="P8"><text:span text:style-name="T14">Chasm</text:span></text:p>
        </draw:rect>
        <draw:rect draw:style-name="gr29" draw:text-style-name="P19" draw:layer="layout" svg:width="6.35cm" svg:height="0.634cm" svg:x="7.62cm" svg:y="18.987cm">
          <text:p text:style-name="P18"><text:span text:style-name="T12">Discovery</text:span></text:p>
        </draw:rect>
        <draw:custom-shape draw:style-name="gr9" draw:text-style-name="P2" draw:layer="layout" svg:width="6.347cm" svg:height="6.666cm" svg:x="7.623cm" svg:y="19.623cm">
          <text:p text:style-name="P8"><text:span text:style-name="T15">Part of the ceiling in this area has given way.</text:span></text:p>
          <text:p text:style-name="P8"><text:span text:style-name="T16"/></text:p>
          <text:p text:style-name="P8"><text:span text:style-name="T16">Place </text:span><text:span text:style-name="T18">2</text:span><text:span text:style-name="T16"> rubble in this area.</text:span></text:p>
          <text:p text:style-name="P8"><text:span text:style-name="T16"/></text:p>
          <text:p text:style-name="P8"><text:span text:style-name="T19">Deal 1 damage to each station in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4cm" svg:x="7.621cm" svg:y="18.035cm">
          <text:p/>
        </draw:rect>
        <draw:rect draw:style-name="gr30" draw:text-style-name="P20" draw:layer="layout" svg:width="6.349cm" svg:height="0.953cm" svg:x="7.621cm" svg:y="18.034cm">
          <text:p text:style-name="P8"><text:span text:style-name="T14">Wrecked</text:span></text:p>
        </draw:rect>
        <draw:rect draw:style-name="gr29" draw:text-style-name="P19" draw:layer="layout" svg:width="6.35cm" svg:height="0.634cm" svg:x="13.97cm" svg:y="18.987cm">
          <text:p text:style-name="P18"><text:span text:style-name="T12">Discovery</text:span></text:p>
        </draw:rect>
        <draw:custom-shape draw:style-name="gr9" draw:text-style-name="P2" draw:layer="layout" svg:width="6.347cm" svg:height="6.666cm" svg:x="13.973cm" svg:y="19.621cm">
          <text:p text:style-name="P8"><text:span text:style-name="T15">A shaggy figure screams and charges at you, waving a stone cudgel.</text:span></text:p>
          <text:p text:style-name="P8"><text:span text:style-name="T16"/></text:p>
          <text:p text:style-name="P8"><text:span text:style-name="T16">Place </text:span><text:span text:style-name="T19">a morlock warrior in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4cm" svg:x="13.971cm" svg:y="18.035cm">
          <text:p/>
        </draw:rect>
        <draw:rect draw:style-name="gr30" draw:text-style-name="P20" draw:layer="layout" svg:width="6.349cm" svg:height="0.953cm" svg:x="13.971cm" svg:y="18.034cm">
          <text:p text:style-name="P8"><text:span text:style-name="T14">Morlock Warrior</text:span></text:p>
        </draw:rect>
      </draw:page>
      <draw:page draw:name="Events &amp; Discoveries" draw:style-name="dp1" draw:master-page-name="Default">
        <office:forms form:automatic-focus="false" form:apply-design-mode="false"/>
        <draw:path draw:style-name="gr1" draw:text-style-name="P1" draw:layer="layout" svg:width="19.049cm" svg:height="24.764cm" svg:x="1.27cm" svg:y="1.527cm" svg:viewBox="0 0 19050 24765" svg:d="M0 0c6350 0 12700 0 19050 0zM0 24765c6350 0 12700 0 19050 0zM0 0c0 8255 0 16510 0 24765zM19050 0c0 8255 0 16510 0 24765zM6350 0c0 8255 0 16510 0 24765zM12700 0c0 8255 0 16510 0 24765zM0 8255c6350 0 12700 0 19050 0zM0 16510c6350 0 12700 0 19050 0z">
          <text:p/>
        </draw:path>
        <draw:rect draw:style-name="gr29" draw:text-style-name="P19" draw:layer="layout" svg:width="6.35cm" svg:height="0.634cm" svg:x="1.27cm" svg:y="2.477cm">
          <text:p text:style-name="P18"><text:span text:style-name="T12">Discovery</text:span></text:p>
        </draw:rect>
        <draw:custom-shape draw:style-name="gr9" draw:text-style-name="P2" draw:layer="layout" svg:width="6.347cm" svg:height="6.666cm" svg:x="1.273cm" svg:y="3.111cm">
          <text:p text:style-name="P8"><text:span text:style-name="T15">A small figure stands bolt upright as you enter, then scurries for an exit.</text:span></text:p>
          <text:p text:style-name="P8"><text:span text:style-name="T16"/></text:p>
          <text:p text:style-name="P8"><text:span text:style-name="T16">Place </text:span><text:span text:style-name="T19">a morlock scout in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4cm" svg:x="1.271cm" svg:y="1.525cm">
          <text:p/>
        </draw:rect>
        <draw:rect draw:style-name="gr30" draw:text-style-name="P20" draw:layer="layout" svg:width="6.349cm" svg:height="0.953cm" svg:x="1.271cm" svg:y="1.524cm">
          <text:p text:style-name="P8"><text:span text:style-name="T14">Morlock Scout</text:span></text:p>
        </draw:rect>
        <draw:rect draw:style-name="gr29" draw:text-style-name="P19" draw:layer="layout" svg:width="6.35cm" svg:height="0.634cm" svg:x="7.62cm" svg:y="2.477cm">
          <text:p text:style-name="P18"><text:span text:style-name="T12">Discovery</text:span></text:p>
        </draw:rect>
        <draw:custom-shape draw:style-name="gr9" draw:text-style-name="P2" draw:layer="layout" svg:width="6.347cm" svg:height="6.666cm" svg:x="7.623cm" svg:y="3.111cm">
          <text:p text:style-name="P8"><text:span text:style-name="T15">One of the Atlantean devices in this area is active. A beam of red light sweeps in your direction.</text:span></text:p>
          <text:p text:style-name="P8"><text:span text:style-name="T16"/></text:p>
          <text:p text:style-name="P8"><text:span text:style-name="T16">Place </text:span><text:span text:style-name="T19">a guard turret in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4cm" svg:x="7.621cm" svg:y="1.525cm">
          <text:p/>
        </draw:rect>
        <draw:rect draw:style-name="gr30" draw:text-style-name="P20" draw:layer="layout" svg:width="6.349cm" svg:height="0.953cm" svg:x="7.621cm" svg:y="1.524cm">
          <text:p text:style-name="P8"><text:span text:style-name="T14">Guard Turret</text:span></text:p>
        </draw:rect>
        <draw:rect draw:style-name="gr29" draw:text-style-name="P19" draw:layer="layout" svg:width="6.35cm" svg:height="0.634cm" svg:x="13.97cm" svg:y="2.477cm">
          <text:p text:style-name="P18"><text:span text:style-name="T12">Discovery</text:span></text:p>
        </draw:rect>
        <draw:custom-shape draw:style-name="gr9" draw:text-style-name="P2" draw:layer="layout" svg:width="6.347cm" svg:height="6.666cm" svg:x="13.973cm" svg:y="3.111cm">
          <text:p text:style-name="P8"><text:span text:style-name="T15">One of the Atlantean devices in this area is active. A beam of red light sweeps in your direction.</text:span></text:p>
          <text:p text:style-name="P8"><text:span text:style-name="T16"/></text:p>
          <text:p text:style-name="P8"><text:span text:style-name="T16">Place </text:span><text:span text:style-name="T19">a guard turret in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4cm" svg:x="13.971cm" svg:y="1.525cm">
          <text:p/>
        </draw:rect>
        <draw:rect draw:style-name="gr30" draw:text-style-name="P20" draw:layer="layout" svg:width="6.349cm" svg:height="0.953cm" svg:x="13.971cm" svg:y="1.524cm">
          <text:p text:style-name="P8"><text:span text:style-name="T14">Guard Turret</text:span></text:p>
        </draw:rect>
        <draw:rect draw:style-name="gr29" draw:text-style-name="P19" draw:layer="layout" svg:width="6.35cm" svg:height="0.634cm" svg:x="7.62cm" svg:y="10.734cm">
          <text:p text:style-name="P18"><text:span text:style-name="T12">Discovery</text:span></text:p>
        </draw:rect>
        <draw:custom-shape draw:style-name="gr9" draw:text-style-name="P2" draw:layer="layout" svg:width="6.35cm" svg:height="6.666cm" svg:x="7.62cm" svg:y="11.368cm">
          <text:p text:style-name="P8"><text:span text:style-name="T15">This area is covered with water, and the level is slowly rising.</text:span></text:p>
          <text:p text:style-name="P8"><text:span text:style-name="T16"/></text:p>
          <text:p text:style-name="P8"><text:span text:style-name="T16">Place a Flood marker in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4cm" svg:x="7.621cm" svg:y="9.78cm">
          <text:p/>
        </draw:rect>
        <draw:rect draw:style-name="gr30" draw:text-style-name="P20" draw:layer="layout" svg:width="6.349cm" svg:height="0.953cm" svg:x="7.621cm" svg:y="9.779cm">
          <text:p text:style-name="P8"><text:span text:style-name="T14">Flood</text:span></text:p>
        </draw:rect>
        <draw:rect draw:style-name="gr29" draw:text-style-name="P19" draw:layer="layout" svg:width="6.35cm" svg:height="0.634cm" svg:x="1.27cm" svg:y="10.732cm">
          <text:p text:style-name="P18"><text:span text:style-name="T12">Discovery</text:span></text:p>
        </draw:rect>
        <draw:custom-shape draw:style-name="gr9" draw:text-style-name="P16" draw:layer="layout" svg:width="6.349cm" svg:height="6.664cm" svg:x="1.271cm" svg:y="11.37cm">
          <text:p text:style-name="P8"><text:span text:style-name="T9">This entire area is unlit. Who can tell what lurks within?</text:span></text:p>
          <text:p text:style-name="P8"><text:span text:style-name="T13"/></text:p>
          <text:p text:style-name="P8"><text:span text:style-name="T13">Place a Dark marker in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5cm" svg:height="8.254cm" svg:x="1.27cm" svg:y="9.78cm">
          <text:p/>
        </draw:rect>
        <draw:rect draw:style-name="gr30" draw:text-style-name="P20" draw:layer="layout" svg:width="6.35cm" svg:height="0.953cm" svg:x="1.27cm" svg:y="9.779cm">
          <text:p text:style-name="P8"><text:span text:style-name="T14">Darkness</text:span></text:p>
        </draw:rect>
        <draw:rect draw:style-name="gr29" draw:text-style-name="P19" draw:layer="layout" svg:width="6.35cm" svg:height="0.634cm" svg:x="13.97cm" svg:y="10.732cm">
          <text:p text:style-name="P18"><text:span text:style-name="T12">Discovery</text:span></text:p>
        </draw:rect>
        <draw:custom-shape draw:style-name="gr9" draw:text-style-name="P2" draw:layer="layout" svg:width="6.347cm" svg:height="6.666cm" svg:x="13.973cm" svg:y="11.366cm">
          <text:p text:style-name="P8"><text:span text:style-name="T15">A shaggy figure screams and charges at you, waving a stone cudgel.</text:span></text:p>
          <text:p text:style-name="P8"><text:span text:style-name="T16"/></text:p>
          <text:p text:style-name="P8"><text:span text:style-name="T16">Place </text:span><text:span text:style-name="T19">a morlock warrior in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4cm" svg:x="13.971cm" svg:y="9.78cm">
          <text:p/>
        </draw:rect>
        <draw:rect draw:style-name="gr30" draw:text-style-name="P20" draw:layer="layout" svg:width="6.349cm" svg:height="0.953cm" svg:x="13.971cm" svg:y="9.779cm">
          <text:p text:style-name="P8"><text:span text:style-name="T14">Morlock Warrior</text:span></text:p>
        </draw:rect>
      </draw:page>
      <draw:page draw:name="Events" draw:style-name="dp1" draw:master-page-name="Default">
        <office:forms form:automatic-focus="false" form:apply-design-mode="false"/>
        <draw:rect draw:style-name="gr29" draw:text-style-name="P19" draw:layer="layout" svg:width="6.35cm" svg:height="0.634cm" svg:x="7.62cm" svg:y="10.731cm">
          <text:p text:style-name="P18"><text:span text:style-name="T12">Doom</text:span></text:p>
        </draw:rect>
        <draw:rect draw:style-name="gr29" draw:text-style-name="P19" draw:layer="layout" svg:width="6.35cm" svg:height="0.634cm" svg:x="7.62cm" svg:y="18.986cm">
          <text:p text:style-name="P18"><text:span text:style-name="T12">Doom</text:span></text:p>
        </draw:rect>
        <draw:rect draw:style-name="gr29" draw:text-style-name="P19" draw:layer="layout" svg:width="6.35cm" svg:height="0.634cm" svg:x="1.27cm" svg:y="2.502cm">
          <text:p text:style-name="P18"><text:span text:style-name="T12">Doom</text:span></text:p>
        </draw:rect>
        <draw:rect draw:style-name="gr29" draw:text-style-name="P19" draw:layer="layout" svg:width="6.35cm" svg:height="0.634cm" svg:x="13.97cm" svg:y="18.986cm">
          <text:p text:style-name="P18"><text:span text:style-name="T12">Doom</text:span></text:p>
        </draw:rect>
        <draw:custom-shape draw:style-name="gr9" draw:text-style-name="P2" draw:layer="layout" svg:width="6.35cm" svg:height="6.667cm" svg:x="1.27cm" svg:y="3.112cm">
          <text:p text:style-name="P8"><text:span text:style-name="T11">The lights pulse red, and you hear a wail in the distance.</text:span></text:p>
          <text:p text:style-name="P8"><text:span text:style-name="T2"/></text:p>
          <text:p text:style-name="P8"><text:span text:style-name="T2">Add a Tick card to the Clock deck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5cm" svg:x="1.271cm" svg:y="1.524cm">
          <text:p/>
        </draw:rect>
        <draw:custom-shape draw:style-name="gr9" draw:text-style-name="P2" draw:layer="layout" svg:width="6.351cm" svg:height="6.667cm" svg:x="13.969cm" svg:y="19.621cm">
          <text:p text:style-name="P8"><text:span text:style-name="T11">You smell ozone, then hear a sudden sharp zap.</text:span></text:p>
          <text:p text:style-name="P8"><text:span text:style-name="T2"/></text:p>
          <text:p text:style-name="P8"><text:span text:style-name="T2">The station nearest to the leader deals </text:span><text:span text:style-name="T6">1 damage</text:span><text:span text:style-name="T2"> to each other object in its area, then deals </text:span><text:span text:style-name="T6">1 damage</text:span><text:span text:style-name="T2"> to itself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5cm" svg:height="8.255cm" svg:x="13.97cm" svg:y="18.034cm">
          <text:p/>
        </draw:rect>
        <draw:rect draw:style-name="gr31" draw:text-style-name="P22" draw:layer="layout" svg:width="6.348cm" svg:height="0.953cm" svg:x="1.272cm" svg:y="1.524cm">
          <text:p text:style-name="P11"><text:span text:style-name="T20">Alarm</text:span></text:p>
        </draw:rect>
        <draw:rect draw:style-name="gr31" draw:text-style-name="P22" draw:layer="layout" svg:width="6.35cm" svg:height="0.953cm" svg:x="13.97cm" svg:y="18.034cm">
          <text:p text:style-name="P11"><text:span text:style-name="T20">Station Overload</text:span></text:p>
        </draw:rect>
        <draw:rect draw:style-name="gr31" draw:text-style-name="P23" draw:layer="layout" svg:width="6.349cm" svg:height="0.953cm" svg:x="7.621cm" svg:y="9.779cm">
          <text:p text:style-name="P11"><text:span text:style-name="T21">Morlock Ambush</text:span></text:p>
        </draw:rect>
        <draw:custom-shape draw:style-name="gr9" draw:text-style-name="P2" draw:layer="layout" svg:width="6.35cm" svg:height="6.667cm" svg:x="7.62cm" svg:y="11.367cm">
          <text:p text:style-name="P8"><text:span text:style-name="T11">Sinister figures stalk into the room from every direction.</text:span></text:p>
          <text:p text:style-name="P8"><text:span text:style-name="T2"/></text:p>
          <text:p text:style-name="P8"><text:span text:style-name="T2">Place a morlock warrior in each area connected to the leader'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5cm" svg:x="7.621cm" svg:y="9.779cm">
          <text:p/>
        </draw:rect>
        <draw:custom-shape draw:style-name="gr9" draw:text-style-name="P2" draw:layer="layout" svg:width="6.35cm" svg:height="6.667cm" svg:x="7.62cm" svg:y="19.622cm">
          <text:p text:style-name="P8"><text:span text:style-name="T11">You feel a jolt of pain and disorientation. Your surroundings have changed.</text:span><text:span text:style-name="T2"> </text:span></text:p>
          <text:p text:style-name="P8"><text:span text:style-name="T2"/></text:p>
          <text:p text:style-name="P8"><text:span text:style-name="T2">Select the undestroyed area tile in this district that is farthest from the leader's current area. Relocate the leader to that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5cm" svg:x="7.621cm" svg:y="18.034cm">
          <text:p/>
        </draw:rect>
        <draw:rect draw:style-name="gr11" draw:text-style-name="P7" draw:layer="layout" svg:width="6.348cm" svg:height="8.255cm" svg:x="7.622cm" svg:y="9.779cm">
          <text:p/>
        </draw:rect>
        <draw:path draw:style-name="gr1" draw:text-style-name="P1" draw:layer="layout" svg:width="19.049cm" svg:height="24.764cm" svg:x="1.27cm" svg:y="1.527cm" svg:viewBox="0 0 19050 24765" svg:d="M0 0c6350 0 12700 0 19050 0zM0 24765c6350 0 12700 0 19050 0zM0 0c0 8255 0 16510 0 24765zM19050 0c0 8255 0 16510 0 24765zM6350 0c0 8255 0 16510 0 24765zM12700 0c0 8255 0 16510 0 24765zM0 8255c6350 0 12700 0 19050 0zM0 16510c6350 0 12700 0 19050 0z">
          <text:p/>
        </draw:path>
        <draw:rect draw:style-name="gr29" draw:text-style-name="P19" draw:layer="layout" svg:width="6.35cm" svg:height="0.634cm" svg:x="7.62cm" svg:y="2.502cm">
          <text:p text:style-name="P18"><text:span text:style-name="T12">Doom</text:span></text:p>
        </draw:rect>
        <draw:custom-shape draw:style-name="gr9" draw:text-style-name="P21" draw:layer="layout" svg:width="6.35cm" svg:height="6.667cm" svg:x="7.62cm" svg:y="3.112cm">
          <text:p text:style-name="P8"><text:span text:style-name="T11">An ominous grinding sound surrounds you.</text:span></text:p>
          <text:p text:style-name="P8"><text:span text:style-name="T4"/></text:p>
          <text:p text:style-name="P8"><text:span text:style-name="T4">Narrow each connection from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5cm" svg:x="7.621cm" svg:y="1.524cm">
          <text:p/>
        </draw:rect>
        <draw:rect draw:style-name="gr31" draw:text-style-name="P22" draw:layer="layout" svg:width="6.348cm" svg:height="0.953cm" svg:x="7.622cm" svg:y="1.524cm">
          <text:p text:style-name="P11"><text:span text:style-name="T20">Restriction</text:span></text:p>
        </draw:rect>
        <draw:rect draw:style-name="gr31" draw:text-style-name="P23" draw:layer="layout" svg:width="6.349cm" svg:height="0.953cm" svg:x="7.62cm" svg:y="18.034cm">
          <text:p text:style-name="P11"><text:span text:style-name="T21">Teleport Malfunction</text:span></text:p>
        </draw:rect>
        <draw:rect draw:style-name="gr29" draw:text-style-name="P19" draw:layer="layout" svg:width="6.35cm" svg:height="0.634cm" svg:x="13.97cm" svg:y="2.502cm">
          <text:p text:style-name="P18"><text:span text:style-name="T12">Doom</text:span></text:p>
        </draw:rect>
        <draw:custom-shape draw:style-name="gr9" draw:text-style-name="P21" draw:layer="layout" svg:width="6.35cm" svg:height="6.667cm" svg:x="13.97cm" svg:y="3.112cm">
          <text:p text:style-name="P8"><text:span text:style-name="T11">With a crack and a roar, water begins to pour down from the ceiling.</text:span></text:p>
          <text:p text:style-name="P8"><text:span text:style-name="T4"/></text:p>
          <text:p text:style-name="P8"><text:span text:style-name="T4">Place a Flood marker in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5cm" svg:x="13.971cm" svg:y="1.524cm">
          <text:p/>
        </draw:rect>
        <draw:rect draw:style-name="gr31" draw:text-style-name="P22" draw:layer="layout" svg:width="6.348cm" svg:height="0.953cm" svg:x="13.972cm" svg:y="1.524cm">
          <text:p text:style-name="P11"><text:span text:style-name="T20">Breach</text:span></text:p>
        </draw:rect>
        <draw:rect draw:style-name="gr29" draw:text-style-name="P19" draw:layer="layout" svg:width="6.35cm" svg:height="0.634cm" svg:x="1.27cm" svg:y="10.757cm">
          <text:p text:style-name="P18"><text:span text:style-name="T12">Doom</text:span></text:p>
        </draw:rect>
        <draw:rect draw:style-name="gr31" draw:text-style-name="P22" draw:layer="layout" svg:width="6.349cm" svg:height="0.953cm" svg:x="1.271cm" svg:y="9.779cm">
          <text:p text:style-name="P11"><text:span text:style-name="T20">Eruption</text:span></text:p>
        </draw:rect>
        <draw:custom-shape draw:style-name="gr9" draw:text-style-name="P25" draw:layer="layout" svg:width="6.35cm" svg:height="6.667cm" svg:x="1.27cm" svg:y="11.367cm">
          <text:p text:style-name="P24"><text:span text:style-name="T22">Molten lava bubbles up from the floor, making the room intolerably hot.</text:span></text:p>
          <text:p text:style-name="P24"><text:span text:style-name="T23"/></text:p>
          <text:p text:style-name="P24"><text:span text:style-name="T23">If no area has lava, place a lava marker in the leader's area.</text:span></text:p>
          <text:p text:style-name="P24"><text:span text:style-name="T23"/></text:p>
          <text:p text:style-name="P24"><text:span text:style-name="T23">Else, select the lava area nearest to the leader. Place a lava marker in each area connected to that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5cm" svg:x="1.271cm" svg:y="9.779cm">
          <text:p/>
        </draw:rect>
        <draw:rect draw:style-name="gr29" draw:text-style-name="P19" draw:layer="layout" svg:width="6.35cm" svg:height="0.634cm" svg:x="13.97cm" svg:y="10.731cm">
          <text:p text:style-name="P18"><text:span text:style-name="T12">Doom</text:span></text:p>
        </draw:rect>
        <draw:rect draw:style-name="gr31" draw:text-style-name="P23" draw:layer="layout" svg:width="6.349cm" svg:height="0.953cm" svg:x="13.971cm" svg:y="9.779cm">
          <text:p text:style-name="P11"><text:span text:style-name="T21">Rockfall</text:span></text:p>
        </draw:rect>
        <draw:custom-shape draw:style-name="gr9" draw:text-style-name="P2" draw:layer="layout" svg:width="6.35cm" svg:height="6.667cm" svg:x="13.97cm" svg:y="11.367cm">
          <text:p text:style-name="P8"><text:span text:style-name="T11">The area begins to shake. Debris falls from the ceiling, first in pieces, then in larger chunks.</text:span></text:p>
          <text:p text:style-name="P8"><text:span text:style-name="T2"/></text:p>
          <text:p text:style-name="P8"><text:span text:style-name="T2">Place 1 rubble in the leader's area. It deals 1 damage to each object in the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5cm" svg:x="13.971cm" svg:y="9.779cm">
          <text:p/>
        </draw:rect>
        <draw:rect draw:style-name="gr11" draw:text-style-name="P7" draw:layer="layout" svg:width="6.348cm" svg:height="8.255cm" svg:x="13.972cm" svg:y="9.779cm">
          <text:p/>
        </draw:rect>
        <draw:rect draw:style-name="gr29" draw:text-style-name="P19" draw:layer="layout" svg:width="6.35cm" svg:height="0.634cm" svg:x="1.27cm" svg:y="18.986cm">
          <text:p text:style-name="P18"><text:span text:style-name="T12">Doom</text:span></text:p>
        </draw:rect>
        <draw:custom-shape draw:style-name="gr9" draw:text-style-name="P2" draw:layer="layout" svg:width="6.35cm" svg:height="6.667cm" svg:x="1.27cm" svg:y="19.622cm">
          <text:p text:style-name="P8"><text:span text:style-name="T11">You hear and feel a thunderous crash. The lights flicker.</text:span><text:span text:style-name="T2"> </text:span></text:p>
          <text:p text:style-name="P8"><text:span text:style-name="T2"/></text:p>
          <text:p text:style-name="P8"><text:span text:style-name="T2">Destroy an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5cm" svg:x="1.271cm" svg:y="18.034cm">
          <text:p/>
        </draw:rect>
        <draw:rect draw:style-name="gr31" draw:text-style-name="P23" draw:layer="layout" svg:width="6.349cm" svg:height="0.953cm" svg:x="1.27cm" svg:y="18.034cm">
          <text:p text:style-name="P11"><text:span text:style-name="T21">Area Collapse</text:span></text:p>
        </draw:rect>
      </draw:page>
      <draw:page draw:name="page6" draw:style-name="dp1" draw:master-page-name="Default">
        <office:forms form:automatic-focus="false" form:apply-design-mode="false"/>
        <draw:path draw:style-name="gr1" draw:text-style-name="P1" draw:layer="layout" svg:width="19.049cm" svg:height="24.764cm" svg:x="1.27cm" svg:y="1.527cm" svg:viewBox="0 0 19050 24765" svg:d="M0 0c6350 0 12700 0 19050 0zM0 24765c6350 0 12700 0 19050 0zM0 0c0 8255 0 16510 0 24765zM19050 0c0 8255 0 16510 0 24765zM6350 0c0 8255 0 16510 0 24765zM12700 0c0 8255 0 16510 0 24765zM0 8255c6350 0 12700 0 19050 0zM0 16510c6350 0 12700 0 19050 0z">
          <text:p/>
        </draw:path>
        <draw:rect draw:style-name="gr29" draw:text-style-name="P19" draw:layer="layout" svg:width="6.35cm" svg:height="0.634cm" svg:x="1.27cm" svg:y="2.476cm">
          <text:p text:style-name="P18"><text:span text:style-name="T12">Doom</text:span></text:p>
        </draw:rect>
        <draw:rect draw:style-name="gr29" draw:text-style-name="P19" draw:layer="layout" svg:width="6.35cm" svg:height="0.634cm" svg:x="1.27cm" svg:y="10.731cm">
          <text:p text:style-name="P18"><text:span text:style-name="T12">Doom</text:span></text:p>
        </draw:rect>
        <draw:rect draw:style-name="gr31" draw:text-style-name="P22" draw:layer="layout" svg:width="6.348cm" svg:height="0.953cm" svg:x="1.272cm" svg:y="1.524cm">
          <text:p text:style-name="P11"><text:span text:style-name="T20">Wall Collapse</text:span></text:p>
        </draw:rect>
        <draw:custom-shape draw:style-name="gr9" draw:text-style-name="P26" draw:layer="layout" svg:width="6.35cm" svg:height="6.667cm" svg:x="1.27cm" svg:y="3.112cm">
          <text:p text:style-name="P8"><text:span text:style-name="T24">An ancient column teeters, topples, and smashes into the wall.</text:span></text:p>
          <text:p text:style-name="P8"><text:span text:style-name="T25"/></text:p>
          <text:p text:style-name="P8"><text:span text:style-name="T25">Place a wide connection between the leader's area tile and an adjacent area tile.</text:span></text:p>
          <text:p text:style-name="P8"><text:span text:style-name="T25"/></text:p>
          <text:p text:style-name="P8"><text:span text:style-name="T25">Place 1 rubble in each of those areas. Each such rubble deals </text:span><text:span text:style-name="T26">1 damage</text:span><text:span text:style-name="T25"> to every non-rubble object in it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5cm" svg:x="1.271cm" svg:y="1.524cm">
          <text:p/>
        </draw:rect>
        <draw:custom-shape draw:style-name="gr9" draw:text-style-name="P2" draw:layer="layout" svg:width="6.35cm" svg:height="6.667cm" svg:x="1.27cm" svg:y="11.367cm">
          <text:p text:style-name="P8"><text:span text:style-name="T15">A trumpet call echoes from nearby.</text:span></text:p>
          <text:p text:style-name="P8"><text:span text:style-name="T15"/></text:p>
          <text:p text:style-name="P8"><text:span text:style-name="T16">Place a morlock scout in a connected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5cm" svg:x="1.271cm" svg:y="9.779cm">
          <text:p/>
        </draw:rect>
        <draw:rect draw:style-name="gr31" draw:text-style-name="P22" draw:layer="layout" svg:width="6.348cm" svg:height="0.953cm" svg:x="1.272cm" svg:y="9.779cm">
          <text:p text:style-name="P11"><text:span text:style-name="T20">Morlock Alarm</text:span></text:p>
        </draw:rect>
        <draw:rect draw:style-name="gr29" draw:text-style-name="P19" draw:layer="layout" svg:width="6.35cm" svg:height="0.634cm" svg:x="13.971cm" svg:y="2.503cm">
          <text:p text:style-name="P18"><text:span text:style-name="T12">Doom</text:span></text:p>
        </draw:rect>
        <draw:custom-shape draw:style-name="gr9" draw:text-style-name="P21" draw:layer="layout" svg:width="6.35cm" svg:height="6.667cm" svg:x="13.971cm" svg:y="3.113cm">
          <text:p text:style-name="P8"><text:span text:style-name="T11">With a crack and a roar, water begins to pour down from the ceiling.</text:span></text:p>
          <text:p text:style-name="P8"><text:span text:style-name="T4"/></text:p>
          <text:p text:style-name="P8"><text:span text:style-name="T4">Place a Flood marker in thi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5cm" svg:x="13.972cm" svg:y="1.525cm">
          <text:p/>
        </draw:rect>
        <draw:rect draw:style-name="gr31" draw:text-style-name="P22" draw:layer="layout" svg:width="6.348cm" svg:height="0.953cm" svg:x="13.973cm" svg:y="1.525cm">
          <text:p text:style-name="P11"><text:span text:style-name="T20">Breach</text:span></text:p>
        </draw:rect>
        <draw:rect draw:style-name="gr29" draw:text-style-name="P19" draw:layer="layout" svg:width="6.35cm" svg:height="0.634cm" svg:x="7.62cm" svg:y="2.502cm">
          <text:p text:style-name="P18"><text:span text:style-name="T12">Doom</text:span></text:p>
        </draw:rect>
        <draw:custom-shape draw:style-name="gr9" draw:text-style-name="P21" draw:layer="layout" svg:width="6.35cm" svg:height="6.667cm" svg:x="7.62cm" svg:y="3.112cm">
          <text:p text:style-name="P8"><text:span text:style-name="T11">A beam of red light shines in from a neighboring area.</text:span></text:p>
          <text:p text:style-name="P8"><text:span text:style-name="T4"/></text:p>
          <text:p text:style-name="P8"><text:span text:style-name="T4">Place a guard turret in a connected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5cm" svg:x="7.621cm" svg:y="1.524cm">
          <text:p/>
        </draw:rect>
        <draw:rect draw:style-name="gr31" draw:text-style-name="P22" draw:layer="layout" svg:width="6.348cm" svg:height="0.953cm" svg:x="7.622cm" svg:y="1.524cm">
          <text:p text:style-name="P11"><text:span text:style-name="T20">Guard Turret</text:span></text:p>
        </draw:rect>
        <draw:rect draw:style-name="gr29" draw:text-style-name="P19" draw:layer="layout" svg:width="6.35cm" svg:height="0.634cm" svg:x="13.971cm" svg:y="10.732cm">
          <text:p text:style-name="P18"><text:span text:style-name="T12">Doom</text:span></text:p>
        </draw:rect>
        <draw:rect draw:style-name="gr31" draw:text-style-name="P23" draw:layer="layout" svg:width="6.349cm" svg:height="0.953cm" svg:x="13.972cm" svg:y="9.78cm">
          <text:p text:style-name="P11"><text:span text:style-name="T21">Rockfall</text:span></text:p>
        </draw:rect>
        <draw:custom-shape draw:style-name="gr9" draw:text-style-name="P2" draw:layer="layout" svg:width="6.35cm" svg:height="6.667cm" svg:x="13.971cm" svg:y="11.368cm">
          <text:p text:style-name="P8"><text:span text:style-name="T11">The area begins to shake. Debris falls from the ceiling, first in pieces, then in larger chunks.</text:span></text:p>
          <text:p text:style-name="P8"><text:span text:style-name="T2"/></text:p>
          <text:p text:style-name="P8"><text:span text:style-name="T2">Place 1 rubble in the leader's area. It deals 1 damage to each object in the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5cm" svg:x="13.972cm" svg:y="9.78cm">
          <text:p/>
        </draw:rect>
        <draw:rect draw:style-name="gr11" draw:text-style-name="P7" draw:layer="layout" svg:width="6.348cm" svg:height="8.255cm" svg:x="13.973cm" svg:y="9.78cm">
          <text:p/>
        </draw:rect>
        <draw:rect draw:style-name="gr29" draw:text-style-name="P19" draw:layer="layout" svg:width="6.35cm" svg:height="0.634cm" svg:x="7.62cm" svg:y="10.731cm">
          <text:p text:style-name="P18"><text:span text:style-name="T12">Doom</text:span></text:p>
        </draw:rect>
        <draw:custom-shape draw:style-name="gr9" draw:text-style-name="P2" draw:layer="layout" svg:width="6.35cm" svg:height="6.667cm" svg:x="7.62cm" svg:y="11.367cm">
          <text:p text:style-name="P8"><text:span text:style-name="T15">A trumpet call echoes from nearby.</text:span></text:p>
          <text:p text:style-name="P8"><text:span text:style-name="T15"/></text:p>
          <text:p text:style-name="P8"><text:span text:style-name="T16">Place a morlock scout in a connected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5cm" svg:x="7.621cm" svg:y="9.779cm">
          <text:p/>
        </draw:rect>
        <draw:rect draw:style-name="gr31" draw:text-style-name="P22" draw:layer="layout" svg:width="6.348cm" svg:height="0.953cm" svg:x="7.622cm" svg:y="9.779cm">
          <text:p text:style-name="P11"><text:span text:style-name="T20">Morlock Alarm</text:span></text:p>
        </draw:rect>
      </draw:page>
      <draw:page draw:name="page7" draw:style-name="dp1" draw:master-page-name="Default">
        <office:forms form:automatic-focus="false" form:apply-design-mode="false"/>
        <draw:custom-shape draw:style-name="gr32" draw:text-style-name="P27" draw:layer="layout" svg:width="6.348cm" svg:height="5.398cm" svg:x="1.272cm" svg:y="4.381cm">
          <text:p text:style-name="P8"><text:span text:style-name="T27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348cm" svg:height="1.27cm" svg:x="1.272cm" svg:y="3.111cm">
          <text:p text:style-name="P8"><text:span text:style-name="T4">See the mission briefing for the effect of revealing Clue cards.</text:span>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6.348cm" svg:height="5.398cm" svg:x="7.622cm" svg:y="4.381cm">
          <text:p text:style-name="P8"><text:span text:style-name="T27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348cm" svg:height="1.27cm" svg:x="7.622cm" svg:y="3.111cm">
          <text:p text:style-name="P8"><text:span text:style-name="T4">See the mission briefing for the effect of revealing Clue cards.</text:span>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6.348cm" svg:height="5.398cm" svg:x="13.97cm" svg:y="4.381cm">
          <text:p text:style-name="P8"><text:span text:style-name="T27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348cm" svg:height="1.27cm" svg:x="13.97cm" svg:y="3.111cm">
          <text:p text:style-name="P8"><text:span text:style-name="T4">See the mission briefing for the effect of revealing Clue cards.</text:span></text:p>
          <draw:enhanced-geometry svg:viewBox="0 0 21600 21600" draw:type="rectangle" draw:enhanced-path="M 0 0 L 21600 0 21600 21600 0 21600 0 0 Z N"/>
        </draw:custom-shape>
        <draw:rect draw:style-name="gr29" draw:text-style-name="P19" draw:layer="layout" svg:width="6.35cm" svg:height="0.634cm" svg:x="1.27cm" svg:y="2.476cm">
          <text:p text:style-name="P18"><text:span text:style-name="T12">Clue: A or B</text:span></text:p>
        </draw:rect>
        <draw:rect draw:style-name="gr33" draw:text-style-name="P12" draw:layer="layout" svg:width="6.35cm" svg:height="0.953cm" svg:x="1.27cm" svg:y="1.524cm">
          <text:p text:style-name="P11"><text:span text:style-name="T7">Clue A</text:span></text:p>
        </draw:rect>
        <draw:rect draw:style-name="gr11" draw:text-style-name="P7" draw:layer="layout" svg:width="6.35cm" svg:height="8.255cm" svg:x="1.27cm" svg:y="1.524cm">
          <text:p/>
        </draw:rect>
        <draw:rect draw:style-name="gr29" draw:text-style-name="P19" draw:layer="layout" svg:width="6.35cm" svg:height="0.634cm" svg:x="7.62cm" svg:y="2.476cm">
          <text:p text:style-name="P18"><text:span text:style-name="T12">Clue: A or B</text:span></text:p>
        </draw:rect>
        <draw:rect draw:style-name="gr33" draw:text-style-name="P12" draw:layer="layout" svg:width="6.35cm" svg:height="0.953cm" svg:x="7.62cm" svg:y="1.524cm">
          <text:p text:style-name="P11"><text:span text:style-name="T7">Clue B</text:span></text:p>
        </draw:rect>
        <draw:rect draw:style-name="gr11" draw:text-style-name="P7" draw:layer="layout" svg:width="6.35cm" svg:height="8.255cm" svg:x="7.62cm" svg:y="1.524cm">
          <text:p/>
        </draw:rect>
        <draw:rect draw:style-name="gr29" draw:text-style-name="P19" draw:layer="layout" svg:width="6.35cm" svg:height="0.634cm" svg:x="13.97cm" svg:y="2.476cm">
          <text:p text:style-name="P18"><text:span text:style-name="T12">Clue: C or D</text:span></text:p>
        </draw:rect>
        <draw:rect draw:style-name="gr33" draw:text-style-name="P12" draw:layer="layout" svg:width="6.35cm" svg:height="0.953cm" svg:x="13.97cm" svg:y="1.524cm">
          <text:p text:style-name="P11"><text:span text:style-name="T7">Clue C</text:span></text:p>
        </draw:rect>
        <draw:rect draw:style-name="gr11" draw:text-style-name="P7" draw:layer="layout" svg:width="6.35cm" svg:height="8.255cm" svg:x="13.97cm" svg:y="1.524cm">
          <text:p/>
        </draw:rect>
        <draw:custom-shape draw:style-name="gr32" draw:text-style-name="P27" draw:layer="layout" svg:width="6.348cm" svg:height="5.398cm" svg:x="1.27cm" svg:y="12.636cm">
          <text:p text:style-name="P8"><text:span text:style-name="T27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348cm" svg:height="1.27cm" svg:x="1.27cm" svg:y="11.366cm">
          <text:p text:style-name="P8"><text:span text:style-name="T4">See the mission briefing for the effect of revealing Clue cards.</text:span>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6.348cm" svg:height="5.398cm" svg:x="7.62cm" svg:y="12.636cm">
          <text:p text:style-name="P8"><text:span text:style-name="T27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348cm" svg:height="1.27cm" svg:x="7.62cm" svg:y="11.366cm">
          <text:p text:style-name="P8"><text:span text:style-name="T4">See the mission briefing for the effect of revealing Clue cards.</text:span>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6.348cm" svg:height="5.398cm" svg:x="13.968cm" svg:y="12.636cm">
          <text:p text:style-name="P8"><text:span text:style-name="T27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348cm" svg:height="1.27cm" svg:x="13.968cm" svg:y="11.366cm">
          <text:p text:style-name="P8"><text:span text:style-name="T4">See the mission briefing for the effect of revealing Clue cards.</text:span></text:p>
          <draw:enhanced-geometry svg:viewBox="0 0 21600 21600" draw:type="rectangle" draw:enhanced-path="M 0 0 L 21600 0 21600 21600 0 21600 0 0 Z N"/>
        </draw:custom-shape>
        <draw:rect draw:style-name="gr29" draw:text-style-name="P19" draw:layer="layout" svg:width="6.35cm" svg:height="0.634cm" svg:x="1.27cm" svg:y="10.731cm">
          <text:p text:style-name="P18"><text:span text:style-name="T12">Clue: C or D</text:span></text:p>
        </draw:rect>
        <draw:rect draw:style-name="gr33" draw:text-style-name="P12" draw:layer="layout" svg:width="6.35cm" svg:height="0.953cm" svg:x="1.27cm" svg:y="9.779cm">
          <text:p text:style-name="P11"><text:span text:style-name="T7">Clue D</text:span></text:p>
        </draw:rect>
        <draw:rect draw:style-name="gr11" draw:text-style-name="P7" draw:layer="layout" svg:width="6.35cm" svg:height="8.255cm" svg:x="1.27cm" svg:y="9.779cm">
          <text:p/>
        </draw:rect>
        <draw:rect draw:style-name="gr29" draw:text-style-name="P19" draw:layer="layout" svg:width="6.35cm" svg:height="0.634cm" svg:x="7.62cm" svg:y="10.731cm">
          <text:p text:style-name="P18"><text:span text:style-name="T12">Clue: E or F</text:span></text:p>
        </draw:rect>
        <draw:rect draw:style-name="gr33" draw:text-style-name="P12" draw:layer="layout" svg:width="6.35cm" svg:height="0.953cm" svg:x="7.62cm" svg:y="9.779cm">
          <text:p text:style-name="P11"><text:span text:style-name="T7">Clue E</text:span></text:p>
        </draw:rect>
        <draw:rect draw:style-name="gr11" draw:text-style-name="P7" draw:layer="layout" svg:width="6.35cm" svg:height="8.255cm" svg:x="7.62cm" svg:y="9.779cm">
          <text:p/>
        </draw:rect>
        <draw:rect draw:style-name="gr29" draw:text-style-name="P19" draw:layer="layout" svg:width="6.35cm" svg:height="0.634cm" svg:x="13.97cm" svg:y="10.731cm">
          <text:p text:style-name="P18"><text:span text:style-name="T12">Clue: E or F</text:span></text:p>
        </draw:rect>
        <draw:rect draw:style-name="gr33" draw:text-style-name="P12" draw:layer="layout" svg:width="6.35cm" svg:height="0.953cm" svg:x="13.97cm" svg:y="9.779cm">
          <text:p text:style-name="P11"><text:span text:style-name="T7">Clue F</text:span></text:p>
        </draw:rect>
        <draw:rect draw:style-name="gr11" draw:text-style-name="P7" draw:layer="layout" svg:width="6.35cm" svg:height="8.255cm" svg:x="13.97cm" svg:y="9.779cm">
          <text:p/>
        </draw:rect>
        <draw:path draw:style-name="gr1" draw:text-style-name="P1" draw:layer="layout" svg:width="19.049cm" svg:height="24.764cm" svg:x="1.27cm" svg:y="1.528cm" svg:viewBox="0 0 19050 24765" svg:d="M0 0c6350 0 12700 0 19050 0zM0 24765c6350 0 12700 0 19050 0zM0 0c0 8255 0 16510 0 24765zM19050 0c0 8255 0 16510 0 24765zM6350 0c0 8255 0 16510 0 24765zM12700 0c0 8255 0 16510 0 24765zM0 8255c6350 0 12700 0 19050 0zM0 16510c6350 0 12700 0 19050 0z">
          <text:p/>
        </draw:path>
        <draw:custom-shape draw:style-name="gr9" draw:text-style-name="P28" draw:layer="layout" svg:width="6.348cm" svg:height="7.303cm" svg:x="1.272cm" svg:y="18.986cm">
          <text:p text:style-name="P8"><text:span text:style-name="T28">Each guard golem takes 3 actions. Select each action as follows:</text:span></text:p>
          <text:p text:style-name="P8"><text:span text:style-name="T29"/></text:p>
          <text:p text:style-name="P8"><text:span text:style-name="T29">1. If conditions are right for a guard module action, select the first one.</text:span></text:p>
          <text:p text:style-name="P8"><text:span text:style-name="T29"/></text:p>
          <text:p text:style-name="P8"><text:span text:style-name="T29">2. I</text:span><text:span text:style-name="T30">f a module is in your area and you have an empty module slot:</text:span></text:p>
          <text:p text:style-name="P8"><text:span text:style-name="T31">Take:</text:span><text:span text:style-name="T30"> Relocate the module to your next empty module slot.</text:span></text:p>
          <text:p text:style-name="P8"><text:span text:style-name="T30"/></text:p>
          <text:p text:style-name="P8"><text:span text:style-name="T30">3. If an enemy is in your area:</text:span></text:p>
          <text:p text:style-name="P8"><text:span text:style-name="T31">Attack:</text:span><text:span text:style-name="T30"> On </text:span><text:span text:style-name="T32">∆</text:span><text:span text:style-name="T33">2</text:span><text:span text:style-name="T32">+, deal </text:span><text:span text:style-name="T34">✷</text:span><text:span text:style-name="T32"> to largest enemy.</text:span></text:p>
          <text:p text:style-name="P8"><text:span text:style-name="T32"/></text:p>
          <text:p text:style-name="P8"><text:span text:style-name="T32">4. </text:span><text:span text:style-name="T35">Move:</text:span><text:span text:style-name="T32"> Move through a wide connection toward nearest largest enemy.</text:span></text:p>
          <draw:enhanced-geometry svg:viewBox="0 0 21600 21600" draw:type="rectangle" draw:enhanced-path="M 0 0 L 21600 0 21600 21600 0 21600 0 0 Z N"/>
        </draw:custom-shape>
        <draw:rect draw:style-name="gr27" draw:text-style-name="P12" draw:layer="layout" svg:width="6.35cm" svg:height="0.953cm" svg:x="1.27cm" svg:y="18.034cm">
          <text:p text:style-name="P11"><text:span text:style-name="T7">I.30 Guard Golem</text:span></text:p>
        </draw:rect>
        <draw:rect draw:style-name="gr11" draw:text-style-name="P7" draw:layer="layout" svg:width="6.35cm" svg:height="8.255cm" svg:x="1.27cm" svg:y="18.034cm">
          <text:p/>
        </draw:rect>
        <draw:custom-shape draw:style-name="gr28" draw:text-style-name="P29" draw:layer="layout" svg:width="6.348cm" svg:height="7.303cm" svg:x="7.622cm" svg:y="18.986cm">
          <text:p text:style-name="P8"><text:span text:style-name="T36">Setup: Set this card aside for later.</text:span></text:p>
          <text:p text:style-name="P8"><text:span text:style-name="T36"/></text:p>
          <text:p text:style-name="P8"><text:span text:style-name="T28">The juggernaut takes 3-X actions, where X equals </text:span><text:span text:style-name="T34">✷</text:span><text:span text:style-name="T28"> dealt to it since its previous turn. Select each action as follows.</text:span></text:p>
          <text:p text:style-name="P8"><text:span text:style-name="T36"/></text:p>
          <text:p text:style-name="P8"><text:span text:style-name="T28">1. If an enemy is in your area:</text:span></text:p>
          <text:p text:style-name="P8"><text:span text:style-name="T35">Attack:</text:span><text:span text:style-name="T32"> Deal </text:span><text:span text:style-name="T34">✷</text:span><text:span text:style-name="T32"> to largest enemy</text:span><text:span text:style-name="T32"><text:line-break/></text:span><text:span text:style-name="T32">(∆-1) times.</text:span></text:p>
          <text:p text:style-name="P8"><text:span text:style-name="T32"/></text:p>
          <text:p text:style-name="P8"><text:span text:style-name="T32">2. If the path to nearest largest enemy could be shortened by creating a wide connection from your area:</text:span></text:p>
          <text:p text:style-name="P8"><text:span text:style-name="T35">Smash:</text:span><text:span text:style-name="T32"> Place the wide connection.</text:span></text:p>
          <text:p text:style-name="P8"><text:span text:style-name="T35"/></text:p>
          <text:p text:style-name="P8"><text:span text:style-name="T32">3. </text:span><text:span text:style-name="T35">Move:</text:span><text:span text:style-name="T32"> Move toward nearest largest enemy.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7" draw:text-style-name="P12" draw:layer="layout" svg:width="6.35cm" svg:height="0.953cm" svg:x="7.62cm" svg:y="18.034cm">
          <text:p text:style-name="P11"><text:span text:style-name="T7">I.40 Juggernaut</text:span></text:p>
        </draw:rect>
        <draw:rect draw:style-name="gr11" draw:text-style-name="P7" draw:layer="layout" svg:width="6.35cm" svg:height="8.255cm" svg:x="7.62cm" svg:y="18.034cm">
          <text:p/>
        </draw:rect>
      </draw:page>
      <draw:page draw:name="Modules - Back" draw:style-name="dp1" draw:master-page-name="Default">
        <office:forms form:automatic-focus="false" form:apply-design-mode="false"/>
        <draw:path draw:style-name="gr1" draw:text-style-name="P1" draw:layer="layout" svg:width="19.049cm" svg:height="24.764cm" svg:x="1.27cm" svg:y="1.526cm" svg:viewBox="0 0 19050 24765" svg:d="M0 0c6350 0 12700 0 19050 0zM0 24765c6350 0 12700 0 19050 0zM0 0c0 8255 0 16510 0 24765zM19050 0c0 8255 0 16510 0 24765zM6350 0c0 8255 0 16510 0 24765zM12700 0c0 8255 0 16510 0 24765zM0 8255c6350 0 12700 0 19050 0zM0 16510c6350 0 12700 0 19050 0z">
          <text:p/>
        </draw:path>
        <draw:rect draw:style-name="gr29" draw:text-style-name="P19" draw:layer="layout" svg:width="6.35cm" svg:height="0.634cm" svg:x="13.97cm" svg:y="18.987cm">
          <text:p text:style-name="P18"><text:span text:style-name="T12">Guard Module</text:span></text:p>
        </draw:rect>
        <draw:rect draw:style-name="gr29" draw:text-style-name="P19" draw:layer="layout" svg:width="6.35cm" svg:height="0.634cm" svg:x="1.27cm" svg:y="2.477cm">
          <text:p text:style-name="P18"><text:span text:style-name="T12">Guard Module</text:span></text:p>
        </draw:rect>
        <draw:rect draw:style-name="gr29" draw:text-style-name="P19" draw:layer="layout" svg:width="6.35cm" svg:height="0.634cm" svg:x="7.62cm" svg:y="18.987cm">
          <text:p text:style-name="P18"><text:span text:style-name="T12">Guard Module</text:span></text:p>
        </draw:rect>
        <draw:rect draw:style-name="gr29" draw:text-style-name="P19" draw:layer="layout" svg:width="6.35cm" svg:height="0.634cm" svg:x="1.27cm" svg:y="18.987cm">
          <text:p text:style-name="P18"><text:span text:style-name="T12">Guard Module</text:span></text:p>
        </draw:rect>
        <draw:rect draw:style-name="gr29" draw:text-style-name="P19" draw:layer="layout" svg:width="6.35cm" svg:height="0.634cm" svg:x="1.27cm" svg:y="10.733cm">
          <text:p text:style-name="P18"><text:span text:style-name="T12">Guard Module</text:span></text:p>
        </draw:rect>
        <draw:rect draw:style-name="gr29" draw:text-style-name="P19" draw:layer="layout" svg:width="6.35cm" svg:height="0.634cm" svg:x="7.62cm" svg:y="10.706cm">
          <text:p text:style-name="P18"><text:span text:style-name="T12">Guard Module</text:span></text:p>
        </draw:rect>
        <draw:rect draw:style-name="gr29" draw:text-style-name="P19" draw:layer="layout" svg:width="6.35cm" svg:height="0.634cm" svg:x="7.62cm" svg:y="2.45cm">
          <text:p text:style-name="P18"><text:span text:style-name="T12">Guard Module</text:span></text:p>
        </draw:rect>
        <draw:custom-shape draw:style-name="gr9" draw:text-style-name="P32" draw:layer="layout" svg:width="6.348cm" svg:height="6.667cm" svg:x="1.272cm" svg:y="3.112cm">
          <text:p text:style-name="P8"><text:span text:style-name="T37">1A. If an unstuck enemy creature is in your area or a connected area:</text:span></text:p>
          <text:p text:style-name="P30"><text:span text:style-name="T38">Attack</text:span><text:span text:style-name="T37">: Spend </text:span><text:span text:style-name="T39"></text:span><text:span text:style-name="T37">. On </text:span><text:span text:style-name="T40">∆</text:span><text:span text:style-name="T37">2+, place a Stuck marker under nearest largest enemy.</text:span></text:p>
          <text:p text:style-name="P8"><text:span text:style-name="T37"/></text:p>
          <text:p text:style-name="P8"><text:span text:style-name="T37">1B. If your area or a connected area is a lava area:</text:span></text:p>
          <text:p text:style-name="P31"><text:span text:style-name="T38">Spray</text:span><text:span text:style-name="T37">: Spend </text:span><text:span text:style-name="T39"></text:span><text:span text:style-name="T37">. Remove the nearest lava marker.</text:span></text:p>
          <text:p text:style-name="P8"><text:span text:style-name="T37"/></text:p>
          <text:p text:style-name="P8"><text:span text:style-name="T37">When an object with a Stuck marker attempts to </text:span><text:span text:style-name="T41">Move or Attack, or a creature attempts to Take</text:span><text:span text:style-name="T37"> it, the attempt fails; on </text:span><text:span text:style-name="T40">∆</text:span><text:span text:style-name="T37">3+, remove 1 Stuck marker.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349cm" svg:height="6.667cm" svg:x="13.971cm" svg:y="19.622cm">
          <text:p text:style-name="P8"><text:span text:style-name="T2">1A. If nearest enemy is in a connected area:</text:span></text:p>
          <text:p text:style-name="P33"><text:span text:style-name="T42">Attack</text:span><text:span text:style-name="T2">: Spend </text:span><text:span text:style-name="T43"></text:span><text:span text:style-name="T2">. Relocate nearest largest enemy to your area.</text:span></text:p>
          <text:p text:style-name="P8"><text:span text:style-name="T2"/></text:p>
          <text:p text:style-name="P8"><text:span text:style-name="T2">1B. If an enemy in your area has a module and you have an empty module slot:</text:span></text:p>
          <text:p text:style-name="P31"><text:span text:style-name="T42">Steal</text:span><text:span text:style-name="T44">: Spend </text:span><text:span text:style-name="T45"></text:span><text:span text:style-name="T44">. On </text:span><text:span text:style-name="T6">∆</text:span><text:span text:style-name="T18">3</text:span><text:span text:style-name="T44">+, relocate the module to your next empty module slot.</text:span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348cm" svg:height="6.667cm" svg:x="7.622cm" svg:y="19.622cm">
          <text:p text:style-name="P8"><text:span text:style-name="T2">1A. If this is your first action this turn, spend </text:span><text:span text:style-name="T43"></text:span><text:span text:style-name="T46"> and gain 2 actions.</text:span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348cm" svg:height="6.667cm" svg:x="1.272cm" svg:y="19.622cm">
          <text:p text:style-name="P8"><text:span text:style-name="T2">When you would be dealt </text:span><text:span text:style-name="T6">✷,</text:span><text:span text:style-name="T2"> lose </text:span><text:span text:style-name="T43"></text:span><text:span text:style-name="T2"> instead.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35cm" svg:height="6.668cm" svg:x="7.62cm" svg:y="3.111cm">
          <text:p text:style-name="P8"><text:span text:style-name="T2">1A. If you are not hidden, spend </text:span><text:span text:style-name="T43"></text:span><text:span text:style-name="T2"> and become hidden until the start of your next turn. Gain 1 action.</text:span></text:p>
          <text:p text:style-name="P8"><text:span text:style-name="T2"/></text:p>
          <text:p text:style-name="P8"><text:span text:style-name="T11">A hidden object cannot be detected from outside of its area. A creature requires a </text:span><text:span text:style-name="T47">∆</text:span><text:span text:style-name="T11">3+ to target a hidden enemy in its area.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347cm" svg:height="6.667cm" svg:x="7.623cm" svg:y="11.368cm">
          <text:p text:style-name="P8"><text:span text:style-name="T2">1A. If you have less than full health:</text:span></text:p>
          <text:p text:style-name="P33"><text:span text:style-name="T42">Repair</text:span><text:span text:style-name="T2">: Spend </text:span><text:span text:style-name="T43"></text:span><text:span text:style-name="T2">. Recover 3 health.</text:span></text:p>
          <text:p text:style-name="P8"><text:span text:style-name="T2"/></text:p>
          <text:p text:style-name="P8"><text:span text:style-name="T2">1B. If an ally in your area has less than full health:</text:span></text:p>
          <text:p text:style-name="P31"><text:span text:style-name="T42">Repair</text:span><text:span text:style-name="T2">: Spend </text:span><text:span text:style-name="T43"></text:span><text:span text:style-name="T2">. That ally recovers 3 health.</text:span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6.35cm" svg:height="6.667cm" svg:x="1.27cm" svg:y="11.367cm">
          <text:p text:style-name="P8"><text:span text:style-name="T29">1A. If an enemy is in your area or a connected area:</text:span></text:p>
          <text:p text:style-name="P31"><text:span text:style-name="T31">Deploy</text:span><text:span text:style-name="T29">: Spend </text:span><text:span text:style-name="T48"></text:span><text:span text:style-name="T29">. Relocate this module to your area, then place a guard turret on the module.</text:span></text:p>
          <text:p text:style-name="P8"><text:span text:style-name="T29"/></text:p>
          <text:p text:style-name="P8"><text:span text:style-name="T49">A guard turret is a small guard creature with 1 health. It gets 3 actions as follows at end of the Guard Golem phase: </text:span></text:p>
          <text:p text:style-name="P34"><text:span text:style-name="T33">If an enemy is in your area or a connected area:</text:span></text:p>
          <text:p text:style-name="P35"><text:span text:style-name="T50">Attack</text:span><text:span text:style-name="T33">: On ∆2+, deal ✷ to nearest largest enemy.</text:span></text:p>
          <text:p text:style-name="P36"><text:span text:style-name="T29">No creature can </text:span><text:span text:style-name="T30">Take the</text:span><text:span text:style-name="T29"> module until the guard turret is destroyed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49cm" svg:height="8.254cm" svg:x="1.271cm" svg:y="9.78cm">
          <text:p/>
        </draw:rect>
        <draw:rect draw:style-name="gr4" draw:text-style-name="P4" draw:layer="layout" svg:width="6.348cm" svg:height="0.953cm" svg:x="1.272cm" svg:y="9.779cm">
          <text:p text:style-name="P11"><text:span text:style-name="T1">Compact Turret</text:span></text:p>
        </draw:rect>
        <draw:rect draw:style-name="gr4" draw:text-style-name="P4" draw:layer="layout" svg:width="6.35cm" svg:height="0.953cm" svg:x="7.62cm" svg:y="9.779cm">
          <text:p text:style-name="P11"><text:span text:style-name="T1">Cytolic Regenerator</text:span></text:p>
        </draw:rect>
        <draw:rect draw:style-name="gr11" draw:text-style-name="P7" draw:layer="layout" svg:width="6.35cm" svg:height="8.256cm" svg:x="7.62cm" svg:y="9.779cm">
          <text:p/>
        </draw:rect>
        <draw:rect draw:style-name="gr4" draw:text-style-name="P4" draw:layer="layout" svg:width="6.35cm" svg:height="0.953cm" svg:x="7.62cm" svg:y="1.523cm">
          <text:p text:style-name="P11"><text:span text:style-name="T1">Aphotic Cloak</text:span></text:p>
        </draw:rect>
        <draw:rect draw:style-name="gr11" draw:text-style-name="P7" draw:layer="layout" svg:width="6.35cm" svg:height="8.256cm" svg:x="7.62cm" svg:y="1.523cm">
          <text:p/>
        </draw:rect>
        <draw:rect draw:style-name="gr4" draw:text-style-name="P37" draw:layer="layout" svg:width="6.349cm" svg:height="0.953cm" svg:x="1.271cm" svg:y="1.524cm">
          <text:p text:style-name="P11"><text:span text:style-name="T51">Adhesive Eructor</text:span></text:p>
        </draw:rect>
        <draw:rect draw:style-name="gr4" draw:text-style-name="P38" draw:layer="layout" svg:width="6.349cm" svg:height="0.953cm" svg:x="7.621cm" svg:y="18.034cm">
          <text:p text:style-name="P11"><text:span text:style-name="T52">Galvanic Accelerator</text:span></text:p>
        </draw:rect>
        <draw:rect draw:style-name="gr4" draw:text-style-name="P37" draw:layer="layout" svg:width="6.35cm" svg:height="0.953cm" svg:x="13.97cm" svg:y="18.034cm">
          <text:p text:style-name="P11"><text:span text:style-name="T51">Gravitic Grapple</text:span></text:p>
        </draw:rect>
        <draw:rect draw:style-name="gr11" draw:text-style-name="P7" draw:layer="layout" svg:width="6.35cm" svg:height="8.255cm" svg:x="13.97cm" svg:y="18.034cm">
          <text:p/>
        </draw:rect>
        <draw:rect draw:style-name="gr11" draw:text-style-name="P7" draw:layer="layout" svg:width="6.35cm" svg:height="8.255cm" svg:x="1.27cm" svg:y="1.524cm">
          <text:p/>
        </draw:rect>
        <draw:rect draw:style-name="gr11" draw:text-style-name="P7" draw:layer="layout" svg:width="6.35cm" svg:height="8.255cm" svg:x="7.62cm" svg:y="18.034cm">
          <text:p/>
        </draw:rect>
        <draw:rect draw:style-name="gr4" draw:text-style-name="P37" draw:layer="layout" svg:width="6.349cm" svg:height="0.953cm" svg:x="1.271cm" svg:y="18.034cm">
          <text:p text:style-name="P11"><text:span text:style-name="T51">Ethereal Shield</text:span></text:p>
        </draw:rect>
        <draw:rect draw:style-name="gr11" draw:text-style-name="P7" draw:layer="layout" svg:width="6.35cm" svg:height="8.255cm" svg:x="1.27cm" svg:y="18.034cm">
          <text:p/>
        </draw:rect>
        <draw:rect draw:style-name="gr29" draw:text-style-name="P19" draw:layer="layout" svg:width="6.349cm" svg:height="0.634cm" svg:x="13.971cm" svg:y="2.503cm">
          <text:p text:style-name="P18"><text:span text:style-name="T12">Guard Module</text:span></text:p>
        </draw:rect>
        <draw:rect draw:style-name="gr4" draw:text-style-name="P37" draw:layer="layout" svg:width="6.349cm" svg:height="0.953cm" svg:x="13.971cm" svg:y="1.524cm">
          <text:p text:style-name="P11"><text:span text:style-name="T51">Boreal Trumpet</text:span></text:p>
        </draw:rect>
        <draw:custom-shape draw:style-name="gr9" draw:text-style-name="P2" draw:layer="layout" svg:width="6.348cm" svg:height="6.667cm" svg:x="13.972cm" svg:y="3.112cm">
          <text:p text:style-name="P8"><text:span text:style-name="T2">1A. If multiple enemies are in your area:</text:span></text:p>
          <text:p text:style-name="P33"><text:span text:style-name="T42">Attack</text:span><text:span text:style-name="T2">: Spend </text:span><text:span text:style-name="T43"></text:span><text:span text:style-name="T2">. For each enemy in your area:</text:span></text:p>
          <text:p text:style-name="P39"><text:span text:style-name="T2">On </text:span><text:span text:style-name="T4">∆</text:span><text:span text:style-name="T18">2</text:span><text:span text:style-name="T2">+, deal </text:span><text:span text:style-name="T18">✷</text:span><text:span text:style-name="T2"> to the enemy.</text:span></text:p>
          <text:p text:style-name="P8"><text:span text:style-name="T2"/></text:p>
          <text:p text:style-name="P8"><text:span text:style-name="T2">1B. If your area is a lava area:</text:span></text:p>
          <text:p text:style-name="P33"><text:span text:style-name="T42">Freeze</text:span><text:span text:style-name="T2">: Spend </text:span><text:span text:style-name="T43"></text:span><text:span text:style-name="T2">. Remove the lava marker from your area.</text:span></text:p>
          <text:p text:style-name="P8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1" draw:text-style-name="P7" draw:layer="layout" svg:width="6.35cm" svg:height="8.255cm" svg:x="13.97cm" svg:y="1.524cm">
          <text:p/>
        </draw:rect>
        <draw:rect draw:style-name="gr29" draw:text-style-name="P19" draw:layer="layout" svg:width="6.347cm" svg:height="0.634cm" svg:x="13.973cm" svg:y="10.731cm">
          <text:p text:style-name="P18"><text:span text:style-name="T12">Guard Module</text:span></text:p>
        </draw:rect>
        <draw:rect draw:style-name="gr4" draw:text-style-name="P40" draw:layer="layout" svg:width="6.349cm" svg:height="0.953cm" svg:x="13.971cm" svg:y="9.779cm">
          <text:p text:style-name="P11"><text:span text:style-name="T53">Ectoplasmic Transit</text:span></text:p>
        </draw:rect>
        <draw:custom-shape draw:style-name="gr9" draw:text-style-name="P43" draw:layer="layout" svg:width="6.348cm" svg:height="6.667cm" svg:x="13.972cm" svg:y="11.367cm">
          <text:p text:style-name="P41"><text:span text:style-name="T2">1A. If the path to nearest largest enemy could be shortened by relocating you to an adjacent area:</text:span></text:p>
          <text:p text:style-name="P42"><text:span text:style-name="T54">Ghostwalk</text:span><text:span text:style-name="T25">: Spend </text:span><text:span text:style-name="T43"></text:span><text:span text:style-name="T25">. Relocate to that area.</text:span></text:p>
          <text:p text:style-name="P4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1" draw:text-style-name="P7" draw:layer="layout" svg:width="6.35cm" svg:height="8.255cm" svg:x="13.97cm" svg:y="9.779cm">
          <text:p/>
        </draw:rect>
      </draw:page>
      <draw:page draw:name="Modules 2" draw:style-name="dp1" draw:master-page-name="Default">
        <draw:path draw:style-name="gr1" draw:text-style-name="P1" draw:layer="layout" svg:width="19.049cm" svg:height="24.764cm" svg:x="1.27cm" svg:y="1.526cm" svg:viewBox="0 0 19050 24765" svg:d="M0 0c6350 0 12700 0 19050 0zM0 24765c6350 0 12700 0 19050 0zM0 0c0 8255 0 16510 0 24765zM19050 0c0 8255 0 16510 0 24765zM6350 0c0 8255 0 16510 0 24765zM12700 0c0 8255 0 16510 0 24765zM0 8255c6350 0 12700 0 19050 0zM0 16510c6350 0 12700 0 19050 0z">
          <text:p/>
        </draw:path>
        <draw:rect draw:style-name="gr29" draw:text-style-name="P19" draw:layer="layout" svg:width="6.349cm" svg:height="0.634cm" svg:x="1.271cm" svg:y="2.503cm">
          <text:p text:style-name="P18"><text:span text:style-name="T12">Guard Module</text:span></text:p>
        </draw:rect>
        <draw:rect draw:style-name="gr29" draw:text-style-name="P19" draw:layer="layout" svg:width="6.348cm" svg:height="0.634cm" svg:x="7.622cm" svg:y="2.476cm">
          <text:p text:style-name="P18"><text:span text:style-name="T12">Guard Module</text:span></text:p>
        </draw:rect>
        <draw:rect draw:style-name="gr29" draw:text-style-name="P19" draw:layer="layout" svg:width="6.347cm" svg:height="0.634cm" svg:x="13.973cm" svg:y="2.476cm">
          <text:p text:style-name="P18"><text:span text:style-name="T12">Guard Module</text:span></text:p>
        </draw:rect>
        <draw:custom-shape draw:style-name="gr9" draw:text-style-name="P2" draw:layer="layout" svg:width="6.349cm" svg:height="6.667cm" svg:x="13.971cm" svg:y="3.112cm">
          <text:p text:style-name="P8"><text:span text:style-name="T2">1A. If an enemy is in your area or a connected area:</text:span></text:p>
          <text:p text:style-name="P33"><text:span text:style-name="T42">Attack</text:span><text:span text:style-name="T2">: Spend </text:span><text:span text:style-name="T43"></text:span><text:span text:style-name="T2">. On </text:span><text:span text:style-name="T4">∆</text:span><text:span text:style-name="T18">1</text:span><text:span text:style-name="T2">+, deal </text:span><text:span text:style-name="T55">✷</text:span><text:span text:style-name="T2"> to nearest largest enemy.</text:span></text:p>
          <text:p text:style-name="P8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6.348cm" svg:height="6.667cm" svg:x="7.622cm" svg:y="3.112cm">
          <text:p text:style-name="P8"><text:span text:style-name="T2">1A. If nearest enemy is at least 2 connected areas away:</text:span></text:p>
          <text:p text:style-name="P31"><text:span text:style-name="T42">Leap</text:span><text:span text:style-name="T2">: Spend </text:span><text:span text:style-name="T43"></text:span><text:span text:style-name="T2">. Relocate yourself through 2 connections toward nearest largest enemy.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4" draw:text-style-name="P37" draw:layer="layout" svg:width="6.35cm" svg:height="0.953cm" svg:x="7.62cm" svg:y="1.524cm">
          <text:p text:style-name="P11"><text:span text:style-name="T51">Parabolic Thruster</text:span></text:p>
        </draw:rect>
        <draw:rect draw:style-name="gr4" draw:text-style-name="P38" draw:layer="layout" svg:width="6.349cm" svg:height="0.953cm" svg:x="13.971cm" svg:y="1.524cm">
          <text:p text:style-name="P11"><text:span text:style-name="T52">Phlogistic Lance</text:span></text:p>
        </draw:rect>
        <draw:rect draw:style-name="gr4" draw:text-style-name="P37" draw:layer="layout" svg:width="6.35cm" svg:height="0.953cm" svg:x="1.27cm" svg:y="1.524cm">
          <text:p text:style-name="P11"><text:span text:style-name="T51">Kinetic Repulsor</text:span></text:p>
        </draw:rect>
        <draw:rect draw:style-name="gr11" draw:text-style-name="P7" draw:layer="layout" svg:width="6.349cm" svg:height="8.255cm" svg:x="13.971cm" svg:y="1.524cm">
          <text:p/>
        </draw:rect>
        <draw:rect draw:style-name="gr11" draw:text-style-name="P7" draw:layer="layout" svg:width="6.35cm" svg:height="8.255cm" svg:x="7.62cm" svg:y="1.524cm">
          <text:p/>
        </draw:rect>
        <draw:custom-shape draw:style-name="gr9" draw:text-style-name="P47" draw:layer="layout" svg:width="6.35cm" svg:height="6.667cm" svg:x="1.27cm" svg:y="3.112cm">
          <text:p text:style-name="P41"><text:span text:style-name="T56">1A. If an enemy is in your area, and lava, a chasm, or another enemy is in a connected area:</text:span></text:p>
          <text:p text:style-name="P44"><text:span text:style-name="T57">Shove</text:span><text:span text:style-name="T56">: Spend </text:span><text:span text:style-name="T58"></text:span><text:span text:style-name="T56">. Relocate <text:s/>largest enemy from your area to that area. If another enemy is in that area:</text:span></text:p>
          <text:p text:style-name="P45"><text:span text:style-name="T56">On </text:span><text:span text:style-name="T59">∆</text:span><text:span text:style-name="T60">2</text:span><text:span text:style-name="T56">+, the enemies deal </text:span><text:span text:style-name="T61">✷</text:span><text:span text:style-name="T56"> to each other.</text:span></text:p>
          <text:p text:style-name="P41"><text:span text:style-name="T56"/></text:p>
          <text:p text:style-name="P41"><text:span text:style-name="T56">1B. If you are in a lava area and nearest enemy is in a non-lava area:</text:span></text:p>
          <text:p text:style-name="P46"><text:span text:style-name="T57">Shove:</text:span><text:span text:style-name="T62"> Spend </text:span><text:span text:style-name="T63"></text:span><text:span text:style-name="T62">: Relocate the lava marker through a connection toward nearest largest enemy.</text:span></text:p>
          <text:p text:style-name="P41"><text:span text:style-name="T56"/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1" draw:text-style-name="P7" draw:layer="layout" svg:width="6.35cm" svg:height="8.255cm" svg:x="1.27cm" svg:y="1.524cm">
          <text:p/>
        </draw:rect>
        <draw:rect draw:style-name="gr29" draw:text-style-name="P19" draw:layer="layout" svg:width="6.35cm" svg:height="0.634cm" svg:x="13.97cm" svg:y="10.732cm">
          <text:p text:style-name="P18"><text:span text:style-name="T12">Guard Module</text:span></text:p>
        </draw:rect>
        <draw:rect draw:style-name="gr29" draw:text-style-name="P19" draw:layer="layout" svg:width="6.35cm" svg:height="0.634cm" svg:x="7.62cm" svg:y="10.733cm">
          <text:p text:style-name="P18"><text:span text:style-name="T12">Guard Module</text:span></text:p>
        </draw:rect>
        <draw:rect draw:style-name="gr29" draw:text-style-name="P19" draw:layer="layout" svg:width="6.35cm" svg:height="0.634cm" svg:x="1.272cm" svg:y="10.706cm">
          <text:p text:style-name="P18"><text:span text:style-name="T12">Guard Module</text:span></text:p>
        </draw:rect>
        <draw:custom-shape draw:style-name="gr9" draw:text-style-name="P2" draw:layer="layout" svg:width="6.35cm" svg:height="6.667cm" svg:x="13.97cm" svg:y="11.367cm">
          <text:p text:style-name="P8"><text:span text:style-name="T2">When you are dealt </text:span><text:span text:style-name="T6">✷ by an object in your area,</text:span><text:span text:style-name="T2"> spend </text:span><text:span text:style-name="T43"></text:span><text:span text:style-name="T2"> and deal </text:span><text:span text:style-name="T6">✷</text:span><text:span text:style-name="T2"> to that object.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352cm" svg:height="6.667cm" svg:x="1.27cm" svg:y="11.367cm">
          <text:p text:style-name="P8"><text:span text:style-name="T2">When you deal </text:span><text:span text:style-name="T6">✷</text:span><text:span text:style-name="T2"> to a creature, if your health is less than your </text:span><text:span text:style-name="T43"></text:span><text:span text:style-name="T2">, recover 1 health ; otherwise, gain </text:span><text:span text:style-name="T43">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35cm" svg:height="6.667cm" svg:x="7.62cm" svg:y="11.367cm">
          <text:p text:style-name="P8"><text:span text:style-name="T2">1A. If an enemy is in your area:</text:span></text:p>
          <text:p text:style-name="P31"><text:span text:style-name="T42">Attack</text:span><text:span text:style-name="T2">: Spend </text:span><text:span text:style-name="T43"></text:span><text:span text:style-name="T2">. On </text:span><text:span text:style-name="T18">∆</text:span><text:span text:style-name="T2">2+, deal </text:span><text:span text:style-name="T6">✷✷</text:span><text:span text:style-name="T2"> to largest enemy.</text:span></text:p>
          <text:p text:style-name="P8"><text:span text:style-name="T6"/></text:p>
          <text:p text:style-name="P8"><text:span text:style-name="T6">1B. If the path to nearest largest enemy could be shortened by creating a wide connection from your area:</text:span></text:p>
          <text:p text:style-name="P33"><text:span text:style-name="T64">Drill</text:span><text:span text:style-name="T2">: Spend </text:span><text:span text:style-name="T43"></text:span><text:span text:style-name="T2">. Place the wide connection.</text:span></text:p>
          <draw:enhanced-geometry svg:viewBox="0 0 21600 21600" draw:type="rectangle" draw:enhanced-path="M 0 0 L 21600 0 21600 21600 0 21600 0 0 Z N"/>
        </draw:custom-shape>
        <draw:rect draw:style-name="gr4" draw:text-style-name="P4" draw:layer="layout" svg:width="6.349cm" svg:height="0.953cm" svg:x="7.621cm" svg:y="9.779cm">
          <text:p text:style-name="P11"><text:span text:style-name="T1">Reciprocating Borer</text:span></text:p>
        </draw:rect>
        <draw:rect draw:style-name="gr11" draw:text-style-name="P7" draw:layer="layout" svg:width="6.349cm" svg:height="8.254cm" svg:x="7.621cm" svg:y="9.78cm">
          <text:p/>
        </draw:rect>
        <draw:rect draw:style-name="gr4" draw:text-style-name="P4" draw:layer="layout" svg:width="6.352cm" svg:height="0.953cm" svg:x="1.27cm" svg:y="9.779cm">
          <text:p text:style-name="P11"><text:span text:style-name="T1">Plasmic Siphon</text:span></text:p>
        </draw:rect>
        <draw:rect draw:style-name="gr4" draw:text-style-name="P37" draw:layer="layout" svg:width="6.348cm" svg:height="0.953cm" svg:x="13.972cm" svg:y="9.779cm">
          <text:p text:style-name="P11"><text:span text:style-name="T51">Voltaic Aura</text:span></text:p>
        </draw:rect>
        <draw:rect draw:style-name="gr11" draw:text-style-name="P7" draw:layer="layout" svg:width="6.352cm" svg:height="8.255cm" svg:x="1.27cm" svg:y="9.779cm">
          <text:p/>
        </draw:rect>
        <draw:rect draw:style-name="gr11" draw:text-style-name="P7" draw:layer="layout" svg:width="6.349cm" svg:height="8.255cm" svg:x="13.971cm" svg:y="9.779cm">
          <text:p/>
        </draw:rect>
        <draw:custom-shape draw:style-name="gr9" draw:text-style-name="P2" draw:layer="layout" svg:width="6.348cm" svg:height="6.984cm" svg:x="7.622cm" svg:y="18.988cm">
          <text:p text:style-name="P8"><text:span text:style-name="T2">Advance the Doom clock to the next quarter hour.</text:span></text:p>
          <text:p text:style-name="P8"><text:span text:style-name="T2"/></text:p>
          <text:p text:style-name="P8"><text:span text:style-name="T2">When the Doom clock strikes XII, play every card in the Atlantis deck.</text:span></text:p>
          <draw:enhanced-geometry svg:viewBox="0 0 21600 21600" draw:type="rectangle" draw:enhanced-path="M 0 0 L 21600 0 21600 21600 0 21600 0 0 Z N"/>
        </draw:custom-shape>
        <draw:rect draw:style-name="gr10" draw:text-style-name="P6" draw:layer="layout" svg:width="6.35cm" svg:height="0.953cm" svg:x="7.62cm" svg:y="18.035cm">
          <text:p text:style-name="P11"><text:span text:style-name="T3">Tick</text:span></text:p>
        </draw:rect>
        <draw:rect draw:style-name="gr11" draw:text-style-name="P7" draw:layer="layout" svg:width="6.349cm" svg:height="8.255cm" svg:x="7.621cm" svg:y="18.035cm">
          <text:p/>
        </draw:rect>
        <draw:custom-shape draw:style-name="gr9" draw:text-style-name="P2" draw:layer="layout" svg:width="6.348cm" svg:height="6.984cm" svg:x="1.272cm" svg:y="18.987cm">
          <text:p text:style-name="P8"><text:span text:style-name="T2">Advance the Doom clock to the next quarter hour.</text:span></text:p>
          <text:p text:style-name="P8"><text:span text:style-name="T2"/></text:p>
          <text:p text:style-name="P8"><text:span text:style-name="T2">When the Doom clock strikes XII, play every card in the Atlantis deck.</text:span></text:p>
          <draw:enhanced-geometry svg:viewBox="0 0 21600 21600" draw:type="rectangle" draw:enhanced-path="M 0 0 L 21600 0 21600 21600 0 21600 0 0 Z N"/>
        </draw:custom-shape>
        <draw:rect draw:style-name="gr10" draw:text-style-name="P6" draw:layer="layout" svg:width="6.35cm" svg:height="0.953cm" svg:x="1.27cm" svg:y="18.034cm">
          <text:p text:style-name="P11"><text:span text:style-name="T3">Tick</text:span></text:p>
        </draw:rect>
        <draw:rect draw:style-name="gr11" draw:text-style-name="P7" draw:layer="layout" svg:width="6.349cm" svg:height="8.255cm" svg:x="1.271cm" svg:y="18.034cm">
          <text:p/>
        </draw:rect>
        <draw:custom-shape draw:style-name="gr9" draw:text-style-name="P2" draw:layer="layout" svg:width="6.348cm" svg:height="6.984cm" svg:x="13.972cm" svg:y="18.987cm">
          <text:p text:style-name="P8"><text:span text:style-name="T2">Advance the Doom clock to the next quarter hour.</text:span></text:p>
          <text:p text:style-name="P8"><text:span text:style-name="T2"/></text:p>
          <text:p text:style-name="P8"><text:span text:style-name="T2">When the Doom clock strikes XII, play every card in the Atlantis deck.</text:span></text:p>
          <draw:enhanced-geometry svg:viewBox="0 0 21600 21600" draw:type="rectangle" draw:enhanced-path="M 0 0 L 21600 0 21600 21600 0 21600 0 0 Z N"/>
        </draw:custom-shape>
        <draw:rect draw:style-name="gr10" draw:text-style-name="P6" draw:layer="layout" svg:width="6.35cm" svg:height="0.953cm" svg:x="13.97cm" svg:y="18.034cm">
          <text:p text:style-name="P11"><text:span text:style-name="T3">Tick</text:span></text:p>
        </draw:rect>
        <draw:rect draw:style-name="gr11" draw:text-style-name="P7" draw:layer="layout" svg:width="6.349cm" svg:height="8.255cm" svg:x="13.971cm" svg:y="18.034cm">
          <text:p/>
        </draw:rect>
      </draw:page>
      <draw:page draw:name="Modules" draw:style-name="dp1" draw:master-page-name="Default">
        <draw:rect draw:style-name="gr29" draw:text-style-name="P19" draw:layer="layout" svg:width="6.35cm" svg:height="0.634cm" svg:x="13.97cm" svg:y="18.987cm">
          <text:p text:style-name="P18"><text:span text:style-name="T12">Hero Module</text:span></text:p>
        </draw:rect>
        <draw:path draw:style-name="gr1" draw:text-style-name="P1" draw:layer="layout" svg:width="19.049cm" svg:height="24.764cm" svg:x="1.27cm" svg:y="1.528cm" svg:viewBox="0 0 19050 24765" svg:d="M0 0c6350 0 12700 0 19050 0zM0 24765c6350 0 12700 0 19050 0zM0 0c0 8255 0 16510 0 24765zM19050 0c0 8255 0 16510 0 24765zM6350 0c0 8255 0 16510 0 24765zM12700 0c0 8255 0 16510 0 24765zM0 8255c6350 0 12700 0 19050 0zM0 16510c6350 0 12700 0 19050 0z">
          <text:p/>
        </draw:path>
        <draw:rect draw:style-name="gr29" draw:text-style-name="P19" draw:layer="layout" svg:width="6.35cm" svg:height="0.634cm" svg:x="1.27cm" svg:y="2.476cm">
          <text:p text:style-name="P18"><text:span text:style-name="T12">Hero Module</text:span></text:p>
        </draw:rect>
        <draw:rect draw:style-name="gr29" draw:text-style-name="P19" draw:layer="layout" svg:width="6.35cm" svg:height="0.634cm" svg:x="7.62cm" svg:y="18.986cm">
          <text:p text:style-name="P18"><text:span text:style-name="T12">Hero Module</text:span></text:p>
        </draw:rect>
        <draw:rect draw:style-name="gr29" draw:text-style-name="P19" draw:layer="layout" svg:width="6.35cm" svg:height="0.634cm" svg:x="1.27cm" svg:y="18.987cm">
          <text:p text:style-name="P18"><text:span text:style-name="T12">Hero Module</text:span></text:p>
        </draw:rect>
        <draw:rect draw:style-name="gr29" draw:text-style-name="P19" draw:layer="layout" svg:width="6.35cm" svg:height="0.634cm" svg:x="1.27cm" svg:y="10.731cm">
          <text:p text:style-name="P18"><text:span text:style-name="T12">Hero Module</text:span></text:p>
        </draw:rect>
        <draw:rect draw:style-name="gr29" draw:text-style-name="P19" draw:layer="layout" svg:width="6.35cm" svg:height="0.634cm" svg:x="7.62cm" svg:y="10.732cm">
          <text:p text:style-name="P18"><text:span text:style-name="T12">Hero Module</text:span></text:p>
        </draw:rect>
        <draw:rect draw:style-name="gr29" draw:text-style-name="P19" draw:layer="layout" svg:width="6.35cm" svg:height="0.634cm" svg:x="7.62cm" svg:y="2.476cm">
          <text:p text:style-name="P18"><text:span text:style-name="T12">Hero Module</text:span></text:p>
        </draw:rect>
        <draw:custom-shape draw:style-name="gr9" draw:text-style-name="P51" draw:layer="layout" svg:width="6.348cm" svg:height="6.666cm" svg:x="1.272cm" svg:y="11.368cm">
          <text:p text:style-name="P48"><text:span text:style-name="T50">Deploy</text:span><text:span text:style-name="T65">: Spend </text:span><text:span text:style-name="T66"></text:span><text:span text:style-name="T65">. Relocate this module to your area or a connected area, then place a hero turret on the module.</text:span></text:p>
          <text:p text:style-name="P48"><text:span text:style-name="T65"/></text:p>
          <text:p text:style-name="P48"><text:span text:style-name="T65">A hero turret is a small hero creature with 1 health. It gets 3 actions as follows at end of your turn: </text:span></text:p>
          <text:p text:style-name="P49"><text:span text:style-name="T67">Attack</text:span><text:span text:style-name="T68">: On ∆2+, deal </text:span><text:span text:style-name="T69">✷</text:span><text:span text:style-name="T68"> to target object in your area or a connected area.</text:span></text:p>
          <text:p text:style-name="P50"><text:span text:style-name="T68">No creature can Take the module until the hero turret is destroyed. If you Take the hero turret, destroy it and take the module instead.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35cm" svg:height="6.667cm" svg:x="1.27cm" svg:y="3.112cm">
          <text:p text:style-name="P8"><text:span text:style-name="T64">Attack</text:span><text:span text:style-name="T2">: Spend </text:span><text:span text:style-name="T43"></text:span><text:span text:style-name="T2">. On </text:span><text:span text:style-name="T18">∆</text:span><text:span text:style-name="T2">2+, place a Stuck marker under target object in your area or a connected area.</text:span></text:p>
          <text:p text:style-name="P8"><text:span text:style-name="T2"/></text:p>
          <text:p text:style-name="P8"><text:span text:style-name="T64">Spray</text:span><text:span text:style-name="T2">: Spend </text:span><text:span text:style-name="T43"></text:span><text:span text:style-name="T2">. Remove a lava marker from your area or a connected area.</text:span></text:p>
          <text:p text:style-name="P8"><text:span text:style-name="T2"/></text:p>
          <text:p text:style-name="P8"><text:span text:style-name="T2">When an object with a Stuck marker attempts to </text:span><text:span text:style-name="T44">Move or Attack, or a creature attempts to Take it</text:span><text:span text:style-name="T2">, the attempt fails; on </text:span><text:span text:style-name="T18">∆</text:span><text:span text:style-name="T2">3+, remove 1 Stuck marker.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35cm" svg:height="6.667cm" svg:x="13.97cm" svg:y="19.622cm">
          <text:p text:style-name="P8"><text:span text:style-name="T64">Pull</text:span><text:span text:style-name="T2">: Spend </text:span><text:span text:style-name="T43"></text:span><text:span text:style-name="T2">. Relocate target object from a connected area to your area. You may then Take the object automatically.</text:span></text:p>
          <text:p text:style-name="P8"><text:span text:style-name="T2"/></text:p>
          <text:p text:style-name="P8"><text:span text:style-name="T42">Steal:</text:span><text:span text:style-name="T44"> Spend </text:span><text:span text:style-name="T45"></text:span><text:span text:style-name="T44">. On </text:span><text:span text:style-name="T6">∆</text:span><text:span text:style-name="T18">3</text:span><text:span text:style-name="T44">+, relocate target object from another creature's inventory to your area. You may then Take the object automatically.</text:span></text:p>
          <text:p text:style-name="P8"><text:span text:style-name="T42"/></text:p>
          <text:p text:style-name="P8"><text:span text:style-name="T42">Flow:</text:span><text:span text:style-name="T44"> Spend </text:span><text:span text:style-name="T45"></text:span><text:span text:style-name="T44"> to relocate a lava marker from a connected area to your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5cm" svg:height="8.255cm" svg:x="1.27cm" svg:y="9.779cm">
          <text:p/>
        </draw:rect>
        <draw:rect draw:style-name="gr5" draw:text-style-name="P4" draw:layer="layout" svg:width="6.35cm" svg:height="0.953cm" svg:x="1.27cm" svg:y="9.779cm">
          <text:p text:style-name="P11"><text:span text:style-name="T1">Compact Turret</text:span></text:p>
        </draw:rect>
        <draw:rect draw:style-name="gr5" draw:text-style-name="P4" draw:layer="layout" svg:width="6.349cm" svg:height="0.953cm" svg:x="7.621cm" svg:y="9.779cm">
          <text:p text:style-name="P11"><text:span text:style-name="T1">Cytolic Regenerator</text:span></text:p>
        </draw:rect>
        <draw:custom-shape draw:style-name="gr9" draw:text-style-name="P2" draw:layer="layout" svg:width="6.348cm" svg:height="6.667cm" svg:x="7.622cm" svg:y="11.367cm">
          <text:p text:style-name="P8"><text:span text:style-name="T64">Repair</text:span><text:span text:style-name="T2">: Spend </text:span><text:span text:style-name="T43"></text:span><text:span text:style-name="T2">. Target object recovers 3 health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5cm" svg:height="8.255cm" svg:x="7.62cm" svg:y="9.779cm">
          <text:p/>
        </draw:rect>
        <draw:rect draw:style-name="gr5" draw:text-style-name="P4" draw:layer="layout" svg:width="6.35cm" svg:height="0.953cm" svg:x="7.62cm" svg:y="1.524cm">
          <text:p text:style-name="P11"><text:span text:style-name="T1">Aphotic Cloak</text:span></text:p>
        </draw:rect>
        <draw:custom-shape draw:style-name="gr9" draw:text-style-name="P2" draw:layer="layout" svg:width="6.348cm" svg:height="6.667cm" svg:x="7.622cm" svg:y="3.112cm">
          <text:p text:style-name="P8"><text:span text:style-name="T64">Activate</text:span><text:span text:style-name="T2">: Spend </text:span><text:span text:style-name="T43"></text:span><text:span text:style-name="T2">. Target object is hidden until the start of your next turn.</text:span><text:span text:style-name="T4"> Gain an action.</text:span></text:p>
          <text:p text:style-name="P8"><text:span text:style-name="T2"/></text:p>
          <text:p text:style-name="P8"><text:span text:style-name="T11">A hidden object cannot be detected from outside of its area. A creature requires a </text:span><text:span text:style-name="T47">∆</text:span><text:span text:style-name="T11">3+ to target a hidden enemy in its area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5cm" svg:height="8.255cm" svg:x="7.62cm" svg:y="1.524cm">
          <text:p/>
        </draw:rect>
        <draw:rect draw:style-name="gr5" draw:text-style-name="P37" draw:layer="layout" svg:width="6.349cm" svg:height="0.953cm" svg:x="1.271cm" svg:y="1.524cm">
          <text:p text:style-name="P11"><text:span text:style-name="T51">Adhesive Eructor</text:span></text:p>
        </draw:rect>
        <draw:rect draw:style-name="gr5" draw:text-style-name="P38" draw:layer="layout" svg:width="6.349cm" svg:height="0.953cm" svg:x="7.621cm" svg:y="18.034cm">
          <text:p text:style-name="P11"><text:span text:style-name="T52">Galvanic Accelerator</text:span></text:p>
        </draw:rect>
        <draw:rect draw:style-name="gr5" draw:text-style-name="P37" draw:layer="layout" svg:width="6.35cm" svg:height="0.953cm" svg:x="13.97cm" svg:y="18.034cm">
          <text:p text:style-name="P11"><text:span text:style-name="T51">Gravitic Grapple</text:span></text:p>
        </draw:rect>
        <draw:rect draw:style-name="gr11" draw:text-style-name="P7" draw:layer="layout" svg:width="6.35cm" svg:height="8.255cm" svg:x="13.97cm" svg:y="18.034cm">
          <text:p/>
        </draw:rect>
        <draw:rect draw:style-name="gr11" draw:text-style-name="P7" draw:layer="layout" svg:width="6.35cm" svg:height="8.255cm" svg:x="1.27cm" svg:y="1.524cm">
          <text:p/>
        </draw:rect>
        <draw:custom-shape draw:style-name="gr9" draw:text-style-name="P2" draw:layer="layout" svg:width="6.348cm" svg:height="6.667cm" svg:x="7.622cm" svg:y="19.622cm">
          <text:p text:style-name="P8"><text:span text:style-name="T64">Activate</text:span><text:span text:style-name="T2">: Once per turn you may spend </text:span><text:span text:style-name="T43"></text:span><text:span text:style-name="T2"> to grant 2 actions to target creature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5cm" svg:height="8.255cm" svg:x="7.62cm" svg:y="18.034cm">
          <text:p/>
        </draw:rect>
        <draw:rect draw:style-name="gr5" draw:text-style-name="P37" draw:layer="layout" svg:width="6.349cm" svg:height="0.953cm" svg:x="1.271cm" svg:y="18.034cm">
          <text:p text:style-name="P11"><text:span text:style-name="T51">Ethereal Shield</text:span></text:p>
        </draw:rect>
        <draw:custom-shape draw:style-name="gr9" draw:text-style-name="P2" draw:layer="layout" svg:width="6.348cm" svg:height="6.667cm" svg:x="1.272cm" svg:y="19.621cm">
          <text:p text:style-name="P8"><text:span text:style-name="T4">When an object in your area would be dealt </text:span><text:span text:style-name="T6">✷</text:span><text:span text:style-name="T4">, you may spend </text:span><text:span text:style-name="T70"></text:span><text:span text:style-name="T4"> to prevent it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5cm" svg:height="8.255cm" svg:x="1.27cm" svg:y="18.034cm">
          <text:p/>
        </draw:rect>
        <draw:rect draw:style-name="gr29" draw:text-style-name="P19" draw:layer="layout" svg:width="6.35cm" svg:height="0.634cm" svg:x="13.97cm" svg:y="10.761cm">
          <text:p text:style-name="P18"><text:span text:style-name="T12">Hero Module</text:span></text:p>
        </draw:rect>
        <draw:rect draw:style-name="gr29" draw:text-style-name="P19" draw:layer="layout" svg:width="6.349cm" svg:height="0.634cm" svg:x="13.971cm" svg:y="2.479cm">
          <text:p text:style-name="P18"><text:span text:style-name="T12">Hero Module</text:span></text:p>
        </draw:rect>
        <draw:rect draw:style-name="gr5" draw:text-style-name="P37" draw:layer="layout" svg:width="6.347cm" svg:height="0.953cm" svg:x="13.973cm" svg:y="1.525cm">
          <text:p text:style-name="P11"><text:span text:style-name="T51">Boreal Trumpet</text:span></text:p>
        </draw:rect>
        <draw:rect draw:style-name="gr5" draw:text-style-name="P40" draw:layer="layout" svg:width="6.347cm" svg:height="0.953cm" svg:x="13.973cm" svg:y="9.78cm">
          <text:p text:style-name="P11"><text:span text:style-name="T53">Ectoplasmic Transit</text:span></text:p>
        </draw:rect>
        <draw:custom-shape draw:style-name="gr9" draw:text-style-name="P52" draw:layer="layout" svg:width="6.348cm" svg:height="6.667cm" svg:x="13.972cm" svg:y="11.367cm">
          <text:p text:style-name="P41"><text:span text:style-name="T42">Ghostwalk</text:span><text:span text:style-name="T2">: Spend </text:span><text:span text:style-name="T43"></text:span><text:span text:style-name="T2">. Relocate yourself to an adjacent area.</text:span></text:p>
          <text:p text:style-name="P41"><text:span text:style-name="T2"/></text:p>
          <text:p text:style-name="P41"><text:span text:style-name="T2">You may spend one additional </text:span><text:span text:style-name="T43"></text:span><text:span text:style-name="T2"> to relocate target object of your size or smaller with you.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1" draw:text-style-name="P7" draw:layer="layout" svg:width="6.348cm" svg:height="8.254cm" svg:x="13.972cm" svg:y="9.78cm">
          <text:p/>
        </draw:rect>
        <draw:custom-shape draw:style-name="gr9" draw:text-style-name="P2" draw:layer="layout" svg:width="6.347cm" svg:height="6.667cm" svg:x="13.973cm" svg:y="3.112cm">
          <text:p text:style-name="P8"><text:span text:style-name="T42">Attack</text:span><text:span text:style-name="T2">: Spend </text:span><text:span text:style-name="T43"></text:span><text:span text:style-name="T2">. Target any number of objects in your area. For each targeted object:</text:span></text:p>
          <text:p text:style-name="P53"><text:span text:style-name="T2">On </text:span><text:span text:style-name="T4">∆</text:span><text:span text:style-name="T18">2</text:span><text:span text:style-name="T2">+, deal </text:span><text:span text:style-name="T18">✷</text:span><text:span text:style-name="T2"> to the object.</text:span></text:p>
          <text:p text:style-name="P8"><text:span text:style-name="T2"/></text:p>
          <text:p text:style-name="P8"><text:span text:style-name="T42">Freeze</text:span><text:span text:style-name="T2">: Spend </text:span><text:span text:style-name="T43"></text:span><text:span text:style-name="T2">. Remove the lava marker from your area.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1" draw:text-style-name="P7" draw:layer="layout" svg:width="6.348cm" svg:height="8.254cm" svg:x="13.972cm" svg:y="1.525cm">
          <text:p/>
        </draw:rect>
      </draw:page>
      <draw:page draw:name="page11" draw:style-name="dp1" draw:master-page-name="Default">
        <draw:rect draw:style-name="gr29" draw:text-style-name="P19" draw:layer="layout" svg:width="6.35cm" svg:height="0.634cm" svg:x="13.97cm" svg:y="10.731cm">
          <text:p text:style-name="P18"><text:span text:style-name="T12">Hero Module</text:span></text:p>
        </draw:rect>
        <draw:path draw:style-name="gr1" draw:text-style-name="P1" draw:layer="layout" svg:width="19.049cm" svg:height="24.764cm" svg:x="1.27cm" svg:y="1.527cm" svg:viewBox="0 0 19050 24765" svg:d="M0 0c6350 0 12700 0 19050 0zM0 24765c6350 0 12700 0 19050 0zM0 0c0 8255 0 16510 0 24765zM19050 0c0 8255 0 16510 0 24765zM6350 0c0 8255 0 16510 0 24765zM12700 0c0 8255 0 16510 0 24765zM0 8255c6350 0 12700 0 19050 0zM0 16510c6350 0 12700 0 19050 0z">
          <text:p/>
        </draw:path>
        <draw:rect draw:style-name="gr29" draw:text-style-name="P19" draw:layer="layout" svg:width="6.35cm" svg:height="0.634cm" svg:x="13.97cm" svg:y="2.506cm">
          <text:p text:style-name="P18"><text:span text:style-name="T12">Hero Module</text:span></text:p>
        </draw:rect>
        <draw:rect draw:style-name="gr29" draw:text-style-name="P19" draw:layer="layout" svg:width="6.35cm" svg:height="0.634cm" svg:x="7.62cm" svg:y="2.478cm">
          <text:p text:style-name="P18"><text:span text:style-name="T12">Hero Module</text:span></text:p>
        </draw:rect>
        <draw:rect draw:style-name="gr29" draw:text-style-name="P19" draw:layer="layout" svg:width="6.347cm" svg:height="0.634cm" svg:x="1.273cm" svg:y="2.479cm">
          <text:p text:style-name="P18"><text:span text:style-name="T12">Hero Module</text:span></text:p>
        </draw:rect>
        <draw:custom-shape draw:style-name="gr9" draw:text-style-name="P52" draw:layer="layout" svg:width="6.349cm" svg:height="6.667cm" svg:x="1.271cm" svg:y="3.112cm">
          <text:p text:style-name="P41"><text:span text:style-name="T42">Shove</text:span><text:span text:style-name="T2">: Spend </text:span><text:span text:style-name="T71"></text:span><text:span text:style-name="T2">. Relocate target object to a connected area. You may also target another object in the connected area; if you do:</text:span></text:p>
          <text:p text:style-name="P54"><text:span text:style-name="T2">On </text:span><text:span text:style-name="T4">∆</text:span><text:span text:style-name="T18">2</text:span><text:span text:style-name="T2">+, the objects deal </text:span><text:span text:style-name="T55">✷</text:span><text:span text:style-name="T2"> to each other.</text:span></text:p>
          <text:p text:style-name="P41"><text:span text:style-name="T2"/></text:p>
          <text:p text:style-name="P41"><text:span text:style-name="T42">Flow:</text:span><text:span text:style-name="T44"> Spend </text:span><text:span text:style-name="T72"></text:span><text:span text:style-name="T44"> to relocate a lava marker from your area to a connected area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6.347cm" svg:height="6.667cm" svg:x="13.973cm" svg:y="3.112cm">
          <text:p text:style-name="P8"><text:span text:style-name="T42">Attack</text:span><text:span text:style-name="T2">: Spend </text:span><text:span text:style-name="T43"></text:span><text:span text:style-name="T2">. On </text:span><text:span text:style-name="T4">∆</text:span><text:span text:style-name="T18">1+,</text:span><text:span text:style-name="T2"> deal </text:span><text:span text:style-name="T55">✷</text:span><text:span text:style-name="T2"> to target object in your area or a connected area.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" draw:text-style-name="P37" draw:layer="layout" svg:width="6.348cm" svg:height="0.953cm" svg:x="7.622cm" svg:y="1.524cm">
          <text:p text:style-name="P11"><text:span text:style-name="T51">Parabolic Thruster</text:span></text:p>
        </draw:rect>
        <draw:rect draw:style-name="gr5" draw:text-style-name="P4" draw:layer="layout" svg:width="6.347cm" svg:height="0.953cm" svg:x="13.973cm" svg:y="1.525cm">
          <text:p text:style-name="P11"><text:span text:style-name="T1">Phlogistic Lance</text:span></text:p>
        </draw:rect>
        <draw:rect draw:style-name="gr5" draw:text-style-name="P37" draw:layer="layout" svg:width="6.347cm" svg:height="0.953cm" svg:x="1.273cm" svg:y="1.525cm">
          <text:p text:style-name="P11"><text:span text:style-name="T51">Kinetic Repulsor</text:span></text:p>
        </draw:rect>
        <draw:rect draw:style-name="gr11" draw:text-style-name="P7" draw:layer="layout" svg:width="6.347cm" svg:height="8.254cm" svg:x="13.973cm" svg:y="1.525cm">
          <text:p/>
        </draw:rect>
        <draw:custom-shape draw:style-name="gr9" draw:text-style-name="P2" draw:layer="layout" svg:width="6.347cm" svg:height="6.668cm" svg:x="7.623cm" svg:y="3.111cm">
          <text:p text:style-name="P8"><text:span text:style-name="T42">Leap</text:span><text:span text:style-name="T2">: Spend </text:span><text:span text:style-name="T43"></text:span><text:span text:style-name="T2">. Relocate yourself to a connected area. You may then relocate yourself again to an area connected to that area.</text:span></text:p>
          <text:p text:style-name="P41"><text:span text:style-name="T2"/></text:p>
          <text:p text:style-name="P41"><text:span text:style-name="T2">You may spend one additional </text:span><text:span text:style-name="T43"></text:span><text:span text:style-name="T2"> to relocate target object of your size or smaller with you.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1" draw:text-style-name="P7" draw:layer="layout" svg:width="6.348cm" svg:height="8.255cm" svg:x="7.622cm" svg:y="1.524cm">
          <text:p/>
        </draw:rect>
        <draw:rect draw:style-name="gr11" draw:text-style-name="P7" draw:layer="layout" svg:width="6.348cm" svg:height="8.254cm" svg:x="1.272cm" svg:y="1.525cm">
          <text:p/>
        </draw:rect>
        <draw:rect draw:style-name="gr29" draw:text-style-name="P19" draw:layer="layout" svg:width="6.35cm" svg:height="0.634cm" svg:x="7.62cm" svg:y="10.732cm">
          <text:p text:style-name="P18"><text:span text:style-name="T12">Hero Module</text:span></text:p>
        </draw:rect>
        <draw:rect draw:style-name="gr29" draw:text-style-name="P19" draw:layer="layout" svg:width="6.35cm" svg:height="0.634cm" svg:x="1.27cm" svg:y="10.732cm">
          <text:p text:style-name="P18"><text:span text:style-name="T12">Hero Module</text:span></text:p>
        </draw:rect>
        <draw:custom-shape draw:style-name="gr9" draw:text-style-name="P2" draw:layer="layout" svg:width="6.348cm" svg:height="6.667cm" svg:x="13.972cm" svg:y="11.367cm">
          <text:p text:style-name="P8"><text:span text:style-name="T4">When you are dealt </text:span><text:span text:style-name="T6">✷ by an object in your area</text:span><text:span text:style-name="T4">, you may spend </text:span><text:span text:style-name="T70"></text:span><text:span text:style-name="T4"> to deal </text:span><text:span text:style-name="T6">✷</text:span><text:span text:style-name="T4"> to that object.</text:span></text:p>
          <draw:enhanced-geometry svg:viewBox="0 0 21600 21600" draw:type="rectangle" draw:enhanced-path="M 0 0 L 21600 0 21600 21600 0 21600 0 0 Z N"/>
        </draw:custom-shape>
        <draw:rect draw:style-name="gr5" draw:text-style-name="P4" draw:layer="layout" svg:width="6.35cm" svg:height="0.953cm" svg:x="7.62cm" svg:y="9.779cm">
          <text:p text:style-name="P11"><text:span text:style-name="T1">Reciprocating Borer</text:span></text:p>
        </draw:rect>
        <draw:custom-shape draw:style-name="gr9" draw:text-style-name="P2" draw:layer="layout" svg:width="6.35cm" svg:height="6.668cm" svg:x="7.62cm" svg:y="11.366cm">
          <text:p text:style-name="P8"><text:span text:style-name="T64">Attack</text:span><text:span text:style-name="T73">: Spend </text:span><text:span text:style-name="T74"></text:span><text:span text:style-name="T73">. On </text:span><text:span text:style-name="T18">∆</text:span><text:span text:style-name="T73">2+, deal ✷✷ to target object.</text:span></text:p>
          <text:p text:style-name="P8"><text:span text:style-name="T18"/></text:p>
          <text:p text:style-name="P8"><text:span text:style-name="T75">Drill</text:span><text:span text:style-name="T2">: Spend </text:span><text:span text:style-name="T43"></text:span><text:span text:style-name="T2">. Place a wide connection between your area and an adjacent area.</text:span></text:p>
          <text:p text:style-name="P8"><text:span text:style-name="T2"/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5cm" svg:height="8.255cm" svg:x="7.62cm" svg:y="9.779cm">
          <text:p/>
        </draw:rect>
        <draw:rect draw:style-name="gr5" draw:text-style-name="P4" draw:layer="layout" svg:width="6.35cm" svg:height="0.953cm" svg:x="1.27cm" svg:y="9.779cm">
          <text:p text:style-name="P11"><text:span text:style-name="T1">Plasmic Siphon</text:span></text:p>
        </draw:rect>
        <draw:rect draw:style-name="gr5" draw:text-style-name="P37" draw:layer="layout" svg:width="6.349cm" svg:height="0.953cm" svg:x="13.971cm" svg:y="9.779cm">
          <text:p text:style-name="P11"><text:span text:style-name="T51">Voltaic Aura</text:span></text:p>
        </draw:rect>
        <draw:custom-shape draw:style-name="gr9" draw:text-style-name="P2" draw:layer="layout" svg:width="6.348cm" svg:height="6.668cm" svg:x="1.272cm" svg:y="11.366cm">
          <text:p text:style-name="P8"><text:span text:style-name="T2">When you deal </text:span><text:span text:style-name="T6">✷</text:span><text:span text:style-name="T2"> to a creature, o</text:span><text:span text:style-name="T18">n ∆3+, </text:span><text:span text:style-name="T2">either recover 1 health or gain </text:span><text:span text:style-name="T43"></text:span><text:span text:style-name="T2">.</text:span></text:p>
          <draw:enhanced-geometry svg:viewBox="0 0 21600 21600" draw:type="rectangle" draw:enhanced-path="M 0 0 L 21600 0 21600 21600 0 21600 0 0 Z N"/>
        </draw:custom-shape>
        <draw:rect draw:style-name="gr11" draw:text-style-name="P7" draw:layer="layout" svg:width="6.35cm" svg:height="8.255cm" svg:x="1.27cm" svg:y="9.779cm">
          <text:p/>
        </draw:rect>
        <draw:rect draw:style-name="gr11" draw:text-style-name="P7" draw:layer="layout" svg:width="6.35cm" svg:height="8.255cm" svg:x="13.97cm" svg:y="9.779cm">
          <text:p/>
        </draw:rect>
        <draw:custom-shape draw:style-name="gr9" draw:text-style-name="P2" draw:layer="layout" svg:width="6.348cm" svg:height="6.984cm" svg:x="7.622cm" svg:y="18.988cm">
          <text:p text:style-name="P8"><text:span text:style-name="T2">Advance the Doom clock to the next quarter hour.</text:span></text:p>
          <text:p text:style-name="P8"><text:span text:style-name="T2"/></text:p>
          <text:p text:style-name="P8"><text:span text:style-name="T2">When the Doom clock strikes XII, play every card in the Atlantis deck.</text:span></text:p>
          <draw:enhanced-geometry svg:viewBox="0 0 21600 21600" draw:type="rectangle" draw:enhanced-path="M 0 0 L 21600 0 21600 21600 0 21600 0 0 Z N"/>
        </draw:custom-shape>
        <draw:rect draw:style-name="gr10" draw:text-style-name="P6" draw:layer="layout" svg:width="6.35cm" svg:height="0.953cm" svg:x="7.62cm" svg:y="18.035cm">
          <text:p text:style-name="P11"><text:span text:style-name="T3">Tick</text:span></text:p>
        </draw:rect>
        <draw:rect draw:style-name="gr11" draw:text-style-name="P7" draw:layer="layout" svg:width="6.349cm" svg:height="8.255cm" svg:x="7.621cm" svg:y="18.035cm">
          <text:p/>
        </draw:rect>
        <draw:custom-shape draw:style-name="gr9" draw:text-style-name="P2" draw:layer="layout" svg:width="6.348cm" svg:height="6.984cm" svg:x="13.972cm" svg:y="18.988cm">
          <text:p text:style-name="P8"><text:span text:style-name="T2">Advance the Doom clock to the next quarter hour.</text:span></text:p>
          <text:p text:style-name="P8"><text:span text:style-name="T2"/></text:p>
          <text:p text:style-name="P8"><text:span text:style-name="T2">When the Doom clock strikes XII, play every card in the Atlantis deck.</text:span></text:p>
          <draw:enhanced-geometry svg:viewBox="0 0 21600 21600" draw:type="rectangle" draw:enhanced-path="M 0 0 L 21600 0 21600 21600 0 21600 0 0 Z N"/>
        </draw:custom-shape>
        <draw:rect draw:style-name="gr10" draw:text-style-name="P6" draw:layer="layout" svg:width="6.35cm" svg:height="0.953cm" svg:x="13.97cm" svg:y="18.035cm">
          <text:p text:style-name="P11"><text:span text:style-name="T3">Tick</text:span></text:p>
        </draw:rect>
        <draw:rect draw:style-name="gr11" draw:text-style-name="P7" draw:layer="layout" svg:width="6.349cm" svg:height="8.255cm" svg:x="13.971cm" svg:y="18.035cm">
          <text:p/>
        </draw:rect>
        <draw:custom-shape draw:style-name="gr9" draw:text-style-name="P2" draw:layer="layout" svg:width="6.348cm" svg:height="6.984cm" svg:x="1.272cm" svg:y="18.987cm">
          <text:p text:style-name="P8"><text:span text:style-name="T2">Advance the Doom clock to the next quarter hour.</text:span></text:p>
          <text:p text:style-name="P8"><text:span text:style-name="T2"/></text:p>
          <text:p text:style-name="P8"><text:span text:style-name="T2">When the Doom clock strikes XII, play every card in the Atlantis deck.</text:span></text:p>
          <draw:enhanced-geometry svg:viewBox="0 0 21600 21600" draw:type="rectangle" draw:enhanced-path="M 0 0 L 21600 0 21600 21600 0 21600 0 0 Z N"/>
        </draw:custom-shape>
        <draw:rect draw:style-name="gr10" draw:text-style-name="P6" draw:layer="layout" svg:width="6.35cm" svg:height="0.953cm" svg:x="1.27cm" svg:y="18.034cm">
          <text:p text:style-name="P11"><text:span text:style-name="T3">Tick</text:span></text:p>
        </draw:rect>
        <draw:rect draw:style-name="gr11" draw:text-style-name="P7" draw:layer="layout" svg:width="6.349cm" svg:height="8.255cm" svg:x="1.271cm" svg:y="18.034cm">
          <text:p/>
        </draw:rect>
      </draw:page>
      <draw:page draw:name="Discoveries - Back" draw:style-name="dp1" draw:master-page-name="Default">
        <draw:rect draw:style-name="gr34" draw:text-style-name="P55" draw:layer="layout" svg:width="8.89cm" svg:height="5.08cm" draw:transform="rotate (-1.57079632679579) translate (6.35cm 1.524cm)">
          <text:p text:style-name="P1"><text:span text:style-name="T76">Discovery</text:span></text:p>
        </draw:rect>
        <draw:rect draw:style-name="gr34" draw:text-style-name="P56" draw:layer="layout" svg:width="8.89cm" svg:height="5.08cm" draw:transform="rotate (-1.57079632679579) translate (11.43cm 1.524cm)">
          <text:p text:style-name="P1"><text:span text:style-name="T77">Atlantis</text:span></text:p>
        </draw:rect>
        <draw:rect draw:style-name="gr34" draw:text-style-name="P57" draw:layer="layout" svg:width="8.89cm" svg:height="5.08cm" draw:transform="rotate (-1.57079632679579) translate (16.51cm 1.524cm)">
          <text:p text:style-name="P1"><text:span text:style-name="T78">Clock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Outline_20_I" style:display-name="Outline I" style:family="graphic" style:parent-style-name="standard">
      <style:graphic-properties draw:fill="solid" draw:fill-color="#ffffff" draw:textarea-horizontal-align="justify" draw:textarea-vertical-align="middle" draw:auto-grow-height="false" fo:wrap-option="wrap">
        <text:list-style style:name="Outline_20_I" style:display-name="Outline I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1cm" fo:margin-bottom="0.1cm" fo:line-height="100%" fo:text-align="start" fo:text-indent="-0.61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style:use-window-font-color="true" style:text-outline="false" style:text-line-through-style="none" style:text-position="0% 100%" fo:font-family="Georgia" style:font-style-name="Regular" style:font-family-generic="roman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MS Gothic'" style:font-pitch-asian="variable" style:font-size-asian="9pt" style:language-asian="zxx" style:country-asian="none" style:font-style-asian="normal" style:font-weight-asian="normal" style:font-family-complex="Tahoma" style:font-pitch-complex="variable" style:font-size-complex="9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.524cm" fo:margin-bottom="1.651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meta:creation-date>2006-06-23T05:49:46</meta:creation-date>
    <dc:date>2017-09-14T19:14:49.51</dc:date>
    <meta:printed-by>Carl Klutzke</meta:printed-by>
    <meta:print-date>2017-09-14T19:07:09.20</meta:print-date>
    <dc:language>en-US</dc:language>
    <meta:editing-cycles>711</meta:editing-cycles>
    <meta:editing-duration>P13DT19H6M50S</meta:editing-duration>
    <dc:creator>Carl Klutzke</dc:creator>
    <meta:document-statistic meta:object-count="384"/>
    <meta:user-defined meta:name="Info 1"/>
    <meta:user-defined meta:name="Info 2"/>
    <meta:user-defined meta:name="Info 3"/>
    <meta:user-defined meta:name="Info 4"/>
  </office:meta>
</office:document-meta>
</file>